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Calibri3" svg:font-family="Calibri"/>
    <style:font-face style:name="Century Gothic1" svg:font-family="'Century Gothic'"/>
    <style:font-face style:name="Czcionka tekstu podstawowego" svg:font-family="'Czcionka tekstu podstawowego'"/>
    <style:font-face style:name="Arial1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248in"/>
    </style:style>
    <style:style style:name="co4" style:family="table-column">
      <style:table-column-properties fo:break-before="auto" style:column-width="3.4854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744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2291in"/>
    </style:style>
    <style:style style:name="co12" style:family="table-column">
      <style:table-column-properties fo:break-before="auto" style:column-width="0.9854in"/>
    </style:style>
    <style:style style:name="co13" style:family="table-column">
      <style:table-column-properties fo:break-before="auto" style:column-width="1.2398in"/>
    </style:style>
    <style:style style:name="co14" style:family="table-column">
      <style:table-column-properties fo:break-before="auto" style:column-width="1.1228in"/>
    </style:style>
    <style:style style:name="co15" style:family="table-column">
      <style:table-column-properties fo:break-before="auto" style:column-width="1.1437in"/>
    </style:style>
    <style:style style:name="co16" style:family="table-column">
      <style:table-column-properties fo:break-before="auto" style:column-width="1.2602in"/>
    </style:style>
    <style:style style:name="co17" style:family="table-column">
      <style:table-column-properties fo:break-before="auto" style:column-width="1.2283in"/>
    </style:style>
    <style:style style:name="co18" style:family="table-column">
      <style:table-column-properties fo:break-before="auto" style:column-width="1.4409in"/>
    </style:style>
    <style:style style:name="co19" style:family="table-column">
      <style:table-column-properties fo:break-before="auto" style:column-width="1.3984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4618in"/>
    </style:style>
    <style:style style:name="co2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5256in"/>
    </style:style>
    <style:style style:name="co24" style:family="table-column">
      <style:table-column-properties fo:break-before="auto" style:column-width="1.5043in"/>
    </style:style>
    <style:style style:name="co25" style:family="table-column">
      <style:table-column-properties fo:break-before="auto" style:column-width="1.5571in"/>
    </style:style>
    <style:style style:name="co26" style:family="table-column">
      <style:table-column-properties fo:break-before="auto" style:column-width="1.5465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1.3138in"/>
    </style:style>
    <style:style style:name="co29" style:family="table-column">
      <style:table-column-properties fo:break-before="auto" style:column-width="1.1654in"/>
    </style:style>
    <style:style style:name="co30" style:family="table-column">
      <style:table-column-properties fo:break-before="auto" style:column-width="1.4937in"/>
    </style:style>
    <style:style style:name="co31" style:family="table-column">
      <style:table-column-properties fo:break-before="auto" style:column-width="1.4835in"/>
    </style:style>
    <style:style style:name="co32" style:family="table-column">
      <style:table-column-properties fo:break-before="auto" style:column-width="1.0165in"/>
    </style:style>
    <style:style style:name="co33" style:family="table-column">
      <style:table-column-properties fo:break-before="auto" style:column-width="0.7098in"/>
    </style:style>
    <style:style style:name="co34" style:family="table-column">
      <style:table-column-properties fo:break-before="auto" style:column-width="0.826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1.4091in" fo:break-before="auto" style:use-optimal-row-height="false"/>
    </style:style>
    <style:style style:name="ro6" style:family="table-row">
      <style:table-row-properties style:row-height="0.4453in" fo:break-before="auto" style:use-optimal-row-height="tru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4555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870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798in" fo:break-before="auto" style:use-optimal-row-height="false"/>
    </style:style>
    <style:style style:name="ro16" style:family="table-row">
      <style:table-row-properties style:row-height="1.6583in" fo:break-before="auto" style:use-optimal-row-height="false"/>
    </style:style>
    <style:style style:name="ro17" style:family="table-row">
      <style:table-row-properties style:row-height="0.8083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118in" fo:break-before="auto" style:use-optimal-row-height="false"/>
    </style:style>
    <style:style style:name="ro20" style:family="table-row">
      <style:table-row-properties style:row-height="0.5902in" fo:break-before="auto" style:use-optimal-row-height="false"/>
    </style:style>
    <style:style style:name="ro21" style:family="table-row">
      <style:table-row-properties style:row-height="1.5134in" fo:break-before="auto" style:use-optimal-row-height="false"/>
    </style:style>
    <style:style style:name="ro22" style:family="table-row">
      <style:table-row-properties style:row-height="0.4764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7516in" fo:break-before="auto" style:use-optimal-row-height="false"/>
    </style:style>
    <style:style style:name="ro25" style:family="table-row">
      <style:table-row-properties style:row-height="0.9839in" fo:break-before="auto" style:use-optimal-row-height="false"/>
    </style:style>
    <style:style style:name="ro26" style:family="table-row">
      <style:table-row-properties style:row-height="0.7043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7307in" fo:break-before="auto" style:use-optimal-row-height="false"/>
    </style:style>
    <style:style style:name="ro30" style:family="table-row">
      <style:table-row-properties style:row-height="1.1091in" fo:break-before="auto" style:use-optimal-row-height="false"/>
    </style:style>
    <style:style style:name="ro31" style:family="table-row">
      <style:table-row-properties style:row-height="0.631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Normalny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entury Gothic" fo:font-size="28pt" fo:font-weight="bold" style:font-name-asian="Century Gothic1" style:font-size-asian="28pt" style:font-weight-asian="bold" style:font-name-complex="Century Gothic1" style:font-size-complex="28pt" style:font-weight-complex="bold"/>
    </style:style>
    <style:style style:name="ce3" style:family="table-cell" style:parent-style-name="Normalny_20_2" style:data-style-name="N0">
      <style:table-cell-properties fo:background-color="transparent" style:vertical-align="automatic"/>
      <style:text-properties style:font-name="Century Gothic" fo:font-weight="bold" style:font-name-asian="Century Gothic1" style:font-weight-asian="bold" style:font-name-complex="Century Gothic1" style:font-weight-complex="bold"/>
    </style:style>
    <style:style style:name="ce4" style:family="table-cell" style:parent-style-name="Normalny_20_2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entury Gothic" fo:font-weight="bold" style:font-name-asian="Century Gothic1" style:font-weight-asian="bold" style:font-name-complex="Century Gothic1" style:font-weight-complex="bold"/>
    </style:style>
    <style:style style:name="ce5" style:family="table-cell" style:parent-style-name="Normalny_20_3" style:data-style-name="N0">
      <style:table-cell-properties fo:background-color="transparent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6" style:family="table-cell" style:parent-style-name="Normalny_20_2" style:data-style-name="N0">
      <style:table-cell-properties fo:background-color="#000000" fo:border="0.0346in solid #000000" style:vertical-align="automatic"/>
      <style:text-properties fo:color="#ffffff" style:font-name="Century Gothic" style:font-name-asian="Century Gothic1" style:font-name-complex="Century Gothic1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0.0346in solid #000000" style:vertical-align="middle"/>
      <style:paragraph-properties fo:text-align="start" fo:margin-left="0in"/>
    </style:style>
    <style:style style:name="ce9" style:family="table-cell" style:parent-style-name="Default" style:data-style-name="N0">
      <style:table-cell-properties fo:background-color="transparent" fo:border="0.0346in solid #000000"/>
    </style:style>
    <style:style style:name="ce10" style:family="table-cell" style:parent-style-name="Normalny_20_2" style:data-style-name="N0">
      <style:table-cell-properties fo:background-color="transparent" style:vertical-align="automatic"/>
      <style:text-properties style:font-name="Century Gothic" style:font-name-asian="Century Gothic1" style:font-name-complex="Century Gothic1"/>
    </style:style>
    <style:style style:name="ce11" style:family="table-cell" style:parent-style-name="Normalny_20_3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Arial1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2" style:family="table-cell" style:parent-style-name="Normalny_20_3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99cc00" style:font-name="Arial1" fo:font-size="10pt" style:font-name-asian="Arial3" style:font-size-asian="10pt" style:font-name-complex="Arial3" style:font-size-complex="10pt"/>
    </style:style>
    <style:style style:name="ce13" style:family="table-cell" style:parent-style-name="Normalny_20_3" style:data-style-name="N0">
      <style:table-cell-properties fo:border-bottom="0.0154in double #000000" style:border-line-width-bottom="0.0008in 0.0138in 0.0008in" fo:background-color="transparent" fo:border-left="none" fo:border-right="none" fo:border-top="none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14" style:family="table-cell" style:parent-style-name="Normalny_20_3" style:data-style-name="N0">
      <style:table-cell-properties fo:border-bottom="0.0008in solid #000000" fo:background-color="#c0c0c0" fo:border-left="none" fo:border-right="none" fo:border-top="0.0154in double #000000" style:border-line-width-top="0.0008in 0.0138in 0.0008in" style:vertical-align="automatic"/>
      <style:text-properties style:font-name="Arial1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5" style:family="table-cell" style:parent-style-name="Normalny_20_3" style:data-style-name="N0">
      <style:table-cell-properties fo:border-bottom="0.0154in double #000000" style:border-line-width-bottom="0.0008in 0.0138in 0.0008in" fo:background-color="#c0c0c0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Arial1" fo:font-size="10pt" style:font-name-asian="Arial3" style:font-size-asian="10pt" style:font-name-complex="Arial3" style:font-size-complex="10pt"/>
    </style:style>
    <style:style style:name="ce16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7" style:family="table-cell" style:parent-style-name="Default" style:data-style-name="N0">
      <style:table-cell-properties fo:background-color="transparent" fo:border="0.0008in solid #000000"/>
    </style:style>
    <style:style style:name="ce18" style:family="table-cell" style:parent-style-name="Default" style:data-style-name="N0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9" style:family="table-cell" style:parent-style-name="Normalny_20_3" style:data-style-name="N0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20" style:family="table-cell" style:parent-style-name="Normalny_20_3" style:data-style-name="N0">
      <style:table-cell-properties fo:background-color="transparent" fo:border="0.0008in solid #000000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21" style:family="table-cell" style:parent-style-name="Normalny_20_3" style:data-style-name="N0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22" style:family="table-cell" style:parent-style-name="Normalny_20_3" style:data-style-name="N0">
      <style:table-cell-properties fo:border-bottom="0.0008in solid #000000" fo:background-color="#c0c0c0" fo:border-left="none" fo:border-right="none" fo:border-top="0.0154in double #000000" style:border-line-width-top="0.0008in 0.0138in 0.0008in" style:vertical-align="automatic"/>
      <style:text-properties style:font-name="Arial1" fo:font-size="10pt" style:font-name-asian="Arial3" style:font-size-asian="10pt" style:font-name-complex="Arial3" style:font-size-complex="10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Normalny_20_3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Arial1" fo:font-size="10pt" style:font-name-asian="Arial3" style:font-size-asian="10pt" style:font-name-complex="Arial3" style:font-size-complex="10pt"/>
    </style:style>
    <style:style style:name="ce25" style:family="table-cell" style:parent-style-name="Normalny_20_3" style:data-style-name="N0">
      <style:table-cell-properties fo:background-color="#000000" style:text-align-source="fix" style:repeat-content="false" fo:wrap-option="wrap" fo:border="0.0008in solid #000000" style:vertical-align="middle"/>
      <style:paragraph-properties fo:text-align="center"/>
      <style:text-properties fo:color="#99cc00" style:font-name="Calibri" fo:font-size="8pt" style:font-name-asian="Calibri3" style:font-size-asian="8pt" style:font-name-complex="Calibri3" style:font-size-complex="8pt"/>
    </style:style>
    <style:style style:name="ce26" style:family="table-cell" style:parent-style-name="Normalny_20_3" style:data-style-name="N0">
      <style:table-cell-properties fo:background-color="#ccff66" style:text-align-source="fix" style:repeat-content="false" fo:border="0.0008in solid #000000" style:vertical-align="middle"/>
      <style:paragraph-properties fo:text-align="center"/>
      <style:text-properties style:font-name="Calibri1" fo:font-size="9pt" style:font-name-asian="Calibri3" style:font-size-asian="9pt" style:font-name-complex="Calibri3" style:font-size-complex="9pt"/>
    </style:style>
    <style:style style:name="ce27" style:family="table-cell" style:parent-style-name="Normalny_20_3" style:data-style-name="N0">
      <style:table-cell-properties fo:background-color="transparent" style:vertical-align="top"/>
      <style:text-properties style:font-name="Century Gothic" fo:font-size="26pt" style:font-name-asian="Century Gothic1" style:font-size-asian="26pt" style:font-name-complex="Century Gothic1" style:font-size-complex="26pt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Normalny_20_3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3" style:font-size-asian="10pt" style:font-name-complex="Arial3" style:font-size-complex="10pt"/>
    </style:style>
    <style:style style:name="ce32" style:family="table-cell" style:parent-style-name="Normalny_20_3" style:data-style-name="N0">
      <style:table-cell-properties fo:border-bottom="0.0008in solid #000000" fo:background-color="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fo:color="#99cc00" style:font-name="Calibri" fo:font-size="8pt" style:font-name-asian="Calibri3" style:font-size-asian="8pt" style:font-name-complex="Calibri3" style:font-size-complex="8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1" fo:font-size="9pt" style:font-size-asian="9pt" style:font-size-complex="9pt"/>
    </style:style>
    <style:style style:name="ce34" style:family="table-cell" style:parent-style-name="Normalny_20_3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Calibri1" fo:font-size="9pt" style:font-name-asian="Calibri3" style:font-size-asian="9pt" style:font-name-complex="Calibri3" style:font-size-complex="9pt"/>
    </style:style>
    <style:style style:name="ce3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9pt" style:font-size-asian="9pt" style:font-size-complex="9pt"/>
    </style:style>
    <style:style style:name="ce36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2" fo:font-size="8pt" style:font-name-asian="Calibri3" style:font-size-asian="8pt" style:font-name-complex="Calibri3" style:font-size-complex="8pt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37" style:family="table-cell" style:parent-style-name="Normalny_20_3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1" fo:font-size="9pt" style:font-name-asian="Calibri3" style:font-size-asian="9pt" style:font-name-complex="Calibri3" style:font-size-complex="9pt"/>
    </style:style>
    <style:style style:name="ce38" style:family="table-cell" style:parent-style-name="Normalny_20_3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1" fo:font-size="9pt" style:font-name-asian="Calibri3" style:font-size-asian="9pt" style:font-name-complex="Calibri3" style:font-size-complex="9pt"/>
    </style:style>
    <style:style style:name="ce39" style:family="table-cell" style:parent-style-name="Hiperłącze" style:data-style-name="N0">
      <style:table-cell-properties style:text-align-source="fix" style:repeat-content="false" fo:border="0.0008in solid #000000" style:vertical-align="middle"/>
      <style:paragraph-properties fo:text-align="center"/>
      <style:text-properties fo:color="#0000ff" style:font-name="Calibri1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0" style:family="table-cell" style:parent-style-name="Normalny_20_3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font-name="Calibri2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Calibri2" fo:font-size="9pt" style:font-size-asian="9pt" style:font-size-complex="9pt"/>
    </style:style>
    <style:style style:name="ce42" style:family="table-cell" style:parent-style-name="Normalny_20_3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font-name="Calibri2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font-name="Calibri1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text-outline="false" style:text-line-through-style="none" style:font-name="Calibri1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Calibri1" fo:font-size="9pt" style:font-size-asian="9pt" style:font-size-complex="9pt"/>
    </style:style>
    <style:style style:name="ce47" style:family="table-cell" style:parent-style-name="Default" style:data-style-name="N0">
      <style:table-cell-properties fo:border="0.0008in solid #000000"/>
      <style:text-properties style:font-name="Calibri1" fo:font-size="9pt" style:font-size-asian="9pt" style:font-size-complex="9pt"/>
    </style:style>
    <style:style style:name="ce48" style:family="table-cell" style:parent-style-name="Normalny_20_2" style:data-style-name="N100">
      <style:table-cell-properties fo:background-color="transparent" fo:border="0.0008in solid #000000" style:vertical-align="middle"/>
      <style:text-properties fo:color="#000000" style:font-name="Century Gothic" style:font-name-asian="Century Gothic1" style:font-name-complex="Century Gothic1"/>
    </style:style>
    <style:style style:name="ce49" style:family="table-cell" style:parent-style-name="Normalny_20_2" style:data-style-name="N100">
      <style:table-cell-properties fo:background-color="transparent" style:vertical-align="middle"/>
      <style:text-properties fo:color="#000000"/>
    </style:style>
    <style:style style:name="ce50" style:family="table-cell" style:parent-style-name="Normalny_20_2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Century Gothic" style:font-name-asian="Century Gothic1" style:font-name-complex="Century Gothic1"/>
    </style:style>
    <style:style style:name="ce51" style:family="table-cell" style:parent-style-name="Default" style:data-style-name="N0">
      <style:text-properties fo:color="#000000"/>
    </style:style>
    <style:style style:name="ce52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/>
    </style:style>
    <style:style style:name="ce53" style:family="table-cell" style:parent-style-name="Default" style:data-style-name="N0">
      <style:table-cell-properties fo:border="none"/>
      <style:text-properties fo:color="#000000"/>
    </style:style>
    <style:style style:name="ce54" style:family="table-cell" style:parent-style-name="Normalny_20_2" style:data-style-name="N100">
      <style:table-cell-properties fo:border-bottom="0.0008in solid #000000" fo:background-color="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color="#000000" style:font-name="Century Gothic" style:font-name-asian="Century Gothic1" style:font-name-complex="Century Gothic1"/>
    </style:style>
    <style:style style:name="ce55" style:family="table-cell" style:parent-style-name="Normalny_20_2" style:data-style-name="N100">
      <style:table-cell-properties fo:background-color="transparent" fo:wrap-option="wrap" fo:border="0.0008in solid #000000" style:vertical-align="middle"/>
      <style:text-properties fo:color="#000000" style:font-name="Calibri" style:font-name-asian="Calibri3" style:font-name-complex="Calibri3"/>
    </style:style>
    <style:style style:name="ce56" style:family="table-cell" style:parent-style-name="Normalny_20_2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Calibri" style:font-name-asian="Calibri3" style:font-name-complex="Calibri3"/>
    </style:style>
    <style:style style:name="ce57" style:family="table-cell" style:parent-style-name="Normalny_20_2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Century Gothic" style:font-name-asian="Century Gothic1" style:font-name-complex="Century Gothic1"/>
    </style:style>
    <style:style style:name="ce58" style:family="table-cell" style:parent-style-name="Normalny_20_2" style:data-style-name="N84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Century Gothic" style:font-name-asian="Century Gothic1" style:font-name-complex="Century Gothic1"/>
    </style:style>
    <style:style style:name="ce59" style:family="table-cell" style:parent-style-name="Default" style:data-style-name="N0">
      <style:table-cell-properties fo:background-color="#ff8080" fo:border="0.0008in solid #000000"/>
      <style:text-properties fo:color="#000000"/>
    </style:style>
    <style:style style:name="ce60" style:family="table-cell" style:parent-style-name="Default" style:data-style-name="N0">
      <style:table-cell-properties fo:background-color="transparent" fo:border="0.0008in solid #000000" style:vertical-align="middle"/>
      <style:text-properties fo:color="#000000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00"/>
    </style:style>
    <style:style style:name="ce62" style:family="table-cell" style:parent-style-name="Normalny_20_2" style:data-style-name="N100">
      <style:table-cell-properties fo:border-bottom="0.0008in solid #000000" fo:background-color="#0000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ffffff" style:font-name="Calibri" style:font-name-asian="Calibri3" style:font-name-complex="Calibri3"/>
    </style:style>
    <style:style style:name="ce63" style:family="table-cell" style:parent-style-name="Normalny_20_2" style:data-style-name="N100">
      <style:table-cell-properties fo:border-bottom="0.0008in solid #000000" fo:background-color="#f2f2f2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64" style:family="table-cell" style:parent-style-name="Normalny_20_3" style:data-style-name="N100">
      <style:table-cell-properties fo:border-bottom="0.0008in solid #000000" fo:background-color="#0000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ffffff" style:font-name="Century Gothic" fo:font-size="11pt" style:font-name-asian="Century Gothic1" style:font-size-asian="11pt" style:font-name-complex="Century Gothic1" style:font-size-complex="11pt"/>
    </style:style>
    <style:style style:name="ce65" style:family="table-cell" style:parent-style-name="Normalny_20_2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66" style:family="table-cell" style:parent-style-name="Default" style:data-style-name="N0">
      <style:table-cell-properties fo:background-color="transparent" fo:border="0.0008in solid #000000"/>
      <style:text-properties fo:color="#000000"/>
    </style:style>
    <style:style style:name="ce67" style:family="table-cell" style:parent-style-name="Normalny_20_2" style:data-style-name="N100">
      <style:table-cell-properties fo:background-color="#eaf1dd" style:text-align-source="fix" style:repeat-content="false" fo:border="0.0008in solid #000000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68" style:family="table-cell" style:parent-style-name="Normalny_20_2" style:data-style-name="N100">
      <style:table-cell-properties fo:background-color="#fde9d9" style:text-align-source="fix" style:repeat-content="false" fo:border="0.0008in solid #000000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69" style:family="table-cell" style:parent-style-name="Normalny_20_2" style:data-style-name="N100">
      <style:table-cell-properties fo:background-color="#000000" style:text-align-source="fix" style:repeat-content="false" fo:wrap-option="wrap" fo:border="0.0008in solid #000000" style:vertical-align="middle"/>
      <style:paragraph-properties fo:text-align="center"/>
      <style:text-properties fo:color="#ffffff" style:font-name="Calibri" style:font-name-asian="Calibri3" style:font-name-complex="Calibri3"/>
    </style:style>
    <style:style style:name="ce70" style:family="table-cell" style:parent-style-name="Default" style:data-style-name="N0">
      <style:table-cell-properties fo:background-color="transparent" fo:border="0.0008in solid #000000"/>
      <style:text-properties fo:color="#000000" fo:font-size="10pt" style:font-size-asian="10pt" style:font-size-complex="10pt"/>
    </style:style>
    <style:style style:name="ce71" style:family="table-cell" style:parent-style-name="Normalny_20_3" style:data-style-name="N100">
      <style:table-cell-properties fo:background-color="#000000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entury Gothic" fo:font-size="11pt" style:font-name-asian="Century Gothic1" style:font-size-asian="11pt" style:font-name-complex="Century Gothic1" style:font-size-complex="11pt"/>
    </style:style>
    <style:style style:name="ce72" style:family="table-cell" style:parent-style-name="Normalny_20_3" style:data-style-name="N100">
      <style:table-cell-properties fo:background-color="transparent" fo:wrap-option="wrap" fo:border="0.0008in solid #000000" style:vertical-align="middle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73" style:family="table-cell" style:parent-style-name="Normalny_20_3" style:data-style-name="N100">
      <style:table-cell-properties fo:background-color="transparent" fo:wrap-option="wrap" fo:border="none" style:vertical-align="middle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74" style:family="table-cell" style:parent-style-name="Default" style:data-style-name="N0">
      <style:text-properties fo:color="#000000"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76" style:family="table-cell" style:parent-style-name="Normalny_20_3" style:data-style-name="N100">
      <style:table-cell-properties fo:background-color="transparent" fo:wrap-option="wrap" fo:border="0.0008in solid #000000" style:vertical-align="middle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77" style:family="table-cell" style:parent-style-name="Normalny_20_3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78" style:family="table-cell" style:parent-style-name="Normalny_20_3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79" style:family="table-cell" style:parent-style-name="Normalny_20_3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80" style:family="table-cell" style:parent-style-name="Normalny_20_3" style:data-style-name="N100">
      <style:table-cell-properties fo:background-color="transparent" fo:wrap-option="wrap" fo:border="none" style:vertical-align="middle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81" style:family="table-cell" style:parent-style-name="Normalny_20_2" style:data-style-name="N100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8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fo:font-size="8pt" style:font-size-asian="8pt" style:font-size-complex="8pt"/>
    </style:style>
    <style:style style:name="ce83" style:family="table-cell" style:parent-style-name="Normalny_20_2" style:data-style-name="N100">
      <style:table-cell-properties fo:background-color="transparent" fo:wrap-option="wrap" style:vertical-align="middle"/>
      <style:text-properties fo:color="#000000" style:font-name="Century Gothic" style:font-name-asian="Century Gothic1" style:font-name-complex="Century Gothic1"/>
    </style:style>
    <style:style style:name="ce84" style:family="table-cell" style:parent-style-name="Normalny_20_2" style:data-style-name="N100">
      <style:table-cell-properties fo:background-color="#a5a5a5" style:text-align-source="fix" style:repeat-content="false" fo:wrap-option="wrap" fo:border="0.0008in solid #000000" style:vertical-align="middle"/>
      <style:paragraph-properties fo:text-align="center"/>
      <style:text-properties fo:color="#000000" style:font-name="Century Gothic" style:font-name-asian="Century Gothic1" style:font-name-complex="Century Gothic1"/>
    </style:style>
    <style:style style:name="ce85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86" style:family="table-cell" style:parent-style-name="Hiperłącze" style:data-style-name="N100">
      <style:table-cell-properties style:text-align-source="fix" style:repeat-content="false" fo:background-color="transparent" fo:wrap-option="wrap" fo:border="0.028in solid #000000" style:vertical-align="middle"/>
      <style:paragraph-properties fo:text-align="center"/>
      <style:text-properties fo:color="#000000" style:font-name="Arial1" fo:font-size="10pt" style:text-underline-style="solid" style:text-underline-width="auto" style:text-underline-color="font-color" style:font-name-asian="Arial3" style:font-size-asian="10pt" style:font-name-complex="Arial3" style:font-size-complex="10pt"/>
    </style:style>
    <style:style style:name="ce87" style:family="table-cell" style:parent-style-name="Default" style:data-style-name="N0">
      <style:table-cell-properties fo:background-color="#ffffff"/>
      <style:text-properties fo:color="#ffffff"/>
    </style:style>
    <style:style style:name="ce88" style:family="table-cell" style:parent-style-name="Default" style:data-style-name="N0">
      <style:table-cell-properties fo:border="0.0008in solid #000000" style:vertical-align="middle"/>
      <style:text-properties fo:color="#000000" style:font-name="Arial2" fo:font-size="8pt" style:font-size-asian="8pt" style:font-size-complex="8pt"/>
    </style:style>
    <style:style style:name="ce89" style:family="table-cell" style:parent-style-name="Default" style:data-style-name="N0">
      <style:table-cell-properties fo:wrap-option="wrap" fo:border="0.0008in solid #000000" style:vertical-align="middle"/>
      <style:text-properties fo:color="#000000" style:font-name="Arial2" fo:font-size="8pt" style:font-size-asian="8pt" style:font-size-complex="8pt"/>
    </style:style>
    <style:style style:name="ce90" style:family="table-cell" style:parent-style-name="Default" style:data-style-name="N0">
      <style:table-cell-properties fo:wrap-option="wrap" fo:border="0.0008in solid #000000" style:vertical-align="middle"/>
      <style:text-properties fo:color="#000000" fo:font-size="8pt" style:font-size-asian="8pt" style:font-size-complex="8pt"/>
    </style:style>
    <style:style style:name="ce9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8pt" style:font-size-asian="8pt" style:font-size-complex="8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/>
    </style:style>
    <style:style style:name="ce93" style:family="table-cell" style:parent-style-name="Default" style:data-style-name="N0">
      <style:table-cell-properties fo:border="none" style:vertical-align="middle"/>
      <style:text-properties fo:color="#ffffff" style:font-name="Arial2" fo:font-size="8pt" style:font-size-asian="8pt" style:font-size-complex="8pt"/>
    </style:style>
    <style:style style:name="ce9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/>
    </style:style>
    <style:style style:name="ce95" style:family="table-cell" style:parent-style-name="Default" style:data-style-name="N104">
      <style:table-cell-properties fo:border="none"/>
      <style:text-properties fo:color="#000000"/>
    </style:style>
    <style:style style:name="ce96" style:family="table-cell" style:parent-style-name="Normalny_20_2" style:data-style-name="N104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97" style:family="table-cell" style:parent-style-name="Normalny_20_2" style:data-style-name="N104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98" style:family="table-cell" style:parent-style-name="Normalny_20_3" style:data-style-name="N104">
      <style:table-cell-properties fo:background-color="transparent" fo:wrap-option="wrap" fo:border="0.0008in solid #000000" style:vertical-align="middle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99" style:family="table-cell" style:parent-style-name="Normalny_20_3" style:data-style-name="N104">
      <style:table-cell-properties fo:background-color="transparent" fo:wrap-option="wrap" fo:border="none" style:vertical-align="middle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100" style:family="table-cell" style:parent-style-name="Normalny_20_3" style:data-style-name="N104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101" style:family="table-cell" style:parent-style-name="Normalny_20_3" style:data-style-name="N104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Century Gothic" fo:font-size="8pt" style:font-name-asian="Century Gothic1" style:font-size-asian="8pt" style:font-name-complex="Century Gothic1" style:font-size-complex="8pt"/>
    </style:style>
    <style:style style:name="ce102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04" style:family="table-cell" style:parent-style-name="Normalny_20_3" style:data-style-name="N100">
      <style:table-cell-properties fo:background-color="transparent" fo:wrap-option="wrap" fo:border="none" style:vertical-align="middle"/>
      <style:text-properties style:use-window-font-color="true" style:font-name="Arial2" fo:font-size="8pt" style:font-name-asian="Century Gothic1" style:font-size-asian="8pt" style:font-name-complex="Century Gothic1" style:font-size-complex="8pt"/>
    </style:style>
    <style:style style:name="ce105" style:family="table-cell" style:parent-style-name="Default" style:data-style-name="N0">
      <style:table-cell-properties fo:background-color="transparent" fo:border="none" style:vertical-align="middle"/>
      <style:text-properties style:use-window-font-color="true" style:font-name="Arial2" fo:font-size="8pt" style:font-size-asian="8pt" style:font-size-complex="8pt"/>
    </style:style>
    <style:style style:name="ce106" style:family="table-cell" style:parent-style-name="Default" style:data-style-name="N0">
      <style:table-cell-properties fo:border="none" style:vertical-align="middle"/>
      <style:text-properties style:use-window-font-color="true" style:font-name="Arial2" fo:font-size="8pt" style:font-size-asian="8pt" style:font-size-complex="8pt"/>
    </style:style>
    <style:style style:name="ce107" style:family="table-cell" style:parent-style-name="Default" style:data-style-name="N0">
      <style:table-cell-properties fo:background-color="transparent" fo:border="none" style:vertical-align="middle"/>
      <style:text-properties fo:color="#000000" style:font-name="Arial2" fo:font-size="8pt" style:font-size-asian="8pt" style:font-size-complex="8pt"/>
    </style:style>
    <style:style style:name="ce108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09" style:family="table-cell" style:parent-style-name="Normalny_20_2" style:data-style-name="N10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000000" style:font-name="Calibri" style:font-name-asian="Calibri3" style:font-name-complex="Calibri3"/>
    </style:style>
    <style:style style:name="ce110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11" style:family="table-cell" style:parent-style-name="Default" style:data-style-name="N0">
      <style:table-cell-properties fo:border="0.0008in solid #000000"/>
      <style:text-properties fo:color="#000000"/>
    </style:style>
    <style:style style:name="ce112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13" style:family="table-cell" style:parent-style-name="Normalny_20_2" style:data-style-name="N100">
      <style:table-cell-properties fo:border-bottom="0.0008in solid #000000" style:text-align-source="fix" style:repeat-content="false" fo:background-color="transparent" fo:wrap-option="wrap" fo:border-left="none" fo:border-right="0.0008in solid #000000" fo:border-top="0.0008in solid #000000" style:vertical-align="middle"/>
      <style:paragraph-properties fo:text-align="start" fo:margin-left="0in"/>
      <style:text-properties fo:color="#000000" style:font-name="Arial2" fo:font-size="8pt" style:font-name-asian="Calibri3" style:font-size-asian="8pt" style:font-name-complex="Calibri3" style:font-size-complex="8pt"/>
    </style:style>
    <style:style style:name="ce114" style:family="table-cell" style:parent-style-name="Normalny_20_2" style:data-style-name="N10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000000" style:font-name="Arial2" fo:font-size="8pt" style:font-name-asian="Calibri3" style:font-size-asian="8pt" style:font-name-complex="Calibri3" style:font-size-complex="8pt"/>
    </style:style>
    <style:style style:name="ce115" style:family="table-cell" style:parent-style-name="Normalny_20_2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Arial2" fo:font-size="8pt" style:font-name-asian="Calibri3" style:font-size-asian="8pt" style:font-name-complex="Calibri3" style:font-size-complex="8pt"/>
    </style:style>
    <style:style style:name="ce116" style:family="table-cell" style:parent-style-name="Normalny_20_2" style:data-style-name="N100">
      <style:table-cell-properties fo:background-color="transparent" style:vertical-align="middle"/>
      <style:text-properties fo:color="#000000" style:font-name="Arial2" fo:font-size="8pt" style:font-size-asian="8pt" style:font-size-complex="8pt"/>
    </style:style>
    <style:style style:name="ce117" style:family="table-cell" style:parent-style-name="Default" style:data-style-name="N0">
      <style:table-cell-properties fo:border="0.0008in solid #000000"/>
      <style:text-properties fo:color="#000000" style:font-name="Arial2" fo:font-size="8pt" style:font-size-asian="8pt" style:font-size-complex="8pt"/>
    </style:style>
    <style:style style:name="ce118" style:family="table-cell" style:parent-style-name="Default" style:data-style-name="N0">
      <style:table-cell-properties fo:background-color="transparent" fo:border="none"/>
      <style:text-properties fo:color="#000000" fo:font-size="10pt" style:font-size-asian="10pt" style:font-size-complex="10pt"/>
    </style:style>
    <style:style style:name="ce119" style:family="table-cell" style:parent-style-name="Normalny_20_3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20" style:family="table-cell" style:parent-style-name="Normalny_20_3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21" style:family="table-cell" style:parent-style-name="Normalny_20_3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ffff" style:font-name="Century Gothic" fo:font-size="11pt" style:font-name-asian="Century Gothic1" style:font-size-asian="11pt" style:font-name-complex="Century Gothic1" style:font-size-complex="11pt"/>
    </style:style>
    <style:style style:name="ce122" style:family="table-cell" style:parent-style-name="Normalny_20_3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23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24" style:family="table-cell" style:parent-style-name="Normalny_20_2" style:data-style-name="N10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Arial2" fo:font-size="8pt" style:font-name-asian="Calibri3" style:font-size-asian="8pt" style:font-name-complex="Calibri3" style:font-size-complex="8pt"/>
    </style:style>
    <style:style style:name="ce125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26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start" fo:margin-left="0in"/>
      <style:text-properties fo:color="#000000" fo:font-size="10pt" style:font-size-asian="10pt" style:font-size-complex="10pt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start" fo:margin-left="0in"/>
      <style:text-properties fo:color="#000000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fo:font-size="10pt" style:font-size-asian="10pt" style:font-size-complex="10pt"/>
    </style:style>
    <style:style style:name="ce1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31" style:family="table-cell" style:parent-style-name="Normalny_20_3" style:data-style-name="N10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style:font-name="Century Gothic" fo:font-size="11pt" style:font-name-asian="Century Gothic1" style:font-size-asian="11pt" style:font-name-complex="Century Gothic1" style:font-size-complex="11pt"/>
    </style:style>
    <style:style style:name="ce132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33" style:family="table-cell" style:parent-style-name="Default" style:data-style-name="N0">
      <style:table-cell-properties fo:background-color="transparent" fo:border="0.0008in solid #000000" style:vertical-align="middle"/>
      <style:text-properties fo:color="#000000" style:font-name="Century Gothic" style:font-name-asian="Century Gothic1" style:font-name-complex="Century Gothic1"/>
    </style:style>
    <style:style style:name="ce134" style:family="table-cell" style:parent-style-name="Normalny_20_2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Arial2" fo:font-size="8pt" style:font-name-asian="Calibri3" style:font-size-asian="8pt" style:font-name-complex="Calibri3" style:font-size-complex="8pt"/>
    </style:style>
    <style:style style:name="ce135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36" style:family="table-cell" style:parent-style-name="Normalny_20_2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Arial2" fo:font-size="8pt" style:font-name-asian="Calibri3" style:font-size-asian="8pt" style:font-name-complex="Calibri3" style:font-size-complex="8pt"/>
    </style:style>
    <style:style style:name="ce13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  <style:style style:name="ce138" style:family="table-cell" style:parent-style-name="Normalny_20_3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Century Gothic" fo:font-size="11pt" style:font-name-asian="Century Gothic1" style:font-size-asian="11pt" style:font-name-complex="Century Gothic1" style:font-size-complex="11pt"/>
    </style:style>
    <style:style style:name="ce139" style:family="table-cell" style:parent-style-name="Default" style:data-style-name="N0">
      <style:table-cell-properties fo:border="none"/>
      <style:text-properties fo:color="#000000" style:font-name="Arial2" fo:font-size="8pt" style:font-size-asian="8pt" style:font-size-complex="8pt"/>
    </style:style>
    <style:style style:name="ce140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41" style:family="table-cell" style:parent-style-name="Default" style:data-style-name="N0">
      <style:table-cell-properties style:text-align-source="value-type" style:repeat-content="false" fo:background-color="transparent" fo:border="0.0008in solid #000000" style:vertical-align="middle"/>
      <style:paragraph-properties fo:margin-left="0in"/>
      <style:text-properties fo:color="#000000" style:font-name="Arial2" fo:font-size="8pt" style:font-size-asian="8pt" style:font-size-complex="8pt"/>
    </style:style>
    <style:style style:name="ce142" style:family="table-cell" style:parent-style-name="Normalny_20_2" style:data-style-name="N100">
      <style:table-cell-properties fo:background-color="transparent" fo:wrap-option="wrap" style:vertical-align="middle"/>
      <style:text-properties fo:color="#000000"/>
    </style:style>
    <style:style style:name="ce143" style:family="table-cell" style:parent-style-name="Normalny_20_3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Gothic" fo:font-size="11pt" style:font-name-asian="Century Gothic1" style:font-size-asian="11pt" style:font-name-complex="Century Gothic1" style:font-size-complex="11pt"/>
    </style:style>
    <style:style style:name="ce144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45" style:family="table-cell" style:parent-style-name="Default" style:data-style-name="N0">
      <style:table-cell-properties fo:wrap-option="wrap" fo:border="0.0008in solid #000000" style:vertical-align="middle"/>
      <style:text-properties fo:color="#000000" fo:font-size="9pt" style:font-size-asian="9pt" style:font-size-complex="9pt"/>
    </style:style>
    <style:style style:name="ce146" style:family="table-cell" style:parent-style-name="Default" style:data-style-name="N0">
      <style:table-cell-properties fo:background-color="transparent" fo:border="none"/>
      <style:text-properties fo:color="#000000"/>
    </style:style>
    <style:style style:name="ce147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48" style:family="table-cell" style:parent-style-name="Default" style:data-style-name="N0">
      <style:table-cell-properties fo:border="0.0008in solid #000000" style:vertical-align="middle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49" style:family="table-cell" style:parent-style-name="Default" style:data-style-name="N2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50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51" style:family="table-cell" style:parent-style-name="Default" style:data-style-name="N0">
      <style:table-cell-properties fo:wrap-option="wrap" style:vertical-align="middle"/>
      <style:text-properties fo:color="#000000" fo:font-size="8pt" style:font-size-asian="8pt" style:font-size-complex="8pt"/>
    </style:style>
    <style:style style:name="ce152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5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/>
    </style:style>
    <style:style style:name="ce15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font-name="Arial2" fo:font-size="8pt" style:font-size-asian="8pt" style:font-size-complex="8pt"/>
    </style:style>
    <style:style style:name="ce155" style:family="table-cell" style:parent-style-name="Default" style:data-style-name="N0">
      <style:table-cell-properties fo:wrap-option="wrap" fo:border="none" style:vertical-align="middle"/>
      <style:text-properties fo:color="#000000" style:font-name="Arial2" fo:font-size="8pt" style:font-size-asian="8pt" style:font-size-complex="8pt"/>
    </style:style>
    <style:style style:name="ce156" style:family="table-cell" style:parent-style-name="Default" style:data-style-name="N0">
      <style:table-cell-properties fo:border="none" style:vertical-align="middle"/>
      <style:text-properties fo:color="#000000" style:font-name="Arial2" fo:font-size="8pt" style:font-size-asian="8pt" style:font-size-complex="8pt"/>
    </style:style>
    <style:style style:name="ce157" style:family="table-cell" style:parent-style-name="Default" style:data-style-name="N0">
      <style:table-cell-properties fo:background-color="transparent" fo:border="none" style:vertical-align="middle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58" style:family="table-cell" style:parent-style-name="Default" style:data-style-name="N0">
      <style:table-cell-properties fo:background-color="transparent" fo:wrap-option="wrap" fo:border="none" style:vertical-align="middle"/>
      <style:text-properties fo:color="#000000" fo:font-size="8pt" style:font-size-asian="8pt" style:font-size-complex="8pt"/>
    </style:style>
    <style:style style:name="ce159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60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61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6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Arial2" fo:font-size="8pt" style:font-size-asian="8pt" style:font-size-complex="8pt"/>
    </style:style>
    <style:style style:name="ce163" style:family="table-cell" style:parent-style-name="Default" style:data-style-name="N0">
      <style:table-cell-properties fo:background-color="transparent"/>
      <style:text-properties fo:color="#000000"/>
    </style:style>
    <style:style style:name="ce164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65" style:family="table-cell" style:parent-style-name="Normalny_20_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text-outline="false" style:text-line-through-style="none" style:font-name="Arial2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67" style:family="table-cell" style:parent-style-name="Default" style:data-style-name="N0">
      <style:table-cell-properties fo:background-color="transparent" fo:wrap-option="wrap" fo:border="0.0008in solid #000000" style:vertical-align="middle"/>
      <style:text-properties fo:color="#000000" style:font-name="Arial2" fo:font-size="8pt" style:font-size-asian="8pt" style:font-size-complex="8pt"/>
    </style:style>
    <style:style style:name="ce168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16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170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  <style:style style:name="ce171" style:family="table-cell" style:parent-style-name="Normalny_20_3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Arial2" fo:font-size="11pt" style:font-name-asian="Century Gothic1" style:font-size-asian="11pt" style:font-name-complex="Century Gothic1" style:font-size-complex="11pt"/>
    </style:style>
    <style:style style:name="ce172" style:family="table-cell" style:parent-style-name="Normalny_20_3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74" style:family="table-cell" style:parent-style-name="Normalny_20_3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font-name="Arial2" fo:font-size="11pt" style:font-size-asian="11pt" style:font-size-complex="11pt"/>
    </style:style>
    <style:style style:name="ce176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77" style:family="table-cell" style:parent-style-name="Normalny_20_2" style:data-style-name="N100">
      <style:table-cell-properties fo:border-bottom="0.0008in solid #000000" style:text-align-source="fix" style:repeat-content="false" fo:background-color="transparent" fo:wrap-option="wrap" fo:border-left="none" fo:border-right="0.0008in solid #000000" fo:border-top="0.0008in solid #000000" style:vertical-align="middle"/>
      <style:paragraph-properties fo:text-align="center"/>
      <style:text-properties fo:color="#000000" style:font-name="Arial2" fo:font-size="8pt" style:font-name-asian="Calibri3" style:font-size-asian="8pt" style:font-name-complex="Calibri3" style:font-size-complex="8pt"/>
    </style:style>
    <style:style style:name="ce178" style:family="table-cell" style:parent-style-name="Default" style:data-style-name="N0">
      <style:table-cell-properties fo:background-color="transparent" fo:wrap-option="wrap" fo:border="0.0008in solid #000000" style:vertical-align="middle"/>
      <style:text-properties fo:color="#000000" fo:font-size="8pt" style:font-size-asian="8pt" style:font-size-complex="8pt"/>
    </style:style>
    <style:style style:name="ce179" style:family="table-cell" style:parent-style-name="Normalny_20_2" style:data-style-name="N100">
      <style:table-cell-properties fo:background-color="transparent" fo:border="none" style:vertical-align="middle"/>
      <style:text-properties fo:color="#000000"/>
    </style:style>
    <style:style style:name="ce180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81" style:family="table-cell" style:parent-style-name="Normalny_20_3" style:data-style-name="N100">
      <style:table-cell-properties fo:background-color="transparent" fo:wrap-option="wrap" fo:border="none" style:vertical-align="middle"/>
      <style:text-properties fo:color="#000000" style:font-name="Arial2" fo:font-size="11pt" style:font-name-asian="Century Gothic1" style:font-size-asian="11pt" style:font-name-complex="Century Gothic1" style:font-size-complex="11pt"/>
    </style:style>
    <style:style style:name="ce182" style:family="table-cell" style:parent-style-name="Default" style:data-style-name="N0">
      <style:table-cell-properties fo:wrap-option="wrap" style:vertical-align="middle"/>
      <style:text-properties fo:color="#000000" style:font-name="Arial2" fo:font-size="8pt" style:font-size-asian="8pt" style:font-size-complex="8pt"/>
    </style:style>
    <style:style style:name="ce183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84" style:family="table-cell" style:parent-style-name="Normalny_20_2" style:data-style-name="N100">
      <style:table-cell-properties fo:border-bottom="0.0008in solid #000000" fo:background-color="#eeeeee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color="#000000" style:font-name="Arial2" fo:font-size="8pt" style:font-name-asian="Calibri3" style:font-size-asian="8pt" style:font-name-complex="Calibri3" style:font-size-complex="8pt"/>
    </style:style>
    <style:style style:name="ce185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8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187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88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89" style:family="table-cell" style:parent-style-name="Normalny_20_3" style:data-style-name="N100">
      <style:table-cell-properties fo:background-color="#eeeeee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font-name="Arial2" fo:font-size="8pt" style:font-name-asian="Century Gothic1" style:font-size-asian="8pt" style:font-name-complex="Century Gothic1" style:font-size-complex="8pt"/>
    </style:style>
    <style:style style:name="ce190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91" style:family="table-cell" style:parent-style-name="Default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  <style:style style:name="ce19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  <style:style style:name="ce193" style:family="table-cell" style:parent-style-name="Normalny_20_3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Century Gothic" fo:font-size="14pt" fo:font-weight="bold" style:font-name-asian="Century Gothic1" style:font-size-asian="14pt" style:font-weight-asian="bold" style:font-name-complex="Century Gothic1" style:font-size-complex="14pt" style:font-weight-complex="bold"/>
      <style:map style:condition="cell-content()=&quot;Przed testami&quot;" style:apply-style-name="cf1" style:base-cell-address="Opis.A1"/>
      <style:map style:condition="cell-content()=&quot;Bez testów&quot;" style:apply-style-name="cf2" style:base-cell-address="Opis.A1"/>
      <style:map style:condition="cell-content()=&quot;Decyzja&quot;" style:apply-style-name="cf3" style:base-cell-address="Opis.A1"/>
      <style:map style:condition="cell-content()=&quot;Testowany&quot;" style:apply-style-name="cf4" style:base-cell-address="Opis.A1"/>
      <style:map style:condition="cell-content()=&quot;Negatywny&quot;" style:apply-style-name="cf5" style:base-cell-address="Opis.A1"/>
      <style:map style:condition="cell-content()=&quot;Pozytywny&quot;" style:apply-style-name="cf6" style:base-cell-address="Opis.A1"/>
    </style:style>
    <style:style style:name="ce19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  <style:style style:name="ce19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Arial2" fo:font-size="8pt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Opis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table:number-columns-spanned="13" table:number-rows-spanned="1">
            <text:p>Plan testów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table:number-columns-spanned="3" table:number-rows-spanned="1">
            <text:p>Autor dokumentu:</text:p>
          </table:table-cell>
          <table:covered-table-cell table:number-columns-repeated="2"/>
          <table:table-cell office:value-type="string" table:number-columns-spanned="9" table:number-rows-spanned="1">
            <text:p>K.Misiak</text:p>
          </table:table-cell>
          <table:covered-table-cell table:number-columns-repeated="8"/>
          <table:table-cell table:style-name="ce5"/>
          <table:table-cell table:number-columns-repeated="1011"/>
        </table:table-row>
        <table:table-row table:style-name="ro1">
          <table:table-cell table:style-name="ce3" office:value-type="string" table:number-columns-spanned="3" table:number-rows-spanned="1">
            <text:p>Data dokumentu:</text:p>
          </table:table-cell>
          <table:covered-table-cell table:number-columns-repeated="2"/>
          <table:table-cell office:value-type="string" table:number-columns-spanned="9" table:number-rows-spanned="1">
            <text:p>20.01.2018</text:p>
          </table:table-cell>
          <table:covered-table-cell table:number-columns-repeated="8"/>
          <table:table-cell table:style-name="ce5"/>
          <table:table-cell table:number-columns-repeated="1011"/>
        </table:table-row>
        <table:table-row table:style-name="ro1">
          <table:table-cell table:style-name="ce3" office:value-type="string" table:number-columns-spanned="3" table:number-rows-spanned="1">
            <text:p>Akceptacja dokumentu:</text:p>
          </table:table-cell>
          <table:covered-table-cell table:number-columns-repeated="2"/>
          <table:table-cell table:number-columns-spanned="9" table:number-rows-spanned="1"/>
          <table:covered-table-cell table:number-columns-repeated="8"/>
          <table:table-cell table:style-name="ce5"/>
          <table:table-cell table:number-columns-repeated="1011"/>
        </table:table-row>
        <table:table-row table:style-name="ro1">
          <table:table-cell table:style-name="ce4" office:value-type="string" table:number-columns-spanned="3" table:number-rows-spanned="1">
            <text:p>Nazwa planu testów:</text:p>
          </table:table-cell>
          <table:covered-table-cell table:number-columns-repeated="2"/>
          <table:table-cell table:style-name="ce10" office:value-type="string">
            <text:p>Aplikacja Mr. Buggy</text:p>
          </table:table-cell>
          <table:table-cell table:style-name="ce10" table:number-columns-repeated="8"/>
          <table:table-cell table:style-name="ce5"/>
          <table:table-cell table:number-columns-repeated="1011"/>
        </table:table-row>
        <table:table-row table:style-name="ro1">
          <table:table-cell table:style-name="ce5" table:number-columns-repeated="13"/>
          <table:table-cell table:number-columns-repeated="1011"/>
        </table:table-row>
        <table:table-row table:style-name="ro1">
          <table:table-cell table:style-name="ce6" office:value-type="string" table:number-columns-spanned="12" table:number-rows-spanned="1">
            <text:p>1. Charakterystyka przedmiotu testów</text:p>
          </table:table-cell>
          <table:covered-table-cell table:number-columns-repeated="11"/>
          <table:table-cell table:style-name="ce5"/>
          <table:table-cell table:number-columns-repeated="1011"/>
        </table:table-row>
        <table:table-row table:style-name="ro4">
          <table:table-cell table:style-name="ce7" office:value-type="string" table:number-columns-spanned="12" table:number-rows-spanned="1">
            <text:p>Przedmiotem testów jest zadanie 1, 2, 4, 5, 7, 8, 9 z aplikacji Mr. Buggy</text:p>
          </table:table-cell>
          <table:covered-table-cell table:number-columns-repeated="11"/>
          <table:table-cell table:style-name="ce5"/>
          <table:table-cell table:number-columns-repeated="1011"/>
        </table:table-row>
        <table:table-row table:style-name="ro1">
          <table:table-cell table:style-name="ce6" office:value-type="string" table:number-columns-spanned="12" table:number-rows-spanned="1">
            <text:p>2. Elementy oprogramowania podlegające testom</text:p>
          </table:table-cell>
          <table:covered-table-cell table:number-columns-repeated="11"/>
          <table:table-cell table:style-name="ce5"/>
          <table:table-cell table:number-columns-repeated="1011"/>
        </table:table-row>
        <table:table-row table:style-name="ro5">
          <table:table-cell table:style-name="ce8" office:value-type="string" table:number-columns-spanned="12" table:number-rows-spanned="1">
            <text:p>1. Rejestracja użytkownika. <text:s text:c="164"/>2. Sklep z listą produktów możliwych do zakupu oraz koszykiem zawierającym wybrane przez użytkownika produkty. <text:s text:c="20"/>3. Wysyłanie przelewów w internetowym koncie bankowym. <text:s text:c="112"/>4. Translator z systemu dziesiętnego na szesnastkowy. <text:s text:c="118"/>5. Działanie stopera. <text:s text:c="175"/>6. Bramka logiczna AND. <text:s text:c="168"/>7. Zegar.</text:p>
          </table:table-cell>
          <table:covered-table-cell table:number-columns-repeated="11"/>
          <table:table-cell table:style-name="ce5"/>
          <table:table-cell table:number-columns-repeated="1011"/>
        </table:table-row>
        <table:table-row table:style-name="ro1">
          <table:table-cell table:style-name="ce6" office:value-type="string" table:number-columns-spanned="12" table:number-rows-spanned="1">
            <text:p>3. Krótka charakterystyka testowanych funkcji</text:p>
          </table:table-cell>
          <table:covered-table-cell table:number-columns-repeated="11"/>
          <table:table-cell table:style-name="ce5"/>
          <table:table-cell table:number-columns-repeated="1011"/>
        </table:table-row>
        <table:table-row table:style-name="ro1">
          <table:table-cell table:style-name="ce9" office:value-type="string" table:number-columns-spanned="12" table:number-rows-spanned="1">
            <text:p>Brak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4. Krótka charakterystyka nie testowanych funkcji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office:value-type="string" table:number-columns-spanned="12" table:number-rows-spanned="1">
            <text:p>Brak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5. Kryteria akceptacji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6. Dokumentacj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office:value-type="string" table:number-columns-spanned="12" table:number-rows-spanned="1">
            <text:p>Brak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7. Zakres odpowiedzialności osób biorących udział w projekci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8. Wymagania dotyczące zasobów ludzkich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office:value-type="string" table:number-columns-spanned="12" table:number-rows-spanned="1">
            <text:p>Brak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9. Wymagania dotyczące zasobów sprzętowych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10. Ryzyk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office:value-type="string" table:number-columns-spanned="12" table:number-rows-spanned="1">
            <text:p>Brak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office:value-type="string" table:number-columns-spanned="12" table:number-rows-spanned="1">
            <text:p>11. Harmonogram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yka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1" office:value-type="string" table:number-columns-spanned="2" table:number-rows-spanned="1">
            <text:p>Nazwa projektu:</text:p>
          </table:table-cell>
          <table:covered-table-cell/>
          <table:table-cell office:value-type="string" table:number-columns-spanned="7" table:number-rows-spanned="1">
            <text:p>Projekt Mr. Buggy</text:p>
          </table:table-cell>
          <table:covered-table-cell table:number-columns-repeated="6"/>
          <table:table-cell table:number-columns-repeated="1015"/>
        </table:table-row>
        <table:table-row table:style-name="ro3">
          <table:table-cell table:style-name="ce11" office:value-type="string" table:number-columns-spanned="2" table:number-rows-spanned="1">
            <text:p>Autor dokumentu:</text:p>
          </table:table-cell>
          <table:covered-table-cell/>
          <table:table-cell office:value-type="string" table:number-columns-spanned="7" table:number-rows-spanned="1">
            <text:p>K.Misi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11" office:value-type="string" table:number-columns-spanned="2" table:number-rows-spanned="1">
            <text:p>Data dokumentu:</text:p>
          </table:table-cell>
          <table:covered-table-cell/>
          <table:table-cell table:style-name="ce23" office:value-type="string" table:number-columns-spanned="7" table:number-rows-spanned="1">
            <text:p>20.01.2018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11" office:value-type="string" table:number-columns-spanned="2" table:number-rows-spanned="1">
            <text:p>Wersja dokumentu:</text:p>
          </table:table-cell>
          <table:covered-table-cell/>
          <table:table-cell table:style-name="ce24" office:value-type="string" table:number-columns-spanned="7" table:number-rows-spanned="1">
            <text:p>1.0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table:number-columns-spanned="9" table:number-rows-spanned="1">
            <text:p>Metryka dokumentu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13" table:number-columns-repeated="9"/>
          <table:table-cell table:number-columns-repeated="1015"/>
        </table:table-row>
        <table:table-row table:style-name="ro1">
          <table:table-cell table:style-name="ce14" office:value-type="string">
            <text:p>Autor</text:p>
          </table:table-cell>
          <table:table-cell table:style-name="ce22" table:number-columns-repeated="8"/>
          <table:table-cell table:number-columns-repeated="1015"/>
        </table:table-row>
        <table:table-row table:style-name="ro1">
          <table:table-cell table:style-name="ce15" office:value-type="string" table:number-columns-spanned="3" table:number-rows-spanned="1">
            <text:p>Imię i Nazwisko</text:p>
          </table:table-cell>
          <table:covered-table-cell table:number-columns-repeated="2"/>
          <table:table-cell table:style-name="ce15" office:value-type="string" table:number-columns-spanned="3" table:number-rows-spanned="1">
            <text:p>Stanowisko</text:p>
          </table:table-cell>
          <table:covered-table-cell table:number-columns-repeated="2"/>
          <table:table-cell table:style-name="ce15" office:value-type="string" table:number-columns-spanned="3" table:number-rows-spanned="1">
            <text:p>e-Mail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style-name="ce16" office:value-type="string" table:number-columns-spanned="3" table:number-rows-spanned="1">
            <text:p>K.Misiak</text:p>
          </table:table-cell>
          <table:covered-table-cell table:number-columns-repeated="2"/>
          <table:table-cell table:style-name="ce16" office:value-type="string" table:number-columns-spanned="3" table:number-rows-spanned="1">
            <text:p>Tester oprogramowania</text:p>
          </table:table-cell>
          <table:covered-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18" table:number-columns-spanned="3" table:number-rows-spanned="1"/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14" office:value-type="string">
            <text:p>Historia zmian</text:p>
          </table:table-cell>
          <table:table-cell table:style-name="ce22" table:number-columns-repeated="8"/>
          <table:table-cell table:number-columns-repeated="1015"/>
        </table:table-row>
        <table:table-row table:style-name="ro1">
          <table:table-cell table:style-name="ce15" office:value-type="string">
            <text:p>Wersja</text:p>
          </table:table-cell>
          <table:table-cell table:style-name="ce15" office:value-type="string">
            <text:p>Data</text:p>
          </table:table-cell>
          <table:table-cell table:style-name="ce15" office:value-type="string" table:number-columns-spanned="5" table:number-rows-spanned="1">
            <text:p>Opis zmian</text:p>
          </table:table-cell>
          <table:covered-table-cell table:number-columns-repeated="4"/>
          <table:table-cell table:style-name="ce15" office:value-type="string" table:number-columns-spanned="2" table:number-rows-spanned="1">
            <text:p>Autor zmian</text:p>
          </table:table-cell>
          <table:covered-table-cell/>
          <table:table-cell table:number-columns-repeated="1015"/>
        </table:table-row>
        <table:table-row table:style-name="ro1">
          <table:table-cell table:style-name="ce19" table:number-columns-repeated="2"/>
          <table:table-cell table:style-name="ce16" table:number-columns-spanned="5" table:number-rows-spanned="1"/>
          <table:covered-table-cell table:number-columns-repeated="4"/>
          <table:table-cell table:style-name="ce16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17" table:number-columns-spanned="5" table:number-rows-spanned="1"/>
          <table:covered-table-cell table:number-columns-repeated="4"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1" table:number-columns-repeated="2"/>
          <table:table-cell table:style-name="ce18" table:number-columns-spanned="5" table:number-rows-spanned="1"/>
          <table:covered-table-cell table:number-columns-repeated="4"/>
          <table:table-cell table:style-name="ce18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14" office:value-type="string">
            <text:p>Akceptacja</text:p>
          </table:table-cell>
          <table:table-cell table:style-name="ce22" table:number-columns-repeated="8"/>
          <table:table-cell table:number-columns-repeated="1015"/>
        </table:table-row>
        <table:table-row table:style-name="ro1">
          <table:table-cell table:style-name="ce15" office:value-type="string" table:number-columns-spanned="2" table:number-rows-spanned="1">
            <text:p>Imię i Nazwisko</text:p>
          </table:table-cell>
          <table:covered-table-cell/>
          <table:table-cell table:style-name="ce15" office:value-type="string" table:number-columns-spanned="3" table:number-rows-spanned="1">
            <text:p>Stanowisko</text:p>
          </table:table-cell>
          <table:covered-table-cell table:number-columns-repeated="2"/>
          <table:table-cell table:style-name="ce15" office:value-type="string" table:number-columns-spanned="2" table:number-rows-spanned="1">
            <text:p>Data akceptacji</text:p>
          </table:table-cell>
          <table:covered-table-cell/>
          <table:table-cell table:style-name="ce15" office:value-type="string" table:number-columns-spanned="2" table:number-rows-spanned="1">
            <text:p>Podpis</text:p>
          </table:table-cell>
          <table:covered-table-cell/>
          <table:table-cell table:number-columns-repeated="1015"/>
        </table:table-row>
        <table:table-row table:style-name="ro1">
          <table:table-cell table:style-name="ce16" table:number-columns-spanned="2" table:number-rows-spanned="1"/>
          <table:covered-table-cell/>
          <table:table-cell table:style-name="ce16" table:number-columns-spanned="3" table:number-rows-spanned="1"/>
          <table:covered-table-cell table:number-columns-repeated="2"/>
          <table:table-cell table:style-name="ce16"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17" table:number-columns-spanned="2" table:number-rows-spanned="1"/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17" table:number-columns-spanned="2" table:number-rows-spanned="1"/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17" table:number-columns-spanned="2" table:number-rows-spanned="1"/>
          <table:covered-table-cell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18" table:number-columns-spanned="2" table:number-rows-spanned="1"/>
          <table:covered-table-cell/>
          <table:table-cell table:style-name="ce18" table:number-columns-spanned="3" table:number-rows-spanned="1"/>
          <table:covered-table-cell table:number-columns-repeated="2"/>
          <table:table-cell table:style-name="ce18" table:number-columns-spanned="2" table:number-rows-spanned="1"/>
          <table:covered-table-cell/>
          <table:table-cell table:style-name="ce18" table:number-columns-spanned="2" table:number-rows-spanned="1"/>
          <table:covered-table-cell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unkiTestowe" table:style-name="ta2"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5"/>
          <table:table-cell table:style-name="ce27" office:value-type="string">
            <text:p>Lista warunków testowych</text:p>
          </table:table-cell>
          <table:table-cell table:style-name="ce31"/>
          <table:table-cell table:style-name="ce5" table:number-columns-repeated="9"/>
          <table:table-cell table:number-columns-repeated="1010"/>
        </table:table-row>
        <table:table-row table:style-name="ro1">
          <table:table-cell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5" table:number-columns-repeated="2"/>
          <table:table-cell table:style-name="ce31"/>
          <table:table-cell table:style-name="ce5" table:number-columns-repeated="9"/>
          <table:table-cell table:number-columns-repeated="1010"/>
        </table:table-row>
        <table:table-row table:style-name="ro1">
          <table:table-cell/>
          <table:table-cell table:style-name="ce25" office:value-type="string">
            <text:p>L.p.</text:p>
          </table:table-cell>
          <table:table-cell table:style-name="ce25" office:value-type="string">
            <text:p>Nazwa</text:p>
          </table:table-cell>
          <table:table-cell table:style-name="ce32" office:value-type="string">
            <text:p>System/Moduł</text:p>
          </table:table-cell>
          <table:table-cell table:style-name="ce25" office:value-type="string">
            <text:p>Priorytet</text:p>
          </table:table-cell>
          <table:table-cell table:style-name="ce25" office:value-type="string">
            <text:p>Element krytyczny</text:p>
          </table:table-cell>
          <table:table-cell table:style-name="ce25" office:value-type="string">
            <text:p>Wynik</text:p>
          </table:table-cell>
          <table:table-cell table:style-name="ce25" office:value-type="string">
            <text:p>Tester</text:p>
          </table:table-cell>
          <table:table-cell table:style-name="ce25" office:value-type="string">
            <text:p>Zespół</text:p>
          </table:table-cell>
          <table:table-cell table:style-name="ce32" office:value-type="string">
            <text:p>PT ID</text:p>
          </table:table-cell>
          <table:table-cell table:style-name="ce32" office:value-type="string">
            <text:p>ID błędu w Mantis</text:p>
          </table:table-cell>
          <table:table-cell table:style-name="ce32" office:value-type="string">
            <text:p>Data wykonania</text:p>
          </table:table-cell>
          <table:table-cell table:style-name="ce25" office:value-type="string">
            <text:p>Uwagi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Weryfikacja pól testowych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wysoki</text:p>
          </table:table-cell>
          <table:table-cell table:style-name="ce34" office:value-type="string">
            <text:p>Nie</text:p>
          </table:table-cell>
          <table:table-cell table:style-name="ce36" table:formula="of:=[PT1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.A1">PT1</text:a></text:p>
          </table:table-cell>
          <table:table-cell table:style-name="ce40" office:value-type="string">
            <text:p>0001957</text:p>
          </table:table-cell>
          <table:table-cell table:style-name="ce34" office:value-type="string">
            <text:p>20.01.2018</text:p>
          </table:table-cell>
          <table:table-cell table:style-name="ce38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Weryfikacja siły hasł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Nie</text:p>
          </table:table-cell>
          <table:table-cell table:style-name="ce36" table:formula="of:=[PT2.I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.A1">PT2</text:a></text:p>
          </table:table-cell>
          <table:table-cell table:style-name="ce41"/>
          <table:table-cell table:style-name="ce34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8" office:value-type="string">
            <text:p>Poprawność działania przycisku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3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3.A1">PT3</text:a></text:p>
          </table:table-cell>
          <table:table-cell table:style-name="ce41"/>
          <table:table-cell table:style-name="ce34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8" office:value-type="string">
            <text:p>Jak zachowują się pola obligatoryjne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Nie</text:p>
          </table:table-cell>
          <table:table-cell table:style-name="ce36" table:formula="of:=[PT4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4.A1">PT4</text:a></text:p>
          </table:table-cell>
          <table:table-cell table:style-name="ce42" office:value-type="string">
            <text:p>0001963</text:p>
          </table:table-cell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28" office:value-type="string">
            <text:p>Czy założenie konta jest możliwe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5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5.A1">PT5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6">
            <text:p>6</text:p>
          </table:table-cell>
          <table:table-cell table:style-name="ce28" office:value-type="string">
            <text:p>Weryfikacja danych w zakładce Koszyk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Nie</text:p>
          </table:table-cell>
          <table:table-cell table:style-name="ce36" table:formula="of:=[PT6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6.A1">PT6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7">
            <text:p>7</text:p>
          </table:table-cell>
          <table:table-cell table:style-name="ce28" office:value-type="string">
            <text:p>Weryfikacja danych w zakładce Sklep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Nie</text:p>
          </table:table-cell>
          <table:table-cell table:style-name="ce36" table:formula="of:=[PT7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7.A1">PT7</text:a></text:p>
          </table:table-cell>
          <table:table-cell table:style-name="ce43" office:value-type="string">
            <text:p>0001971</text:p>
          </table:table-cell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9" office:value-type="string">
            <text:p>poprawność działania przycisków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8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8.A1">PT8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9" office:value-type="string">
            <text:p>Jak zachowują się pola obligatoryjne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9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9.A1">PT9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29" office:value-type="string">
            <text:p>Weryfikacja procesu zakupu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0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0.A1">PT10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1">
            <text:p>11</text:p>
          </table:table-cell>
          <table:table-cell table:style-name="ce30" office:value-type="string">
            <text:p>Weryfikacja pól tekstowych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1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1.A1">PT11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2">
            <text:p>12</text:p>
          </table:table-cell>
          <table:table-cell table:style-name="ce30" office:value-type="string">
            <text:p>Weryfikacja działania przycisków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2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2.A1">PT12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3">
            <text:p>13</text:p>
          </table:table-cell>
          <table:table-cell table:style-name="ce30" office:value-type="string">
            <text:p>Jak zachowują się pola obligatoryjne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3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3.A1">PT13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0" office:value-type="string">
            <text:p>Weryfikacja pola „Dostępne środki”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4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4.A1">PT14</text:a></text:p>
          </table:table-cell>
          <table:table-cell table:style-name="ce43" office:value-type="string">
            <text:p>0001981</text:p>
          </table:table-cell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5">
            <text:p>15</text:p>
          </table:table-cell>
          <table:table-cell table:style-name="ce30" office:value-type="string">
            <text:p>Weryfikacja procesu realizacji przelewu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5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5.A1">PT15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6">
            <text:p>16</text:p>
          </table:table-cell>
          <table:table-cell table:style-name="ce30" office:value-type="string">
            <text:p>Weryfikacja pól tekstowych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6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6.A1">PT16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7">
            <text:p>17</text:p>
          </table:table-cell>
          <table:table-cell table:style-name="ce30" office:value-type="string">
            <text:p>Weryfikacja przycisku Konwertuj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7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7.A1">PT17</text:a></text:p>
          </table:table-cell>
          <table:table-cell table:style-name="ce41"/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0" office:value-type="string">
            <text:p>Weryfikacja poprawności konwertowania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8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8.A1">PT18</text:a></text:p>
          </table:table-cell>
          <table:table-cell table:style-name="ce43" office:value-type="string">
            <text:p>0001989</text:p>
          </table:table-cell>
          <table:table-cell table:style-name="ce46" office:value-type="string">
            <text:p>20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19">
            <text:p>19</text:p>
          </table:table-cell>
          <table:table-cell table:style-name="ce30" office:value-type="string">
            <text:p>Weryfikacja przycisków funkcyjnych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19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19.A1">PT19</text:a></text:p>
          </table:table-cell>
          <table:table-cell table:style-name="ce41"/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0">
            <text:p>20</text:p>
          </table:table-cell>
          <table:table-cell table:style-name="ce30" office:value-type="string">
            <text:p>Sprawdzenie poprawności działania stopera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0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0.A1">PT20</text:a></text:p>
          </table:table-cell>
          <table:table-cell table:style-name="ce43" office:value-type="string">
            <text:p>0002004</text:p>
          </table:table-cell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1">
            <text:p>21</text:p>
          </table:table-cell>
          <table:table-cell table:style-name="ce30" office:value-type="string">
            <text:p>Weryfikacja pól wyboru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1.H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1.A1">PT21</text:a></text:p>
          </table:table-cell>
          <table:table-cell table:style-name="ce44" office:value-type="string">
            <text:p>0002005</text:p>
          </table:table-cell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2">
            <text:p>22</text:p>
          </table:table-cell>
          <table:table-cell table:style-name="ce30" office:value-type="string">
            <text:p>Weryfikacja przycisku Oblicz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2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2.A1">PT22</text:a></text:p>
          </table:table-cell>
          <table:table-cell table:style-name="ce41"/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3">
            <text:p>23</text:p>
          </table:table-cell>
          <table:table-cell table:style-name="ce30" office:value-type="string">
            <text:p>Sprawdzenie poprawności obliczania bramki logicznej AND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3.H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3.A1">PT23</text:a></text:p>
          </table:table-cell>
          <table:table-cell table:style-name="ce41"/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0" office:value-type="string">
            <text:p>Weryfikacja pól tekstowych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4.I2]" office:value-type="string" office:string-value="negatywny">
            <text:p>nega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4.A1">PT24</text:a></text:p>
          </table:table-cell>
          <table:table-cell table:style-name="ce45" office:value-type="string">
            <text:p>0002009</text:p>
          </table:table-cell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26" office:value-type="float" office:value="25">
            <text:p>25</text:p>
          </table:table-cell>
          <table:table-cell table:style-name="ce30" office:value-type="string">
            <text:p>Weryfikacja przycisku “Ustaw nowy czas”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wysoki</text:p>
          </table:table-cell>
          <table:table-cell table:style-name="ce35" office:value-type="string">
            <text:p>Tak</text:p>
          </table:table-cell>
          <table:table-cell table:style-name="ce36" table:formula="of:=[PT25.I2]" office:value-type="string" office:string-value="pozytywny">
            <text:p>pozytywny</text:p>
          </table:table-cell>
          <table:table-cell table:style-name="ce37" office:value-type="string">
            <text:p>K.Misiak</text:p>
          </table:table-cell>
          <table:table-cell table:style-name="ce38" office:value-type="string">
            <text:p>WSIZ Copernicus</text:p>
          </table:table-cell>
          <table:table-cell table:style-name="ce39" office:value-type="string">
            <text:p><text:a xlink:href="#PT25.A1">PT25</text:a></text:p>
          </table:table-cell>
          <table:table-cell table:style-name="ce41"/>
          <table:table-cell table:style-name="ce46" office:value-type="string">
            <text:p>21.01.2018</text:p>
          </table:table-cell>
          <table:table-cell table:style-name="ce47"/>
          <table:table-cell table:number-columns-repeated="1010"/>
        </table:table-row>
        <table:table-row table:style-name="ro1">
          <table:table-cell table:formula="of:=SUM([.A5:.A29])" office:value-type="float" office:value="25">
            <text:p>25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T1" table:style-name="ta2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3" table:default-cell-style-name="ce51"/>
        <table:table-column table:style-name="co14" table:number-columns-repeated="3" table:default-cell-style-name="ce51"/>
        <table:table-column table:style-name="co15" table:default-cell-style-name="ce51"/>
        <table:table-column table:style-name="co14" table:default-cell-style-name="ce51"/>
        <table:table-column table:style-name="co16" table:default-cell-style-name="ce51"/>
        <table:table-column table:style-name="co13" table:default-cell-style-name="ce51"/>
        <table:table-column table:style-name="co1" table:number-columns-repeated="1011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ól tekstowych</text:p>
          </table:table-cell>
          <table:covered-table-cell table:number-columns-repeated="4"/>
          <table:table-cell table:style-name="ce83"/>
          <table:table-cell table:style-name="ce85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08-12" table:number-columns-spanned="5" table:number-rows-spanned="1">
            <text:p>2017-08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Ekran zawierający formularz służący do rejestracji użytkownika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1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„Zarejestruj użytkowni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92" table:number-columns-repeated="4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azwa użytkownika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50]</text:p>
          </table:table-cell>
          <table:table-cell table:style-name="ce76" office:value-type="string">
            <text:p>Alicja</text:p>
          </table:table-cell>
          <table:table-cell table:style-name="ce76" office:value-type="string">
            <text:p>Koperkowykoperek5555Koperkowykoperek5555gtyujkiolm</text:p>
          </table:table-cell>
          <table:table-cell table:style-name="ce76" office:value-type="string">
            <text:p>Allla</text:p>
          </table:table-cell>
          <table:table-cell table:style-name="ce76" office:value-type="string">
            <text:p>Koperkowykoperek5555Koperkowykoperek5555gtyujkiolmq</text:p>
          </table:table-cell>
          <table:table-cell table:style-name="ce88" office:value-type="string">
            <text:p>pole puste</text:p>
          </table:table-cell>
          <table:table-cell table:style-name="ce88" office:value-type="string">
            <text:p>Krzysztof</text:p>
          </table:table-cell>
          <table:table-cell table:style-name="ce89" office:value-type="string">
            <text:p>,./’;][\-=`~~!@#$%^&amp;*()_+{}:”&lt;&gt;?żźćńąśęłóŻŹĆŃŁÓĘŚĄ</text:p>
          </table:table-cell>
          <table:table-cell table:style-name="ce76" office:value-type="string">
            <text:p>Alicja</text:p>
          </table:table-cell>
          <table:table-cell table:style-name="ce93" table:number-columns-repeated="4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12345a'</text:p>
          </table:table-cell>
          <table:table-cell table:style-name="ce76" office:value-type="string">
            <text:p>makalaka1012tkAWdefr</text:p>
          </table:table-cell>
          <table:table-cell table:style-name="ce76" office:value-type="string">
            <text:p>a13e2</text:p>
          </table:table-cell>
          <table:table-cell table:style-name="ce76" office:value-type="string">
            <text:p>makalaka1012tkAWdefra</text:p>
          </table:table-cell>
          <table:table-cell table:style-name="ce88" office:value-type="string">
            <text:p>pole puste</text:p>
          </table:table-cell>
          <table:table-cell table:style-name="ce88" office:value-type="string">
            <text:p>krle222;</text:p>
          </table:table-cell>
          <table:table-cell table:style-name="ce88" office:value-type="string">
            <text:p>[\-=`~~!@#$%^&amp;*()_</text:p>
          </table:table-cell>
          <table:table-cell table:style-name="ce76" office:value-type="string">
            <text:p>a13e2aA</text:p>
          </table:table-cell>
          <table:table-cell table:style-name="ce93" table:number-columns-repeated="4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3. Powtórz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12345a'</text:p>
          </table:table-cell>
          <table:table-cell table:style-name="ce76" office:value-type="string">
            <text:p>makalaka1012tkAWdefr</text:p>
          </table:table-cell>
          <table:table-cell table:style-name="ce76" office:value-type="string">
            <text:p>a13e2</text:p>
          </table:table-cell>
          <table:table-cell table:style-name="ce76" office:value-type="string">
            <text:p>makalaka1012tkAWdefra</text:p>
          </table:table-cell>
          <table:table-cell table:style-name="ce88" office:value-type="string">
            <text:p>pole puste</text:p>
          </table:table-cell>
          <table:table-cell table:style-name="ce88" office:value-type="string">
            <text:p>krle222;</text:p>
          </table:table-cell>
          <table:table-cell table:style-name="ce88" office:value-type="string">
            <text:p>[\-=`~~!@#$%^&amp;*()_</text:p>
          </table:table-cell>
          <table:table-cell table:style-name="ce88" office:value-type="string">
            <text:p>krle222;</text:p>
          </table:table-cell>
          <table:table-cell table:style-name="ce93" table:number-columns-repeated="4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Imię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Ola</text:p>
          </table:table-cell>
          <table:table-cell table:style-name="ce76" office:value-type="string">
            <text:p>Kasiakasiakasiaksiak3345667890Koperkowykoperek5555</text:p>
          </table:table-cell>
          <table:table-cell table:style-name="ce76" office:value-type="string">
            <text:p>Kk</text:p>
          </table:table-cell>
          <table:table-cell table:style-name="ce76" office:value-type="string">
            <text:p>Kasiakasiakasiaksiak3345667890Koperkowykoperek5555a</text:p>
          </table:table-cell>
          <table:table-cell table:style-name="ce88" office:value-type="string">
            <text:p>pole puste</text:p>
          </table:table-cell>
          <table:table-cell table:style-name="ce88" office:value-type="string">
            <text:p>Krzysztof</text:p>
          </table:table-cell>
          <table:table-cell table:style-name="ce89" office:value-type="string">
            <text:p>,./’;][\-=`~~!@#$%^&amp;*()_+{}:”&lt;&gt;?żźćńąśęłóŻŹĆŃŁÓĘŚĄ</text:p>
          </table:table-cell>
          <table:table-cell table:style-name="ce76" office:value-type="string">
            <text:p>Ola</text:p>
          </table:table-cell>
          <table:table-cell table:style-name="ce93" table:number-columns-repeated="4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Nazwisk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Kot</text:p>
          </table:table-cell>
          <table:table-cell table:style-name="ce76" office:value-type="string">
            <text:p>naodans965bxjs8hxn8eKoperkowykoperek5555etygderfgt</text:p>
          </table:table-cell>
          <table:table-cell table:style-name="ce76" office:value-type="string">
            <text:p>Ko</text:p>
          </table:table-cell>
          <table:table-cell table:style-name="ce76" office:value-type="string">
            <text:p>naodans965bxjs8hxn8eKoperkowykoperek5555etygderfgta</text:p>
          </table:table-cell>
          <table:table-cell table:style-name="ce88" office:value-type="string">
            <text:p>pole puste</text:p>
          </table:table-cell>
          <table:table-cell table:style-name="ce88" office:value-type="string">
            <text:p>Kowalski</text:p>
          </table:table-cell>
          <table:table-cell table:style-name="ce89" office:value-type="string">
            <text:p>,./’;][\-=`~~!@#$%^&amp;*()_+{}:”&lt;&gt;?żźćńąśęłóŻŹĆŃŁÓĘŚĄ</text:p>
          </table:table-cell>
          <table:table-cell table:style-name="ce88" office:value-type="string">
            <text:p>Kowalski</text:p>
          </table:table-cell>
          <table:table-cell table:style-name="ce93" table:number-columns-repeated="4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12">
          <table:table-cell table:style-name="ce52" office:value-type="string" table:number-columns-spanned="5" table:number-rows-spanned="2">
            <text:p>Wynik oczekiwany</text:p>
          </table:table-cell>
          <table:covered-table-cell table:style-name="ce65"/>
          <table:covered-table-cell table:number-columns-repeated="2" table:style-name="ce72"/>
          <table:covered-table-cell table:style-name="ce79"/>
          <table:table-cell table:style-name="ce76" office:value-type="string" table:number-columns-spanned="1" table:number-rows-spanned="2">
            <text:p>Nastąpi akceptacja wszystkich pól, pojawi się komunikat o poprawnym zalogowaniu użytkownika</text:p>
          </table:table-cell>
          <table:table-cell table:style-name="ce76" office:value-type="string" table:number-columns-spanned="1" table:number-rows-spanned="2">
            <text:p>Nastąpi akceptacja wszystkich pól, pojawi się komunikat o poprawnym zalogowaniu użytkownika.</text:p>
          </table:table-cell>
          <table:table-cell table:style-name="ce76" office:value-type="string" table:number-columns-spanned="1" table:number-rows-spanned="2">
            <text:p>We wszystkich polach pojawi się komunikat o zbyt małej ilości znaków.</text:p>
          </table:table-cell>
          <table:table-cell table:style-name="ce76" office:value-type="string" table:number-columns-spanned="1" table:number-rows-spanned="2">
            <text:p>We wszystkich polach pojawi się komunikat o przekroczeniu dozwolonej ilości znaków.</text:p>
          </table:table-cell>
          <table:table-cell table:style-name="ce89" office:value-type="string" table:number-columns-spanned="1" table:number-rows-spanned="2">
            <text:p>Pojawi się komunikat o nie udanym zarejestrowaniu oraz że pola nie mogą być puste.</text:p>
          </table:table-cell>
          <table:table-cell table:style-name="ce89" office:value-type="string" table:number-columns-spanned="1" table:number-rows-spanned="2">
            <text:p>Pojawi się komunikat o poprawnym zarejestrowaniu użytkownika</text:p>
          </table:table-cell>
          <table:table-cell table:style-name="ce89" office:value-type="string" table:number-columns-spanned="1" table:number-rows-spanned="2">
            <text:p>W polu 2,3 pojawi się komunikat o złym formacie hasła, powinno zawierać liczby, litery oraz przynajmniej jeden znak specjalny.</text:p>
          </table:table-cell>
          <table:table-cell table:style-name="ce90" office:value-type="string" table:number-columns-spanned="1" table:number-rows-spanned="2">
            <text:p>Pojawi się komunikat o błędzie w polu 3 informujące, że musi być takie samo jak w polu 2</text:p>
          </table:table-cell>
          <table:table-cell table:style-name="ce53" table:number-columns-repeated="4"/>
          <table:table-cell table:number-columns-repeated="1007"/>
        </table:table-row>
        <table:table-row table:style-name="ro13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80"/>
          <table:covered-table-cell table:number-columns-repeated="3" table:style-name="ce88"/>
          <table:covered-table-cell table:style-name="ce53"/>
          <table:table-cell table:style-name="ce53" table:number-columns-repeated="4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81"/>
          <table:table-cell table:style-name="ce49" table:number-columns-repeated="3"/>
          <table:table-cell table:number-columns-repeated="1015"/>
        </table:table-row>
        <table:table-row table:style-name="ro14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82" office:value-type="string" table:number-columns-spanned="1" table:number-rows-spanned="2">
            <text:p>Pojawiło się okno informujące o poprawnym zarejestrowaniu użytkownika</text:p>
          </table:table-cell>
          <table:table-cell table:style-name="ce82" office:value-type="string" table:number-columns-spanned="1" table:number-rows-spanned="2">
            <text:p>Pojawiło się okno informujące o poprawnym zarejestrowaniu użytkownika</text:p>
          </table:table-cell>
          <table:table-cell table:style-name="ce82" office:value-type="string" table:number-columns-spanned="1" table:number-rows-spanned="2">
            <text:p>Komunikaty pojawiają się pojedynczo do każdego pola</text:p>
          </table:table-cell>
          <table:table-cell table:style-name="ce82" office:value-type="string" table:number-columns-spanned="1" table:number-rows-spanned="2">
            <text:p>Brak komunikatów, następuje poprawna rejestracja użytkownika</text:p>
          </table:table-cell>
          <table:table-cell table:style-name="ce82" office:value-type="string" table:number-columns-spanned="1" table:number-rows-spanned="2">
            <text:p>Brak komunikatów, następuje poprawna rejestracja użytkownika</text:p>
          </table:table-cell>
          <table:table-cell table:style-name="ce82" office:value-type="string" table:number-columns-spanned="1" table:number-rows-spanned="2">
            <text:p>Pojawiło się okno informujące o poprawnym zarejestrowaniu użytkownika</text:p>
          </table:table-cell>
          <table:table-cell table:style-name="ce82" office:value-type="string" table:number-columns-spanned="1" table:number-rows-spanned="2">
            <text:p>pojawia się komunikat że pole 1 nie może zawierać znaków diakrytycznych</text:p>
          </table:table-cell>
          <table:table-cell table:style-name="ce82" office:value-type="string" table:number-columns-spanned="1" table:number-rows-spanned="2">
            <text:p>Pojawia się komunikat że hasła różnią się od siebie</text:p>
          </table:table-cell>
          <table:table-cell table:number-columns-repeated="1011"/>
        </table:table-row>
        <table:table-row table:style-name="ro15">
          <table:covered-table-cell table:number-columns-repeated="5"/>
          <table:covered-table-cell table:number-columns-repeated="7" table:style-name="ce82"/>
          <table:covered-table-cell table:style-name="ce91"/>
          <table:table-cell table:number-columns-repeated="1011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8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7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8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8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7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8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7" table:default-cell-style-name="ce51"/>
        <table:table-column table:style-name="co1" table:number-columns-repeated="1012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6" table:number-rows-spanned="1">
            <text:p>PT2</text:p>
          </table:table-cell>
          <table:covered-table-cell table:number-columns-repeated="5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6" table:number-rows-spanned="1">
            <text:p>Weryfikacja siły hasła</text:p>
          </table:table-cell>
          <table:covered-table-cell table:number-columns-repeated="5"/>
          <table:table-cell table:style-name="ce83"/>
          <table:table-cell table:style-name="ce102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3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3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08-12" table:number-columns-spanned="6" table:number-rows-spanned="1">
            <text:p>2017-08-12</text:p>
          </table:table-cell>
          <table:covered-table-cell table:number-columns-repeated="5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3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6" table:number-rows-spanned="1"/>
          <table:covered-table-cell table:number-columns-repeated="5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3"/>
        </table:table-row>
        <table:table-row table:style-name="ro1">
          <table:table-cell table:style-name="ce49" table:number-columns-repeated="10"/>
          <table:table-cell table:style-name="ce87" office:value-type="string">
            <text:p>Bez testów</text:p>
          </table:table-cell>
          <table:table-cell table:number-columns-repeated="1013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9" table:number-rows-spanned="2">
            <text:p>Ekran zawierający formularz służący do rejestracji użytkownika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9" table:number-rows-spanned="9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9" table:number-rows-spanned="2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8" table:number-rows-spanned="1">
            <text:p>Opis</text:p>
          </table:table-cell>
          <table:covered-table-cell table:number-columns-repeated="7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8" table:number-rows-spanned="1">
            <text:p>Uruchomienie aplikacji</text:p>
          </table:table-cell>
          <table:covered-table-cell table:number-columns-repeated="7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8" table:number-rows-spanned="1">
            <text:p>Kliknięcie „Uruchom bez logowania”</text:p>
          </table:table-cell>
          <table:covered-table-cell table:number-columns-repeated="7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8" table:number-rows-spanned="1">
            <text:p>Kliknięcie Zadania 1</text:p>
          </table:table-cell>
          <table:covered-table-cell table:number-columns-repeated="7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8" table:number-rows-spanned="1">
            <text:p>Wypełnienie poszczególnych pól zgodnie ze specyfikacją przypadków testowych</text:p>
          </table:table-cell>
          <table:covered-table-cell table:number-columns-repeated="7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8" table:number-rows-spanned="1">
            <text:p>Kliknięcie „Zarejestruj użytkownika”</text:p>
          </table:table-cell>
          <table:covered-table-cell table:number-columns-repeated="7" table:style-name="ce74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string">
            <text:p>Warunek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103" table:number-columns-repeated="2"/>
          <table:table-cell table:style-name="ce92" table:number-columns-repeated="6"/>
          <table:table-cell table:number-columns-repeated="1006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azwa użytkownika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50]</text:p>
          </table:table-cell>
          <table:table-cell table:style-name="ce77"/>
          <table:table-cell table:number-columns-repeated="4" table:style-name="ce76" office:value-type="string">
            <text:p>Gkredkvxsc</text:p>
          </table:table-cell>
          <table:table-cell table:style-name="ce104"/>
          <table:table-cell table:style-name="ce105"/>
          <table:table-cell table:style-name="ce107" table:number-columns-repeated="6"/>
          <table:table-cell table:number-columns-repeated="1006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7" office:value-type="string">
            <text:p>hasło musi spełniać wymagania co do złożoności</text:p>
          </table:table-cell>
          <table:table-cell table:style-name="ce76" office:value-type="string">
            <text:p>Kott1</text:p>
          </table:table-cell>
          <table:table-cell table:style-name="ce76" office:value-type="string">
            <text:p>paKapK</text:p>
          </table:table-cell>
          <table:table-cell table:style-name="ce76" office:value-type="string">
            <text:p>LasKowIk123</text:p>
          </table:table-cell>
          <table:table-cell table:style-name="ce76" office:value-type="string">
            <text:p>KLasKowIk123Kott?.</text:p>
          </table:table-cell>
          <table:table-cell table:style-name="ce104"/>
          <table:table-cell table:style-name="ce105"/>
          <table:table-cell table:style-name="ce107" table:number-columns-repeated="6"/>
          <table:table-cell table:number-columns-repeated="1006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3. Powtórz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7"/>
          <table:table-cell table:style-name="ce76" office:value-type="string">
            <text:p>Kott1</text:p>
          </table:table-cell>
          <table:table-cell table:style-name="ce76" office:value-type="string">
            <text:p>paKapK</text:p>
          </table:table-cell>
          <table:table-cell table:style-name="ce76" office:value-type="string">
            <text:p>LasKowIk123</text:p>
          </table:table-cell>
          <table:table-cell table:style-name="ce76" office:value-type="string">
            <text:p>KLasKowIk123Kott?.</text:p>
          </table:table-cell>
          <table:table-cell table:style-name="ce105"/>
          <table:table-cell table:style-name="ce104"/>
          <table:table-cell table:style-name="ce107" table:number-columns-repeated="6"/>
          <table:table-cell table:number-columns-repeated="1006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Imię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7"/>
          <table:table-cell table:number-columns-repeated="4" table:style-name="ce76" office:value-type="string">
            <text:p>Stefan</text:p>
          </table:table-cell>
          <table:table-cell table:style-name="ce106"/>
          <table:table-cell table:style-name="ce104"/>
          <table:table-cell table:style-name="ce107" table:number-columns-repeated="6"/>
          <table:table-cell table:number-columns-repeated="1006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Nazwisk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7"/>
          <table:table-cell table:number-columns-repeated="4" table:style-name="ce76" office:value-type="string">
            <text:p>Batory</text:p>
          </table:table-cell>
          <table:table-cell table:style-name="ce104"/>
          <table:table-cell table:style-name="ce106"/>
          <table:table-cell table:style-name="ce107" table:number-columns-repeated="6"/>
          <table:table-cell table:number-columns-repeated="1006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 table:number-columns-repeated="2"/>
          <table:table-cell table:style-name="ce73" table:number-columns-repeated="4"/>
          <table:table-cell table:style-name="ce53" table:number-columns-repeated="8"/>
          <table:table-cell table:number-columns-repeated="1006"/>
        </table:table-row>
        <table:table-row table:style-name="ro7">
          <table:table-cell table:style-name="ce94" office:value-type="string" table:number-columns-spanned="6" table:number-rows-spanned="2">
            <text:p>Wynik oczekiwany</text:p>
          </table:table-cell>
          <table:covered-table-cell table:style-name="ce96"/>
          <table:covered-table-cell table:number-columns-repeated="2" table:style-name="ce98"/>
          <table:covered-table-cell table:number-columns-repeated="2" table:style-name="ce100"/>
          <table:table-cell table:style-name="ce72" office:value-type="string" table:number-columns-spanned="1" table:number-rows-spanned="2">
            <text:p>Po wpisaniu hasła do pola Hasło, w polu siła hasła wyświetli się status „słabe” koloru czerwonego, po kliknięciu „Zarejestruj użytkownika” wyświetli się komunikat, że hasło jest za słabe i musi zawierać minimum 6 znaków</text:p>
          </table:table-cell>
          <table:table-cell table:style-name="ce72" office:value-type="string" table:number-columns-spanned="1" table:number-rows-spanned="2">
            <text:p>Po wpisaniu hasła do pola Hasło, w polu siła hasła wyświetli się status „słabe” koloru czerwonego, po kliknięciu „Zarejestruj użytkownika” wyświetli się komunikat, że hasło jest za słabe i musi zawierać przynajmniej jedną cyfrę</text:p>
          </table:table-cell>
          <table:table-cell table:style-name="ce72" office:value-type="string" table:number-columns-spanned="1" table:number-rows-spanned="2">
            <text:p>Po wpisaniu hasła do pola Hasło, w polu siła hasła wyświetli się status „średnie” innego koloru niż czerwone, po kliknięciu „Zarejestruj użytkownika” wyświetli się komunikat o prawidłowym zarejestrowaniu użytkownika</text:p>
          </table:table-cell>
          <table:table-cell table:style-name="ce72" office:value-type="string" table:number-columns-spanned="1" table:number-rows-spanned="2">
            <text:p>Po wpisaniu hasła do pola Hasło, w polu siła hasła wyświetli się status „mocne” innego koloru niż czerwone, po kliknięciu „Zarejestruj użytkownika” wyświetli się komunikat o prawidłowym zarejestrowaniu użytkownika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6"/>
        </table:table-row>
        <table:table-row table:style-name="ro16">
          <table:covered-table-cell table:style-name="ce95"/>
          <table:covered-table-cell table:style-name="ce97"/>
          <table:covered-table-cell table:number-columns-repeated="2" table:style-name="ce99"/>
          <table:covered-table-cell table:number-columns-repeated="2" table:style-name="ce101"/>
          <table:covered-table-cell table:number-columns-repeated="4" table:style-name="ce73"/>
          <table:covered-table-cell table:number-columns-repeated="2" table:style-name="ce53"/>
          <table:table-cell table:style-name="ce53" table:number-columns-repeated="6"/>
          <table:table-cell table:number-columns-repeated="1006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6" table:number-rows-spanned="2">
            <text:p>Wynik rzeczywisty</text:p>
          </table:table-cell>
          <table:covered-table-cell table:style-name="ce66"/>
          <table:covered-table-cell table:number-columns-repeated="4"/>
          <table:table-cell table:style-name="ce72" office:value-type="string" table:number-columns-spanned="1" table:number-rows-spanned="2">
            <text:p>Wyświetla się komunikat, że hasło musi zawierać co najmniej 6 znaków. Siła hasła jest słaba</text:p>
          </table:table-cell>
          <table:table-cell table:style-name="ce72" office:value-type="string" table:number-columns-spanned="1" table:number-rows-spanned="2">
            <text:p>Wyświetla się komunikat, że hasło jest za słabe i musi być przynajmniej średnie</text:p>
          </table:table-cell>
          <table:table-cell table:style-name="ce72" office:value-type="string" table:number-columns-spanned="1" table:number-rows-spanned="2">
            <text:p>pojawia się informacja że siła hasła jest średnia, następuje poprawna rejestracja użytkownika</text:p>
          </table:table-cell>
          <table:table-cell table:style-name="ce72" office:value-type="string" table:number-columns-spanned="1" table:number-rows-spanned="2">
            <text:p>pojawia się informacja że siła hasła jest mocna, następuje poprawna rejestracja użytkownika</text:p>
          </table:table-cell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2"/>
        </table:table-row>
        <table:table-row table:style-name="ro15">
          <table:covered-table-cell table:number-columns-repeated="6"/>
          <table:covered-table-cell table:number-columns-repeated="4" table:style-name="ce73"/>
          <table:covered-table-cell table:number-columns-repeated="2" table:style-name="ce53"/>
          <table:table-cell table:number-columns-repeated="1012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3">
          <table:table-cell table:style-name="ce54" office:value-type="string" table:number-columns-spanned="10" table:number-rows-spanned="1">
            <text:p>Kryteria oceny testu: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55" office:value-type="string" table:number-columns-spanned="1" table:number-rows-spanned="4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56" office:value-type="string" table:number-columns-spanned="1" table:number-rows-spanned="4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8" table:number-rows-spanned="1"/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8" table:number-rows-spanned="1"/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8" table:number-rows-spanned="1"/>
          <table:covered-table-cell table:number-columns-repeated="7"/>
          <table:table-cell table:number-columns-repeated="1014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table:number-columns-spanned="8" table:number-rows-spanned="1"/>
          <table:covered-table-cell table:number-columns-repeated="7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3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6" table:default-cell-style-name="ce51"/>
        <table:table-column table:style-name="co1" table:number-columns-repeated="1012" table:default-cell-style-name="ce51"/>
        <table:table-column table:style-name="co1" table:default-cell-style-name="Default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3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Poprawność działania przycisku</text:p>
          </table:table-cell>
          <table:covered-table-cell table:number-columns-repeated="4"/>
          <table:table-cell table:style-name="ce83"/>
          <table:table-cell table:style-name="ce108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08-12" table:number-columns-spanned="5" table:number-rows-spanned="1">
            <text:p>2017-08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Ekran zawierający formularz służący do rejestracji użytkownika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1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„Zarejestruj użytkowni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92" table:number-columns-repeated="3"/>
          <table:table-cell table:style-name="ce103" table:number-columns-repeated="2"/>
          <table:table-cell table:style-name="ce92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azwa użytkownika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50]</text:p>
          </table:table-cell>
          <table:table-cell table:style-name="ce76" office:value-type="string">
            <text:p>sakdjskdka</text:p>
          </table:table-cell>
          <table:table-cell table:style-name="ce80" table:number-columns-repeated="3"/>
          <table:table-cell table:style-name="ce104"/>
          <table:table-cell table:style-name="ce105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Hksksm1”</text:p>
          </table:table-cell>
          <table:table-cell table:style-name="ce80" table:number-columns-repeated="3"/>
          <table:table-cell table:style-name="ce104"/>
          <table:table-cell table:style-name="ce105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3. Powtórz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Hksksm1”</text:p>
          </table:table-cell>
          <table:table-cell table:style-name="ce80" table:number-columns-repeated="3"/>
          <table:table-cell table:style-name="ce105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Imię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essdgfdg</text:p>
          </table:table-cell>
          <table:table-cell table:style-name="ce80" table:number-columns-repeated="3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Nazwisk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dgfg2kdfjsk</text:p>
          </table:table-cell>
          <table:table-cell table:style-name="ce80" table:number-columns-repeated="3"/>
          <table:table-cell table:style-name="ce104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94" office:value-type="string" table:number-columns-spanned="5" table:number-rows-spanned="2">
            <text:p>Wynik oczekiwany</text:p>
          </table:table-cell>
          <table:covered-table-cell table:style-name="ce96"/>
          <table:covered-table-cell table:number-columns-repeated="2" table:style-name="ce98"/>
          <table:covered-table-cell table:style-name="ce100"/>
          <table:table-cell table:style-name="ce72" office:value-type="string" table:number-columns-spanned="1" table:number-rows-spanned="2">
            <text:p>Nastąpi poprawna rejestracja użytkownika, pojawi się komunikat o poprawnej rejestracj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7">
          <table:covered-table-cell table:style-name="ce95"/>
          <table:covered-table-cell table:style-name="ce97"/>
          <table:covered-table-cell table:number-columns-repeated="2" table:style-name="ce99"/>
          <table:covered-table-cell table:style-name="ce101"/>
          <table:covered-table-cell table:number-columns-repeated="4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72" office:value-type="string" table:number-columns-spanned="1" table:number-rows-spanned="2">
            <text:p>poprawna rejestracja użytkownika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 table:number-columns-repeated="5"/>
          <table:covered-table-cell table:number-columns-repeated="4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style-name="ce55" office:value-type="string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8">
          <table:table-cell table:style-name="ce56" office:value-type="string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4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6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4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Jak zachowują się pola obligatoryjne</text:p>
          </table:table-cell>
          <table:covered-table-cell table:number-columns-repeated="4"/>
          <table:table-cell table:style-name="ce83"/>
          <table:table-cell table:style-name="ce110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08-12" table:number-columns-spanned="5" table:number-rows-spanned="1">
            <text:p>2017-08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Ekran zawierający formularz służący do rejestracji użytkownika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1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„Zarejestruj użytkowni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92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azwa użytkownika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50]</text:p>
          </table:table-cell>
          <table:table-cell table:style-name="ce76" office:value-type="string">
            <text:p>sakdjskdka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sakdjskdke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sakdjskdky</text:p>
          </table:table-cell>
          <table:table-cell table:style-name="ce88" office:value-type="string">
            <text:p>pole puste</text:p>
          </table:table-cell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Hksksm1”</text:p>
          </table:table-cell>
          <table:table-cell table:number-columns-repeated="2" table:style-name="ce76" office:value-type="string">
            <text:p>pole puste</text:p>
          </table:table-cell>
          <table:table-cell table:number-columns-repeated="2" table:style-name="ce76" office:value-type="string">
            <text:p>Hksksm1”</text:p>
          </table:table-cell>
          <table:table-cell table:style-name="ce88" office:value-type="string">
            <text:p>pole puste</text:p>
          </table:table-cell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3. Powtórz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Hksksm1”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Hksksm1”</text:p>
          </table:table-cell>
          <table:table-cell table:style-name="ce76" office:value-type="string">
            <text:p>pole puste</text:p>
          </table:table-cell>
          <table:table-cell table:style-name="ce88" office:value-type="string">
            <text:p>pole puste</text:p>
          </table:table-cell>
          <table:table-cell table:style-name="ce76" office:value-type="string">
            <text:p>Hksksm1”</text:p>
          </table:table-cell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Imię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essdgfdg</text:p>
          </table:table-cell>
          <table:table-cell table:number-columns-repeated="2" table:style-name="ce76" office:value-type="string">
            <text:p>pole puste</text:p>
          </table:table-cell>
          <table:table-cell table:style-name="ce76" office:value-type="string">
            <text:p>essdgfdg</text:p>
          </table:table-cell>
          <table:table-cell table:style-name="ce88" office:value-type="string">
            <text:p>pole puste</text:p>
          </table:table-cell>
          <table:table-cell table:style-name="ce76" office:value-type="string">
            <text:p>essdgfdg</text:p>
          </table:table-cell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Nazwisk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dgfg2kdfjsk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dgfg2kdfjsk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dgfg2kdfjsk</text:p>
          </table:table-cell>
          <table:table-cell table:style-name="ce88" office:value-type="string">
            <text:p>pole puste</text:p>
          </table:table-cell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5" table:number-rows-spanned="2">
            <text:p>Wynik oczekiwany</text:p>
          </table:table-cell>
          <table:covered-table-cell table:style-name="ce109"/>
          <table:covered-table-cell table:number-columns-repeated="2" table:style-name="ce72"/>
          <table:covered-table-cell table:style-name="ce79"/>
          <table:table-cell table:style-name="ce72" office:value-type="string" table:number-columns-spanned="1" table:number-rows-spanned="2">
            <text:p>Akceptacja pól obligatoryjnych we wszystkich polach, wyświetli komunikat o prawidłowej rejestracji użytkownika</text:p>
          </table:table-cell>
          <table:table-cell table:style-name="ce72" office:value-type="string" table:number-columns-spanned="1" table:number-rows-spanned="2">
            <text:p>Wyświetli komunikat, że pole 1,2,3,4,5 nie mogą być puste oraz że rejestracja się nie powiodła</text:p>
          </table:table-cell>
          <table:table-cell table:style-name="ce72" office:value-type="string" table:number-columns-spanned="1" table:number-rows-spanned="2">
            <text:p>Wyświetli komunikat, że pole 2,4 nie może być puste oraz że rejestracja się nie powiodła</text:p>
          </table:table-cell>
          <table:table-cell table:style-name="ce72" office:value-type="string" table:number-columns-spanned="1" table:number-rows-spanned="2">
            <text:p>Wyświetli komunikat, że pole 1,3,5 nie może być puste oraz że rejestracja się nie powiodła</text:p>
          </table:table-cell>
          <table:table-cell table:style-name="ce72" office:value-type="string" table:number-columns-spanned="1" table:number-rows-spanned="2">
            <text:p>Wyświetli komunikat, że pole 3,4 nie może być puste oraz że rejestracja się nie powiodła</text:p>
          </table:table-cell>
          <table:table-cell table:style-name="ce72" office:value-type="string" table:number-columns-spanned="1" table:number-rows-spanned="2">
            <text:p>Wyświetli komunikat, że pole 1,2,5 nie może być puste oraz że rejestracja się nie powiodła</text:p>
          </table:table-cell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73"/>
          <table:covered-table-cell table:number-columns-repeated="2" table:style-name="ce111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72" office:value-type="string" table:number-columns-spanned="1" table:number-rows-spanned="2">
            <text:p>Prawidłowa rejestracja użytkownika</text:p>
          </table:table-cell>
          <table:table-cell table:style-name="ce72" office:value-type="string" table:number-columns-spanned="1" table:number-rows-spanned="2">
            <text:p>Brak komunikatów, następuje poprawna rejestracja użytkownika</text:p>
          </table:table-cell>
          <table:table-cell table:style-name="ce72" office:value-type="string" table:number-columns-spanned="1" table:number-rows-spanned="2">
            <text:p>Brak komunikatów, następuje rejestracja użytkownika</text:p>
          </table:table-cell>
          <table:table-cell table:style-name="ce72" office:value-type="string" table:number-columns-spanned="1" table:number-rows-spanned="2">
            <text:p>pojawia się komunikat że hasła są różne</text:p>
          </table:table-cell>
          <table:table-cell table:style-name="ce72" office:value-type="string" table:number-columns-spanned="1" table:number-rows-spanned="2">
            <text:p>pojawia się komunikat że hasła są różne</text:p>
          </table:table-cell>
          <table:table-cell table:style-name="ce72" office:value-type="string" table:number-columns-spanned="1" table:number-rows-spanned="2">
            <text:p>Brak komunikatów, następuje rejestracja użytkownika</text:p>
          </table:table-cell>
          <table:table-cell table:number-columns-repeated="1013"/>
        </table:table-row>
        <table:table-row table:style-name="ro15">
          <table:covered-table-cell table:number-columns-repeated="5"/>
          <table:covered-table-cell table:number-columns-repeated="4" table:style-name="ce73"/>
          <table:covered-table-cell table:number-columns-repeated="2" table:style-name="ce111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6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6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5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6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5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Czy założenie konta jest możliwe</text:p>
          </table:table-cell>
          <table:covered-table-cell table:number-columns-repeated="4"/>
          <table:table-cell table:style-name="ce83"/>
          <table:table-cell table:style-name="ce112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12-12" table:number-columns-spanned="5" table:number-rows-spanned="1">
            <text:p>2017-12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Ekran zawierający formularz służący do rejestracji użytkownika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1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„Zarejestruj użytkowni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azwa użytkownika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50]</text:p>
          </table:table-cell>
          <table:table-cell table:style-name="ce76" office:value-type="string">
            <text:p>Gkredkvxsc</text:p>
          </table:table-cell>
          <table:table-cell table:style-name="ce76" office:value-type="string">
            <text:p>wpisać dane zalogowanego użytkownika</text:p>
          </table:table-cell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KLasKowIk123Kott?.</text:p>
          </table:table-cell>
          <table:table-cell table:style-name="ce76" office:value-type="string">
            <text:p>wpisać dane zalogowanego użytkownika</text:p>
          </table:table-cell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3. Powtórz hasł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6-20]</text:p>
          </table:table-cell>
          <table:table-cell table:style-name="ce76" office:value-type="string">
            <text:p>KLasKowIk123Kott?.</text:p>
          </table:table-cell>
          <table:table-cell table:style-name="ce76" office:value-type="string">
            <text:p>wpisać dane zalogowanego użytkownika</text:p>
          </table:table-cell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Imię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Stefan</text:p>
          </table:table-cell>
          <table:table-cell table:style-name="ce76" office:value-type="string">
            <text:p>wpisać dane zalogowanego użytkownika</text:p>
          </table:table-cell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Nazwisko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50]</text:p>
          </table:table-cell>
          <table:table-cell table:style-name="ce76" office:value-type="string">
            <text:p>Batory</text:p>
          </table:table-cell>
          <table:table-cell table:style-name="ce76" office:value-type="string">
            <text:p>wpisać dane zalogowanego użytkownika</text:p>
          </table:table-cell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5" table:number-rows-spanned="2">
            <text:p>Wynik oczekiwany</text:p>
          </table:table-cell>
          <table:covered-table-cell table:style-name="ce109"/>
          <table:covered-table-cell table:number-columns-repeated="2" table:style-name="ce72"/>
          <table:covered-table-cell table:style-name="ce79"/>
          <table:table-cell table:style-name="ce72" office:value-type="string" table:number-columns-spanned="1" table:number-rows-spanned="2">
            <text:p>Nastąpi faktyczne zarejestrowanie użytkownika i wyświetli komunikat o poprawnej rejestracji</text:p>
          </table:table-cell>
          <table:table-cell table:style-name="ce72" office:value-type="string" table:number-columns-spanned="1" table:number-rows-spanned="2">
            <text:p>Wyświetli komunikat o istniejącym użytkowniku o takich danych i nie nastąpi rejestracja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72" office:value-type="string" table:number-columns-spanned="1" table:number-rows-spanned="2">
            <text:p>poprawna rejestracja użytkownika</text:p>
          </table:table-cell>
          <table:table-cell table:style-name="ce72" office:value-type="string" table:number-columns-spanned="1" table:number-rows-spanned="2">
            <text:p>pojawia się komunikat o istniejącym użytkowniku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 table:number-columns-repeated="5"/>
          <table:covered-table-cell table:number-columns-repeated="4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2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2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6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8" table:default-cell-style-name="ce51"/>
        <table:table-column table:style-name="co19" table:number-columns-repeated="3" table:default-cell-style-name="ce51"/>
        <table:table-column table:style-name="co17" table:number-columns-repeated="4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6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danych w zakładce koszyk</text:p>
          </table:table-cell>
          <table:covered-table-cell table:number-columns-repeated="4"/>
          <table:table-cell table:style-name="ce83"/>
          <table:table-cell table:style-name="ce123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12-12" table:number-columns-spanned="5" table:number-rows-spanned="1">
            <text:p>2017-12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Zakładka „Koszyk” w sklepie internetowym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7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2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branie produktu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podanie ilości w polu „ilość*”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Kliknięcie „Dodaj do koszy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2"/>
          <table:table-cell table:style-name="ce118"/>
          <table:table-cell table:style-name="ce74" table:number-columns-repeated="6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4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121"/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1">
            <text:p>wybrać produkt Monitor</text:p>
          </table:table-cell>
          <table:covered-table-cell table:style-name="ce113" office:value-type="string">
            <text:p>wybrać produkt Monitor</text:p>
          </table:covered-table-cell>
          <table:table-cell table:style-name="ce113" office:value-type="string">
            <text:p>wybrać produkt Klawiatura</text:p>
          </table:table-cell>
          <table:table-cell table:style-name="ce113" office:value-type="string">
            <text:p>wybrać produkt Głośniki</text:p>
          </table:table-cell>
          <table:table-cell table:style-name="ce113" office:value-type="string">
            <text:p>wybrać produkt Pendrive</text:p>
          </table:table-cell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1">
            <text:p>Kliknąć przycisk dodaj do koszyka</text:p>
          </table:table-cell>
          <table:covered-table-cell table:style-name="ce119"/>
          <table:table-cell table:style-name="ce119" office:value-type="string">
            <text:p>Wybrać ilość 100 w polu „Ilość*” </text:p>
          </table:table-cell>
          <table:table-cell table:style-name="ce119" office:value-type="string">
            <text:p>Wybrać ilość 50 w polu „Ilość*” </text:p>
          </table:table-cell>
          <table:table-cell table:style-name="ce119" office:value-type="string">
            <text:p>W polu „Ilość*” wpisać z klawiatury ilość 30</text:p>
          </table:table-cell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13" table:number-columns-spanned="2" table:number-rows-spanned="1"/>
          <table:covered-table-cell table:style-name="ce119"/>
          <table:table-cell table:number-columns-repeated="3" table:style-name="ce113" office:value-type="string">
            <text:p>Kliknąć przycisk dodaj do koszyka</text:p>
          </table:table-cell>
          <table:table-cell table:style-name="ce122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114" office:value-type="string" table:number-columns-spanned="2" table:number-rows-spanned="2">
            <text:p>W polu „Ilość” powinna zmniejszyć się ilość o 1, do pola Koszyk powinien dodać się produkt i pojawić kwota produktu</text:p>
          </table:table-cell>
          <table:covered-table-cell table:style-name="ce76"/>
          <table:table-cell table:style-name="ce76" office:value-type="string" table:number-columns-spanned="1" table:number-rows-spanned="2">
            <text:p>W polu „Ilość” powinna zmniejszyć się Ilość do 0, Koszyk powinien się zsumować i pokazać sumę wszystkich dodanych produktów.</text:p>
          </table:table-cell>
          <table:table-cell table:style-name="ce76" office:value-type="string" table:number-columns-spanned="1" table:number-rows-spanned="2">
            <text:p>W polu „Ilość” powinna zmniejszyć się Ilość do 50, Koszyk powinien się zsumować i pokazać sumę wszystkich dodanych produktów.</text:p>
          </table:table-cell>
          <table:table-cell table:style-name="ce76" office:value-type="string" table:number-columns-spanned="1" table:number-rows-spanned="2">
            <text:p>W polu „Ilość” powinna zmniejszyć się Ilość do 70, Koszyk powinien się zsumować i pokazać sumę wszystkich dodanych produktów.</text:p>
          </table:table-cell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9">
          <table:covered-table-cell table:style-name="ce53"/>
          <table:covered-table-cell table:style-name="ce115"/>
          <table:covered-table-cell table:number-columns-repeated="2" table:style-name="ce80"/>
          <table:covered-table-cell table:style-name="ce120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/>
          <table:table-cell table:style-name="ce116" table:number-columns-repeated="6"/>
          <table:table-cell table:style-name="ce49" table:number-columns-repeated="2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14" office:value-type="string" table:number-columns-spanned="2" table:number-rows-spanned="2">
            <text:p>W polu „Ilość” zmniejsza się ilość o 1, do pola Koszyk dodał się produkt i kwota produktu</text:p>
          </table:table-cell>
          <table:covered-table-cell table:style-name="ce117"/>
          <table:table-cell table:style-name="ce76" office:value-type="string" table:number-columns-spanned="1" table:number-rows-spanned="2">
            <text:p>W polu „Ilość” zmniejsza się Ilość do 0, Koszyk pokazuje sumę wszystkich dodanych produktów.</text:p>
          </table:table-cell>
          <table:table-cell table:style-name="ce76" office:value-type="string" table:number-columns-spanned="1" table:number-rows-spanned="2">
            <text:p>W polu „Ilość” zmniejsza się Ilość do 50, Koszyk pokazuje sumę wszystkich dodanych produktów.</text:p>
          </table:table-cell>
          <table:table-cell table:style-name="ce76" office:value-type="string" table:number-columns-spanned="1" table:number-rows-spanned="2">
            <text:p>nie można wpisać ręcznie ilości produktu</text:p>
          </table:table-cell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4" table:style-name="ce117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4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4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7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8" table:default-cell-style-name="ce51"/>
        <table:table-column table:style-name="co19" table:number-columns-repeated="3" table:default-cell-style-name="ce51"/>
        <table:table-column table:style-name="co17" table:number-columns-repeated="4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7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danych w zakładce Sklep</text:p>
          </table:table-cell>
          <table:covered-table-cell table:number-columns-repeated="4"/>
          <table:table-cell table:style-name="ce83"/>
          <table:table-cell table:style-name="ce132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7-12-12" table:number-columns-spanned="5" table:number-rows-spanned="1">
            <text:p>2017-12-12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Zakładka „Sklep” w sklepie internetowym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12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e 2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branie produktu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podanie ilości w polu „ilość*” 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Kliknięcie „Dodaj do koszy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7.</text:p>
          </table:table-cell>
          <table:table-cell table:style-name="ce70" office:value-type="string" table:number-columns-spanned="7" table:number-rows-spanned="1">
            <text:p>Powtórzyć kroki od 4-6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8.</text:p>
          </table:table-cell>
          <table:table-cell table:style-name="ce70" office:value-type="string" table:number-columns-spanned="7" table:number-rows-spanned="1">
            <text:p>Powtórzyć kroki od 4-6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9.</text:p>
          </table:table-cell>
          <table:table-cell table:style-name="ce70" office:value-type="string" table:number-columns-spanned="7" table:number-rows-spanned="1">
            <text:p>Powtórzyć kroki od 4-6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10.</text:p>
          </table:table-cell>
          <table:table-cell table:style-name="ce70" office:value-type="string" table:number-columns-spanned="7" table:number-rows-spanned="1">
            <text:p>Powtórzyć kroki od 4-6 (Ilość w tym produkcie powinna być większa niż 1)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11.</text:p>
          </table:table-cell>
          <table:table-cell table:style-name="ce127" office:value-type="string" table:number-columns-spanned="7" table:number-rows-spanned="1">
            <text:p>Kliknąć zakładkę „Koszyk”</text:p>
          </table:table-cell>
          <table:covered-table-cell table:number-columns-repeated="6" table:style-name="ce129"/>
          <table:table-cell table:number-columns-repeated="1015"/>
        </table:table-row>
        <table:table-row table:style-name="ro1">
          <table:table-cell table:style-name="ce49" table:number-columns-repeated="2"/>
          <table:table-cell table:style-name="ce118"/>
          <table:table-cell table:style-name="ce74" table:number-columns-repeated="6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4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131" office:value-type="string">
            <text:p>5</text:p>
          </table:table-cell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20">
          <table:covered-table-cell/>
          <table:table-cell table:style-name="ce113" office:value-type="string" table:number-columns-spanned="2" table:number-rows-spanned="1">
            <text:p>Wybrać pierwszy produkt z koszyka</text:p>
          </table:table-cell>
          <table:covered-table-cell table:style-name="ce113"/>
          <table:table-cell table:style-name="ce113" office:value-type="string">
            <text:p>Wybrać pozycje drugą z koszyka</text:p>
          </table:table-cell>
          <table:table-cell table:style-name="ce113" office:value-type="string">
            <text:p>Wybierz produkt z koszyka z ilością większą niż 1</text:p>
          </table:table-cell>
          <table:table-cell table:style-name="ce113" office:value-type="string">
            <text:p>Na liście koszyka wybrać kilka produktów na raz przy pomocy klawisza Ctrl</text:p>
          </table:table-cell>
          <table:table-cell table:style-name="ce119" office:value-type="string">
            <text:p>Pozostając w koszyku kliknij przycisk „Zamów”</text:p>
          </table:table-cell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1">
            <text:p>zmienić ilość w polu „Ilość*”</text:p>
          </table:table-cell>
          <table:covered-table-cell table:style-name="ce119"/>
          <table:table-cell table:style-name="ce113" office:value-type="string">
            <text:p>Kliknij przycisk „Usuń”</text:p>
          </table:table-cell>
          <table:table-cell table:style-name="ce119" office:value-type="string">
            <text:p>W polu „Ilość*” wpisać z klawiatury ilość 10</text:p>
          </table:table-cell>
          <table:table-cell table:style-name="ce113" office:value-type="string">
            <text:p>Kliknij przycisk „Usuń”</text:p>
          </table:table-cell>
          <table:table-cell table:style-name="ce119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13" office:value-type="string" table:number-columns-spanned="2" table:number-rows-spanned="1">
            <text:p>Kliknąć przycisk „Zmień”</text:p>
          </table:table-cell>
          <table:covered-table-cell table:style-name="ce119"/>
          <table:table-cell table:style-name="ce113"/>
          <table:table-cell table:style-name="ce113" office:value-type="string">
            <text:p>Kliknij przycisk „Zmień”</text:p>
          </table:table-cell>
          <table:table-cell table:style-name="ce113"/>
          <table:table-cell table:style-name="ce119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124" office:value-type="string" table:number-columns-spanned="2" table:number-rows-spanned="2">
            <text:p>W polu „Ilość” powinna zmienić się ilość na wybraną. W polu „Wartość brutto” powinna się zmienić kwota pomniejszona lub powiększona w zależności od naszego wyboru ilości. W polu „Do zapłaty” powinna się zmienić kwota</text:p>
          </table:table-cell>
          <table:covered-table-cell table:style-name="ce76"/>
          <table:table-cell table:style-name="ce76" office:value-type="string" table:number-columns-spanned="1" table:number-rows-spanned="2">
            <text:p>Pozycja wybrana w koszyku powinna zniknąć z listy koszyka, W polu „Do zapłaty” powinna się zmienić kwota.</text:p>
          </table:table-cell>
          <table:table-cell table:style-name="ce76" office:value-type="string" table:number-columns-spanned="1" table:number-rows-spanned="2">
            <text:p>W polu „Ilość” powinna zmniejszyć się Ilość do 10. W polu „Wartość brutto” powinna się zmienić kwota pomniejszona lub powiększona w zależności od wcześniejszej ilości. W polu „Do zapłaty” powinna się zmienić kwota</text:p>
          </table:table-cell>
          <table:table-cell table:style-name="ce76" office:value-type="string" table:number-columns-spanned="1" table:number-rows-spanned="2">
            <text:p>Z koszyka powinny usunąć się wszystkie oznaczone produkty. W polu „Do zapłaty” powinna się zmienić kwota</text:p>
          </table:table-cell>
          <table:table-cell table:style-name="ce76" office:value-type="string" table:number-columns-spanned="1" table:number-rows-spanned="2">
            <text:p>Wyświetli się komunikat o poprawnie złożonym zamówieniu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21">
          <table:covered-table-cell table:style-name="ce53"/>
          <table:covered-table-cell table:style-name="ce115"/>
          <table:covered-table-cell table:number-columns-repeated="2" table:style-name="ce80"/>
          <table:covered-table-cell table:style-name="ce120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/>
          <table:table-cell table:style-name="ce116" table:number-columns-repeated="6"/>
          <table:table-cell table:style-name="ce49" table:number-columns-repeated="2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25" office:value-type="string" table:number-columns-spanned="2" table:number-rows-spanned="2">
            <text:p>zmienia się ilość oraz wszystkie kwoty</text:p>
          </table:table-cell>
          <table:covered-table-cell table:style-name="ce126"/>
          <table:table-cell table:style-name="ce126" office:value-type="string" table:number-columns-spanned="1" table:number-rows-spanned="2">
            <text:p>pozycja została usunięta, kwota się zmieniła</text:p>
          </table:table-cell>
          <table:table-cell table:style-name="ce126" office:value-type="string" table:number-columns-spanned="1" table:number-rows-spanned="2">
            <text:p>nie można wpisać ilości z klawiatury</text:p>
          </table:table-cell>
          <table:table-cell table:style-name="ce119" office:value-type="string" table:number-columns-spanned="1" table:number-rows-spanned="2">
            <text:p>nie można usunąć kilku produktów naraz</text:p>
          </table:table-cell>
          <table:table-cell table:style-name="ce119" office:value-type="string" table:number-columns-spanned="1" table:number-rows-spanned="2">
            <text:p>Brak komunikatu, aplikacja <text:s/>przenosi się do okna początkowego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4" table:style-name="ce126"/>
          <table:covered-table-cell table:number-columns-repeated="2" table:style-name="ce122"/>
          <table:covered-table-cell table:number-columns-repeated="2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5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5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128" office:value-type="string" table:number-columns-spanned="7" table:number-rows-spanned="1">
            <text:p>TAK</text:p>
          </table:table-cell>
          <table:covered-table-cell table:number-columns-repeated="6" table:style-name="ce130"/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8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0" table:default-cell-style-name="ce51"/>
        <table:table-column table:style-name="co21" table:number-columns-repeated="2" table:default-cell-style-name="ce51"/>
        <table:table-column table:style-name="co19" table:default-cell-style-name="ce51"/>
        <table:table-column table:style-name="co17" table:number-columns-repeated="4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8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Poprawność działania przycisków</text:p>
          </table:table-cell>
          <table:covered-table-cell table:number-columns-repeated="4"/>
          <table:table-cell table:style-name="ce83"/>
          <table:table-cell table:style-name="ce135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string" table:number-columns-spanned="5" table:number-rows-spanned="1">
            <text:p>28/12/2017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133" office:value-type="string" table:number-columns-spanned="8" table:number-rows-spanned="2">
            <text:p>Poprawność działania przycisków w zakładce „Koszyk” oraz „Sklep”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5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e 2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konanie przypadków testowych według kolejności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2"/>
          <table:table-cell table:style-name="ce118"/>
          <table:table-cell table:style-name="ce74" table:number-columns-repeated="6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5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131" office:value-type="string">
            <text:p>5</text:p>
          </table:table-cell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20">
          <table:covered-table-cell/>
          <table:table-cell table:style-name="ce113" office:value-type="string" table:number-columns-spanned="2" table:number-rows-spanned="1">
            <text:p>W zakładce „Sklep” wybrać i kliknąć <text:s/>w produkt</text:p>
          </table:table-cell>
          <table:covered-table-cell table:style-name="ce113"/>
          <table:table-cell table:style-name="ce113" office:value-type="string">
            <text:p>W zakładce „Sklep” wybrać i kliknąć <text:s/>w produkt</text:p>
          </table:table-cell>
          <table:table-cell table:style-name="ce113" office:value-type="string">
            <text:p>Przejść do zakładki „Koszyk”</text:p>
          </table:table-cell>
          <table:table-cell table:style-name="ce113" office:value-type="string">
            <text:p>W zakładce „Koszyk” wybrać i kliknąć w produkt</text:p>
          </table:table-cell>
          <table:table-cell table:style-name="ce119" office:value-type="string" table:number-columns-spanned="1" table:number-rows-spanned="4">
            <text:p>Pozostając w zakładce „Koszyk” kliknąć przycisk „Zamów”</text:p>
          </table:table-cell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3">
            <text:p>Kliknąć w przycisk „Dodaj do koszyka”</text:p>
          </table:table-cell>
          <table:covered-table-cell table:style-name="ce119"/>
          <table:table-cell table:style-name="ce113" office:value-type="string">
            <text:p>W polu Ilość wybrać strzałkami dowolną ilość większą niż 1</text:p>
          </table:table-cell>
          <table:table-cell table:style-name="ce119" office:value-type="string">
            <text:p>Kliknąć w wybrany produkt </text:p>
          </table:table-cell>
          <table:table-cell table:style-name="ce113" office:value-type="string" table:number-columns-spanned="1" table:number-rows-spanned="3">
            <text:p>Kliknąć przycisk „Usuń”</text:p>
          </table:table-cell>
          <table:covered-table-cell table:style-name="ce119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covered-table-cell table:style-name="ce134"/>
          <table:covered-table-cell table:style-name="ce119"/>
          <table:table-cell table:style-name="ce113" office:value-type="string" table:number-columns-spanned="1" table:number-rows-spanned="2">
            <text:p>Kliknąć w przycisk „Dodaj do koszyka”</text:p>
          </table:table-cell>
          <table:table-cell table:style-name="ce113" office:value-type="string">
            <text:p>W polu „Ilość” zmienić ilość strzałkami wyboru</text:p>
          </table:table-cell>
          <table:covered-table-cell table:style-name="ce113"/>
          <table:covered-table-cell table:style-name="ce119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covered-table-cell table:style-name="ce134"/>
          <table:covered-table-cell table:style-name="ce119"/>
          <table:covered-table-cell table:style-name="ce113"/>
          <table:table-cell table:style-name="ce113" office:value-type="string">
            <text:p>Kliknąć przycisk „Zmień”</text:p>
          </table:table-cell>
          <table:covered-table-cell table:style-name="ce113"/>
          <table:covered-table-cell table:style-name="ce119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124" office:value-type="string" table:number-columns-spanned="2" table:number-rows-spanned="2">
            <text:p>Wybrany produkt powinien dodać się do koszyka</text:p>
          </table:table-cell>
          <table:covered-table-cell table:style-name="ce76"/>
          <table:table-cell table:style-name="ce76" office:value-type="string" table:number-columns-spanned="1" table:number-rows-spanned="2">
            <text:p>Wybrany produkt powinien dodać się do koszyka</text:p>
          </table:table-cell>
          <table:table-cell table:style-name="ce76" office:value-type="string" table:number-columns-spanned="1" table:number-rows-spanned="2">
            <text:p>Przy wybranym produkcie powinna zmienić się pozycja Ilość, Cena brutto oraz Wartość brutto </text:p>
          </table:table-cell>
          <table:table-cell table:style-name="ce76" office:value-type="string" table:number-columns-spanned="1" table:number-rows-spanned="2">
            <text:p>Wybrana pozycja powinna zostać usunięta z listy w zakładce „Koszyk”</text:p>
          </table:table-cell>
          <table:table-cell table:style-name="ce76" office:value-type="string" table:number-columns-spanned="1" table:number-rows-spanned="2">
            <text:p>Zamówienie powinno zostać zakończone, powinien pojawić się komunikat o poprawnym złożeniu zamówienia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115"/>
          <table:covered-table-cell table:number-columns-repeated="2" table:style-name="ce80"/>
          <table:covered-table-cell table:style-name="ce120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/>
          <table:table-cell table:style-name="ce116" table:number-columns-repeated="6"/>
          <table:table-cell table:style-name="ce49" table:number-columns-repeated="2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25" office:value-type="string" table:number-columns-spanned="2" table:number-rows-spanned="2">
            <text:p>produkt dodał się do koszyka</text:p>
          </table:table-cell>
          <table:covered-table-cell table:style-name="ce126"/>
          <table:table-cell table:style-name="ce125" office:value-type="string" table:number-columns-spanned="1" table:number-rows-spanned="2">
            <text:p>produkt dodał się do koszyka</text:p>
          </table:table-cell>
          <table:table-cell table:style-name="ce126" office:value-type="string" table:number-columns-spanned="1" table:number-rows-spanned="2">
            <text:p>nastąpiła zmiana ilości, ceny i wartości</text:p>
          </table:table-cell>
          <table:table-cell table:style-name="ce119" office:value-type="string" table:number-columns-spanned="1" table:number-rows-spanned="2">
            <text:p>pozycja została usunięta</text:p>
          </table:table-cell>
          <table:table-cell table:style-name="ce119" office:value-type="string" table:number-columns-spanned="1" table:number-rows-spanned="2">
            <text:p>zamówienie skończone. Brak komunikatu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4" table:style-name="ce126"/>
          <table:covered-table-cell table:number-columns-repeated="2" table:style-name="ce122"/>
          <table:covered-table-cell table:number-columns-repeated="2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5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5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128" office:value-type="string" table:number-columns-spanned="7" table:number-rows-spanned="1">
            <text:p>TAK</text:p>
          </table:table-cell>
          <table:covered-table-cell table:number-columns-repeated="6" table:style-name="ce130"/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9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0" table:default-cell-style-name="ce51"/>
        <table:table-column table:style-name="co21" table:number-columns-repeated="2" table:default-cell-style-name="ce51"/>
        <table:table-column table:style-name="co19" table:default-cell-style-name="ce51"/>
        <table:table-column table:style-name="co17" table:number-columns-repeated="4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9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Jak zachowują się pola obligatoryjne</text:p>
          </table:table-cell>
          <table:covered-table-cell table:number-columns-repeated="4"/>
          <table:table-cell table:style-name="ce83"/>
          <table:table-cell table:style-name="ce140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2-01" table:number-columns-spanned="5" table:number-rows-spanned="1">
            <text:p>2018-02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133" office:value-type="string" table:number-columns-spanned="8" table:number-rows-spanned="2">
            <text:p>Pola obligatoryjne występujące w zakładce „Sklep” oraz „Koszyk”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7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e 2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 zakładce „Sklep” wybrać produkt oraz ilość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ąć przycisk „Dodaj do koszyk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Wykonanie przypadków testowych według kolejności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2"/>
          <table:table-cell table:style-name="ce118"/>
          <table:table-cell table:style-name="ce74" table:number-columns-repeated="6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4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2</text:p>
          </table:table-cell>
          <table:table-cell table:style-name="ce138" table:number-columns-repeated="3"/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22">
          <table:covered-table-cell/>
          <table:table-cell table:style-name="ce113" office:value-type="string" table:number-columns-spanned="2" table:number-rows-spanned="1">
            <text:p>W zakładce „Sklep” wybrać i kliknąć produkt</text:p>
          </table:table-cell>
          <table:covered-table-cell table:style-name="ce113"/>
          <table:table-cell table:style-name="ce113" office:value-type="string">
            <text:p>Przejść do zakładki „Koszyk”, wybrać i kliknąć produkt</text:p>
          </table:table-cell>
          <table:table-cell table:style-name="ce134" table:number-columns-repeated="2"/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1">
            <text:p>Pole obligatoryjne „Ilość” pozostawić puste</text:p>
          </table:table-cell>
          <table:covered-table-cell table:style-name="ce119"/>
          <table:table-cell table:style-name="ce113" office:value-type="string">
            <text:p>Pole obligatoryjne „Ilość” pozostawić puste</text:p>
          </table:table-cell>
          <table:table-cell table:style-name="ce134" table:number-columns-repeated="2"/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36" office:value-type="string" table:number-columns-spanned="2" table:number-rows-spanned="1">
            <text:p>Kliknąć przycisk „Dodaj do koszyka”</text:p>
          </table:table-cell>
          <table:covered-table-cell table:style-name="ce119"/>
          <table:table-cell table:style-name="ce136" office:value-type="string">
            <text:p>Kliknąć przycisk „Zamów”</text:p>
          </table:table-cell>
          <table:table-cell table:style-name="ce134" table:number-columns-repeated="2"/>
          <table:table-cell table:style-name="ce122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114" office:value-type="string" table:number-columns-spanned="2" table:number-rows-spanned="2">
            <text:p>Powinien pojawić się komunikat, że pole „Ilość” nie może być puste</text:p>
          </table:table-cell>
          <table:covered-table-cell table:style-name="ce76"/>
          <table:table-cell table:style-name="ce114" office:value-type="string" table:number-columns-spanned="1" table:number-rows-spanned="2">
            <text:p>Powinien pojawić się komunikat, że pole „Ilość” nie może być puste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115"/>
          <table:covered-table-cell table:number-columns-repeated="2" table:style-name="ce80"/>
          <table:covered-table-cell table:style-name="ce120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/>
          <table:table-cell table:style-name="ce116" table:number-columns-repeated="6"/>
          <table:table-cell table:style-name="ce49" table:number-columns-repeated="2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37" office:value-type="string" table:number-columns-spanned="2" table:number-rows-spanned="2">
            <text:p>Nie można pozostawić pola ilość pustego</text:p>
          </table:table-cell>
          <table:covered-table-cell table:style-name="ce117"/>
          <table:table-cell table:style-name="ce137" office:value-type="string" table:number-columns-spanned="1" table:number-rows-spanned="2">
            <text:p>Nie można pozostawić pola ilość pustego</text:p>
          </table:table-cell>
          <table:table-cell table:style-name="ce139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3" table:style-name="ce117"/>
          <table:table-cell table:style-name="ce139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2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2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0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0" table:default-cell-style-name="ce51"/>
        <table:table-column table:style-name="co21" table:number-columns-repeated="2" table:default-cell-style-name="ce51"/>
        <table:table-column table:style-name="co19" table:default-cell-style-name="ce51"/>
        <table:table-column table:style-name="co17" table:number-columns-repeated="4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0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rocesu zakupu</text:p>
          </table:table-cell>
          <table:covered-table-cell table:number-columns-repeated="4"/>
          <table:table-cell table:style-name="ce83"/>
          <table:table-cell table:style-name="ce144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2-01" table:number-columns-spanned="5" table:number-rows-spanned="1">
            <text:p>2018-02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133" office:value-type="string" table:number-columns-spanned="8" table:number-rows-spanned="2">
            <text:p>Sklep internetowy zawierający zakładkę „Sklep” oraz „Koszyk”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5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e 2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konanie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2"/>
          <table:table-cell table:style-name="ce118"/>
          <table:table-cell table:style-name="ce74" table:number-columns-repeated="6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143"/>
          <table:table-cell table:style-name="ce138" table:number-columns-repeated="3"/>
          <table:table-cell table:style-name="ce103" table:number-columns-repeated="4"/>
          <table:table-cell table:style-name="ce92" table:number-columns-repeated="6"/>
          <table:table-cell table:number-columns-repeated="1007"/>
        </table:table-row>
        <table:table-row table:style-name="ro22">
          <table:covered-table-cell/>
          <table:table-cell table:style-name="ce113" office:value-type="string" table:number-columns-spanned="2" table:number-rows-spanned="1">
            <text:p>W zakładce „Sklep” wybrać i kliknąć produkt</text:p>
          </table:table-cell>
          <table:covered-table-cell table:style-name="ce113"/>
          <table:table-cell table:style-name="ce134" table:number-columns-repeated="3"/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113" office:value-type="string" table:number-columns-spanned="2" table:number-rows-spanned="1">
            <text:p>W polu „Ilość” wybrać ilość</text:p>
          </table:table-cell>
          <table:covered-table-cell table:style-name="ce119"/>
          <table:table-cell table:style-name="ce134" table:number-columns-repeated="3"/>
          <table:table-cell table:style-name="ce122"/>
          <table:table-cell table:style-name="ce104" table:number-columns-repeated="3"/>
          <table:table-cell table:style-name="ce106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36" office:value-type="string" table:number-columns-spanned="2" table:number-rows-spanned="1">
            <text:p>Kliknąć przycisk „Dodaj do koszyka”</text:p>
          </table:table-cell>
          <table:covered-table-cell table:style-name="ce119"/>
          <table:table-cell table:style-name="ce134" table:number-columns-repeated="3"/>
          <table:table-cell table:style-name="ce122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36" office:value-type="string" table:number-columns-spanned="2" table:number-rows-spanned="1">
            <text:p>Przejść do zakładki „Koszyk”</text:p>
          </table:table-cell>
          <table:covered-table-cell table:style-name="ce119"/>
          <table:table-cell table:style-name="ce134" table:number-columns-repeated="3"/>
          <table:table-cell table:style-name="ce122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136" office:value-type="string" table:number-columns-spanned="2" table:number-rows-spanned="1">
            <text:p>Kliknąć przycisk „Zamów”</text:p>
          </table:table-cell>
          <table:covered-table-cell table:style-name="ce119"/>
          <table:table-cell table:style-name="ce134" table:number-columns-repeated="3"/>
          <table:table-cell table:style-name="ce122"/>
          <table:table-cell table:style-name="ce104" table:number-columns-repeated="2"/>
          <table:table-cell table:style-name="ce106"/>
          <table:table-cell table:style-name="ce104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114" office:value-type="string" table:number-columns-spanned="2" table:number-rows-spanned="2">
            <text:p>Nastąpi zakończenie procesu zakupu. </text:p>
          </table:table-cell>
          <table:covered-table-cell table:style-name="ce76"/>
          <table:table-cell table:style-name="ce115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115"/>
          <table:covered-table-cell table:number-columns-repeated="2" table:style-name="ce80"/>
          <table:covered-table-cell table:style-name="ce120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/>
          <table:table-cell table:style-name="ce116" table:number-columns-repeated="6"/>
          <table:table-cell table:style-name="ce49" table:number-columns-repeated="2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41" office:value-type="string" table:number-columns-spanned="2" table:number-rows-spanned="2">
            <text:p>Proces zakupu zakończony</text:p>
          </table:table-cell>
          <table:covered-table-cell table:style-name="ce117"/>
          <table:table-cell table:style-name="ce139" table:number-columns-spanned="1" table:number-rows-spanned="2"/>
          <table:table-cell table:style-name="ce139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2" table:style-name="ce117"/>
          <table:covered-table-cell table:number-columns-repeated="2" table:style-name="ce139"/>
          <table:covered-table-cell table:number-columns-repeated="2" table:style-name="ce80"/>
          <table:covered-table-cell table:number-columns-repeated="2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/>
          <table:table-cell table:style-name="ce142"/>
          <table:table-cell table:style-name="ce49" table:number-columns-repeated="7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style-name="ce55" office:value-type="string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8">
          <table:table-cell table:style-name="ce56" office:value-type="string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1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22" table:default-cell-style-name="ce51"/>
        <table:table-column table:style-name="co23" table:number-columns-repeated="2" table:default-cell-style-name="ce51"/>
        <table:table-column table:style-name="co22" table:default-cell-style-name="ce51"/>
        <table:table-column table:style-name="co23" table:number-columns-repeated="4" table:default-cell-style-name="ce51"/>
        <table:table-column table:style-name="co1" table:number-columns-repeated="1011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1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ól tekstowych</text:p>
          </table:table-cell>
          <table:covered-table-cell table:number-columns-repeated="4"/>
          <table:table-cell table:style-name="ce83"/>
          <table:table-cell table:style-name="ce147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2-01" table:number-columns-spanned="5" table:number-rows-spanned="1">
            <text:p>2018-02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Ekran zawierający formularz do wysyłania przelewów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4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K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92" table:number-columns-repeated="4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r rachunku odbiorcy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26]</text:p>
          </table:table-cell>
          <table:table-cell table:style-name="ce76" office:value-type="string">
            <text:p>8310906992872969130318176</text:p>
          </table:table-cell>
          <table:table-cell table:style-name="ce76" office:value-type="string">
            <text:p>831090699287296913031817670</text:p>
          </table:table-cell>
          <table:table-cell table:number-columns-repeated="2" table:style-name="ce76" office:value-type="string">
            <text:p>83109069928729691303181767</text:p>
          </table:table-cell>
          <table:table-cell table:style-name="ce76" office:value-type="string">
            <text:p>8a1B9c6D9e8Ś2.691303181ą*)</text:p>
          </table:table-cell>
          <table:table-cell table:style-name="ce148" office:value-type="string">
            <text:p>pozostawić pole puste</text:p>
          </table:table-cell>
          <table:table-cell table:number-columns-repeated="2" table:style-name="ce76" office:value-type="string">
            <text:p>83109069928729691303181767</text:p>
          </table:table-cell>
          <table:table-cell table:style-name="ce93" table:number-columns-repeated="4"/>
          <table:table-cell table:number-columns-repeated="1007"/>
        </table:table-row>
        <table:table-row table:style-name="ro23">
          <table:covered-table-cell/>
          <table:table-cell table:style-name="ce63" office:value-type="string" table:number-columns-spanned="2" table:number-rows-spanned="1">
            <text:p>2. Nazwa odbiorcy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style-name="ce76" office:value-type="string">
            <text:p>xy</text:p>
          </table:table-cell>
          <table:table-cell table:style-name="ce76" office:value-type="string">
            <text:p>dyb643cdjvgfcgt6789vgcseafhbkj866535354354dvbfd864dyb643cdjvgfcgt6789vgcseafhbkj866535354354dvbfd8644</text:p>
          </table:table-cell>
          <table:table-cell table:style-name="ce76" office:value-type="string">
            <text:p>dyb643cdjvgfcgt6789vgcseafhbkj866535354354dvbfd864dyb643cdjvgfcgt6789vgcseafhbkj866535354354dvbfd864</text:p>
          </table:table-cell>
          <table:table-cell table:style-name="ce76" office:value-type="string">
            <text:p>xy1</text:p>
          </table:table-cell>
          <table:table-cell table:style-name="ce89" office:value-type="string">
            <text:p>Ęóąśłżźćń!@#$%^&amp;*()_+-=:”;',./&lt;&gt;? {}[]`~hbkj866535354354dvbfd864dyb643cdjvgfcg</text:p>
          </table:table-cell>
          <table:table-cell table:style-name="ce88" office:value-type="string">
            <text:p>pozostawić pole puste</text:p>
          </table:table-cell>
          <table:table-cell table:number-columns-repeated="2" table:style-name="ce76" office:value-type="string">
            <text:p>dyb643cdjvgafhbkj866535354354dvbfd864dyb643cdjvgfcgt6789vg</text:p>
          </table:table-cell>
          <table:table-cell table:style-name="ce93" table:number-columns-repeated="4"/>
          <table:table-cell table:number-columns-repeated="1007"/>
        </table:table-row>
        <table:table-row table:style-name="ro24">
          <table:covered-table-cell/>
          <table:table-cell table:style-name="ce63" office:value-type="string" table:number-columns-spanned="2" table:number-rows-spanned="1">
            <text:p>3. Adres odbiorcy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0-255]</text:p>
          </table:table-cell>
          <table:table-cell table:style-name="ce76" office:value-type="string">
            <text:p>pozostawić pole puste</text:p>
          </table:table-cell>
          <table:table-cell table:style-name="ce76" office:value-type="string">
            <text:p>dyb643cdjvgfcgt6789vgcseafhbkj866535354354dvbfd864fhxdxcbht54687nbhjg65dyb643cdjvgfcgt6789vgcseafhbkj866535354354dvbfd864fhxdxcbht54687nbhjg65d3dyb643cdjvgfcgt6789vgcseafhbkj866535354354dvbfd864fhxdxcbht54687nbhjg65dyb643cdjvgfcgt6789vgcseafhghghvhjhgfgcc6</text:p>
          </table:table-cell>
          <table:table-cell table:style-name="ce76" office:value-type="string">
            <text:p>dyb643cdjvgfcgt6789vgcseafhbkj866535354354dvbfd864fhxdxcbht54687nbhjg65dyb643cdjvgfcgt6789vgcseafhbkj866535354354dvbfd864fhxdxcbht54687nbhjg65d3dyb643cdjvgfcgt6789vgcseafhbkj866535354354dvbfd864fhxdxcbht54687nbhjg65dyb643cdjvgfcgt6789vgcseafhghghvhjhgfgcc</text:p>
          </table:table-cell>
          <table:table-cell table:style-name="ce76" office:value-type="string">
            <text:p>X</text:p>
          </table:table-cell>
          <table:table-cell table:style-name="ce89" office:value-type="string">
            <text:p>Ęóąśłżźćń!@#$%^&amp;*()_+-=:”;',./&lt;&gt;? {}[]`~hbkj866535354354dvbfd864dyb643cdjvgfcgdcsdc3355</text:p>
          </table:table-cell>
          <table:table-cell table:style-name="ce88" office:value-type="string">
            <text:p>pozostawić pole puste</text:p>
          </table:table-cell>
          <table:table-cell table:number-columns-repeated="2" table:style-name="ce89" office:value-type="string">
            <text:p>fhxdxcbht54687nbhjg65dyb643cdjvgfcgt6789vgcseafhbkj866535354354dvbfd864fhxdxcbht54687nbhjg65d3dyb643cdjvgfcgt6789vgcseafhbkj866535354354dvbfd864fhxdxcbht546</text:p>
          </table:table-cell>
          <table:table-cell table:style-name="ce93" table:number-columns-repeated="4"/>
          <table:table-cell table:number-columns-repeated="1007"/>
        </table:table-row>
        <table:table-row table:style-name="ro4">
          <table:covered-table-cell/>
          <table:table-cell table:style-name="ce63" office:value-type="string" table:number-columns-spanned="2" table:number-rows-spanned="1">
            <text:p>4. Tytuł przelewu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style-name="ce76" office:value-type="string">
            <text:p>a1</text:p>
          </table:table-cell>
          <table:table-cell table:style-name="ce76" office:value-type="string">
            <text:p>shjsankjsandiwjd3893849jksndsmncnzcjsd399jdkmdscAADCDcDsjshdfsfkoekflsdkfldskfldsjnvndi003AAcdkjfoe</text:p>
          </table:table-cell>
          <table:table-cell table:style-name="ce76" office:value-type="string">
            <text:p>shjsankjsandiwjd3893849jksndsmncnzcjsd399jdkmdscAADCDcDsjshdfsfkoekflsdkfldskfldsjnvndi003AAcdkjfo</text:p>
          </table:table-cell>
          <table:table-cell table:style-name="ce76" office:value-type="string">
            <text:p>Nr3</text:p>
          </table:table-cell>
          <table:table-cell table:style-name="ce89" office:value-type="string">
            <text:p>Ęóąśłżźćń!@#$%^&amp;*()_+-=:”;',./&lt;&gt;? {}[]`~hbkj866535354354dvbfd864dyb643cdjvgfcg</text:p>
          </table:table-cell>
          <table:table-cell table:style-name="ce88" office:value-type="string">
            <text:p>pozostawić pole puste</text:p>
          </table:table-cell>
          <table:table-cell table:number-columns-repeated="2" table:style-name="ce89" office:value-type="string">
            <text:p>mncnzcjsd399jdkmdscAADCDcDsjshdfsfko</text:p>
          </table:table-cell>
          <table:table-cell table:style-name="ce93" table:number-columns-repeated="4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5. Kwota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1-10]</text:p>
          </table:table-cell>
          <table:table-cell table:style-name="ce76"/>
          <table:table-cell table:style-name="ce76" office:value-type="string">
            <text:p>45678345670</text:p>
          </table:table-cell>
          <table:table-cell table:style-name="ce76" office:value-type="string">
            <text:p>4567834567</text:p>
          </table:table-cell>
          <table:table-cell table:style-name="ce76" office:value-type="string">
            <text:p>5</text:p>
          </table:table-cell>
          <table:table-cell table:style-name="ce88" office:value-type="string">
            <text:p>Aść&lt;&gt;[.*$</text:p>
          </table:table-cell>
          <table:table-cell table:style-name="ce88" office:value-type="string">
            <text:p>pozostawić pole puste</text:p>
          </table:table-cell>
          <table:table-cell table:style-name="ce149" office:value-type="float" office:value="142">
            <text:p>142.00</text:p>
          </table:table-cell>
          <table:table-cell table:style-name="ce150" office:value-type="float" office:value="123.44">
            <text:p>123.44</text:p>
          </table:table-cell>
          <table:table-cell table:style-name="ce93" table:number-columns-repeated="4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3"/>
          <table:table-cell table:style-name="ce146"/>
          <table:table-cell table:style-name="ce53" table:number-columns-repeated="4"/>
          <table:table-cell table:number-columns-repeated="1007"/>
        </table:table-row>
        <table:table-row table:style-name="ro12">
          <table:table-cell table:style-name="ce52" office:value-type="string" table:number-columns-spanned="5" table:number-rows-spanned="2">
            <text:p>Wynik oczekiwany</text:p>
          </table:table-cell>
          <table:covered-table-cell table:style-name="ce65"/>
          <table:covered-table-cell table:number-columns-repeated="2" table:style-name="ce72"/>
          <table:covered-table-cell table:style-name="ce79"/>
          <table:table-cell table:style-name="ce76" office:value-type="string" table:number-columns-spanned="1" table:number-rows-spanned="2">
            <text:p>Przelew nie powinien być zrealizowany. Pojawi się komunikat o nieprawidłowo wypełnionych polach nr 1,2,3,4 zbyt mała ilość znaków oraz, że pole nr 5 nie może być puste.</text:p>
          </table:table-cell>
          <table:table-cell table:style-name="ce76" office:value-type="string" table:number-columns-spanned="1" table:number-rows-spanned="2">
            <text:p>Przelew nie powinien być zrealizowany. Pojawi się komunikat o nieprawidłowo wypełnionych polach nr 1,2,3,4,5 zbyt duża ilość znaków.</text:p>
          </table:table-cell>
          <table:table-cell table:style-name="ce76" office:value-type="string" table:number-columns-spanned="1" table:number-rows-spanned="2">
            <text:p>Nastąpi akceptacja wpisanych danych oraz pojawi się prośba o potwierdzenie lub poprawę danych do przelewu.</text:p>
          </table:table-cell>
          <table:table-cell table:style-name="ce76" office:value-type="string" table:number-columns-spanned="1" table:number-rows-spanned="2">
            <text:p>Nastąpi akceptacja wpisanych danych oraz pojawi się prośba o potwierdzenie lub poprawę danych do przelewu.</text:p>
          </table:table-cell>
          <table:table-cell table:style-name="ce89" office:value-type="string" table:number-columns-spanned="1" table:number-rows-spanned="2">
            <text:p>Przelew nie powinien być zrealizowany. Pojawi się komunikat, że w polu 1,5 wpisany został zły typ danych</text:p>
          </table:table-cell>
          <table:table-cell table:style-name="ce89" office:value-type="string" table:number-columns-spanned="1" table:number-rows-spanned="2">
            <text:p>Przelew nie powinien być zrealizowany. Pojawi się komunikat, że pole 1,2,4,5 nie może być puste.</text:p>
          </table:table-cell>
          <table:table-cell table:style-name="ce76" office:value-type="string" table:number-columns-spanned="1" table:number-rows-spanned="2">
            <text:p>Nastąpi akceptacja wpisanych danych oraz pojawi się prośba o potwierdzenie lub poprawę danych do przelewu.</text:p>
          </table:table-cell>
          <table:table-cell table:style-name="ce76" office:value-type="string" table:number-columns-spanned="1" table:number-rows-spanned="2">
            <text:p>Nastąpi akceptacja wpisanych danych oraz pojawi się prośba o potwierdzenie lub poprawę danych do przelewu.</text:p>
          </table:table-cell>
          <table:table-cell table:style-name="ce53" table:number-columns-repeated="4"/>
          <table:table-cell table:number-columns-repeated="1007"/>
        </table:table-row>
        <table:table-row table:style-name="ro13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80"/>
          <table:covered-table-cell table:number-columns-repeated="3" table:style-name="ce88"/>
          <table:covered-table-cell table:style-name="ce146"/>
          <table:table-cell table:style-name="ce53" table:number-columns-repeated="4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14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90" office:value-type="string" table:number-columns-spanned="1" table:number-rows-spanned="2">
            <text:p>pojawia się komunikat informujący, że pole Adres odbiorcy nie może być puste</text:p>
          </table:table-cell>
          <table:table-cell table:style-name="ce90" office:value-type="string" table:number-columns-spanned="1" table:number-rows-spanned="2">
            <text:p>pole nie przyjmuje więcej znaków niż maksymalna zdefiniowana ilość resztę ucuna. Brak komunikató</text:p>
          </table:table-cell>
          <table:table-cell table:style-name="ce90" office:value-type="string" table:number-columns-spanned="1" table:number-rows-spanned="2">
            <text:p>pola zaakceptowane, wyskakuje komunikat o braku wystarczających środków na koncie</text:p>
          </table:table-cell>
          <table:table-cell table:style-name="ce90" office:value-type="string" table:number-columns-spanned="1" table:number-rows-spanned="2">
            <text:p>akceptacja danych, aplikacja przechodzi do następnego okna</text:p>
          </table:table-cell>
          <table:table-cell table:style-name="ce90" office:value-type="string" table:number-columns-spanned="1" table:number-rows-spanned="2">
            <text:p>przelew nie zrealizowany, aplikacja nie pozwala na wpisanie w polu 1 i <text:s/>5 znakó alfabetycznych i znaków specjalnych, brak komunikatów. W polu 5 jedynie akceptacja znaku „.” jako separatora kwoty.</text:p>
          </table:table-cell>
          <table:table-cell table:style-name="ce90" office:value-type="string" table:number-columns-spanned="1" table:number-rows-spanned="2">
            <text:p>pojawia się komunikat że pole nr konta nie może być puste</text:p>
          </table:table-cell>
          <table:table-cell table:style-name="ce90" office:value-type="string" table:number-columns-spanned="1" table:number-rows-spanned="2">
            <text:p>akceptacja danych, aplikacja przechodzi do następnego okna</text:p>
          </table:table-cell>
          <table:table-cell table:style-name="ce90" office:value-type="string" table:number-columns-spanned="1" table:number-rows-spanned="2">
            <text:p>akceptacja danych, aplikacja przechodzi do następnego okna</text:p>
          </table:table-cell>
          <table:table-cell table:number-columns-repeated="1011"/>
        </table:table-row>
        <table:table-row table:style-name="ro25">
          <table:covered-table-cell table:number-columns-repeated="5"/>
          <table:covered-table-cell table:style-name="ce111"/>
          <table:covered-table-cell table:style-name="ce145"/>
          <table:covered-table-cell table:number-columns-repeated="5" table:style-name="ce90"/>
          <table:covered-table-cell table:style-name="ce151"/>
          <table:table-cell table:number-columns-repeated="1011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8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7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8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8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7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8.</text:p>
          </table:table-cell>
          <table:table-cell table:style-name="ce111" table:number-columns-spanned="7" table:number-rows-spanned="1"/>
          <table:covered-table-cell table:number-columns-repeated="6"/>
          <table:table-cell table:style-name="Default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46"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2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default-cell-style-name="ce51"/>
        <table:table-column table:style-name="co25" table:default-cell-style-name="ce51"/>
        <table:table-column table:style-name="co22" table:default-cell-style-name="ce51"/>
        <table:table-column table:style-name="co23" table:number-columns-repeated="2" table:default-cell-style-name="ce51"/>
        <table:table-column table:style-name="co22" table:default-cell-style-name="ce51"/>
        <table:table-column table:style-name="co23" table:number-columns-repeated="4" table:default-cell-style-name="ce51"/>
        <table:table-column table:style-name="co1" table:number-columns-repeated="1011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2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działania przycisków</text:p>
          </table:table-cell>
          <table:covered-table-cell table:number-columns-repeated="4"/>
          <table:table-cell table:style-name="ce83"/>
          <table:table-cell table:style-name="ce152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2-01" table:number-columns-spanned="5" table:number-rows-spanned="1">
            <text:p>2018-02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office:value-type="string" table:number-columns-spanned="8" table:number-rows-spanned="2">
            <text:p>Przyciski zawarte w formularzu do wysyłania przelewów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5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4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konanie przypadków testowych według kolejności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7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143" table:number-columns-repeated="2"/>
          <table:table-cell table:style-name="ce153" table:number-columns-repeated="5"/>
          <table:table-cell table:style-name="ce92" table:number-columns-repeated="5"/>
          <table:table-cell table:number-columns-repeated="1007"/>
        </table:table-row>
        <table:table-row table:style-name="ro26">
          <table:covered-table-cell/>
          <table:table-cell table:style-name="ce76" office:value-type="string" table:number-columns-spanned="2" table:number-rows-spanned="1">
            <text:p>W pole „Nr rachunku odbiorcy” wpisać: 97116052168159436723349207 </text:p>
          </table:table-cell>
          <table:covered-table-cell table:style-name="ce76"/>
          <table:table-cell table:style-name="ce76" office:value-type="string" table:number-columns-spanned="1" table:number-rows-spanned="6">
            <text:p>Kliknąć przycisk „Popraw”</text:p>
          </table:table-cell>
          <table:table-cell table:style-name="ce77" office:value-type="string" table:number-columns-spanned="1" table:number-rows-spanned="3">
            <text:p>Kliknąć przycisk „OK”</text:p>
          </table:table-cell>
          <table:table-cell table:style-name="ce80" table:number-columns-repeated="5"/>
          <table:table-cell table:style-name="ce157"/>
          <table:table-cell table:style-name="ce80" table:number-columns-repeated="2"/>
          <table:table-cell table:style-name="ce93" table:number-columns-repeated="4"/>
          <table:table-cell table:number-columns-repeated="1007"/>
        </table:table-row>
        <table:table-row table:style-name="ro26">
          <table:covered-table-cell/>
          <table:table-cell table:style-name="ce76" office:value-type="string" table:number-columns-spanned="2" table:number-rows-spanned="1">
            <text:p>W pole „Nazwa odbiorcy” wpisać: Barbara</text:p>
          </table:table-cell>
          <table:covered-table-cell table:number-columns-repeated="2" table:style-name="ce76"/>
          <table:covered-table-cell table:style-name="ce77"/>
          <table:table-cell table:style-name="ce80" table:number-columns-repeated="4"/>
          <table:table-cell table:style-name="ce154"/>
          <table:table-cell table:style-name="ce107"/>
          <table:table-cell table:style-name="ce80" table:number-columns-repeated="2"/>
          <table:table-cell table:style-name="ce93" table:number-columns-repeated="4"/>
          <table:table-cell table:number-columns-repeated="1007"/>
        </table:table-row>
        <table:table-row table:style-name="ro23">
          <table:covered-table-cell/>
          <table:table-cell table:style-name="ce76" office:value-type="string" table:number-columns-spanned="2" table:number-rows-spanned="1">
            <text:p>W pole „Adres odbiorcy” wpisać: Wrocław 52-444</text:p>
            <text:p>ul. Inowrocławska 15/15 </text:p>
          </table:table-cell>
          <table:covered-table-cell table:number-columns-repeated="2" table:style-name="ce76"/>
          <table:covered-table-cell table:style-name="ce77"/>
          <table:table-cell table:style-name="ce80" table:number-columns-repeated="4"/>
          <table:table-cell table:style-name="ce154"/>
          <table:table-cell table:style-name="ce107"/>
          <table:table-cell table:style-name="ce154"/>
          <table:table-cell table:style-name="ce107"/>
          <table:table-cell table:style-name="ce93" table:number-columns-repeated="4"/>
          <table:table-cell table:number-columns-repeated="1007"/>
        </table:table-row>
        <table:table-row table:style-name="ro26">
          <table:covered-table-cell/>
          <table:table-cell table:style-name="ce76" office:value-type="string" table:number-columns-spanned="2" table:number-rows-spanned="1">
            <text:p>W pole „Tytuł przelewu” wpisać: czesne za studia czesne za studia</text:p>
          </table:table-cell>
          <table:covered-table-cell table:number-columns-repeated="2" table:style-name="ce76"/>
          <table:table-cell table:style-name="ce77" office:value-type="string" table:number-columns-spanned="1" table:number-rows-spanned="3">
            <text:p>Kliknąć przycisk „Potwierdź”</text:p>
          </table:table-cell>
          <table:table-cell table:style-name="ce80" table:number-columns-repeated="4"/>
          <table:table-cell table:style-name="ce154"/>
          <table:table-cell table:style-name="ce107"/>
          <table:table-cell table:style-name="ce154"/>
          <table:table-cell table:style-name="ce80"/>
          <table:table-cell table:style-name="ce93" table:number-columns-repeated="4"/>
          <table:table-cell table:number-columns-repeated="1007"/>
        </table:table-row>
        <table:table-row table:style-name="ro26">
          <table:covered-table-cell/>
          <table:table-cell table:style-name="ce76" office:value-type="string" table:number-columns-spanned="2" table:number-rows-spanned="1">
            <text:p>W pole kwota wpisać: 112.99</text:p>
          </table:table-cell>
          <table:covered-table-cell table:number-columns-repeated="2" table:style-name="ce76"/>
          <table:covered-table-cell table:style-name="ce77"/>
          <table:table-cell table:style-name="ce80" table:number-columns-repeated="4"/>
          <table:table-cell table:style-name="ce107" table:number-columns-repeated="2"/>
          <table:table-cell table:style-name="ce154"/>
          <table:table-cell table:style-name="ce107"/>
          <table:table-cell table:style-name="ce93" table:number-columns-repeated="4"/>
          <table:table-cell table:number-columns-repeated="1007"/>
        </table:table-row>
        <table:table-row table:style-name="ro26">
          <table:covered-table-cell/>
          <table:table-cell table:style-name="ce76" office:value-type="string" table:number-columns-spanned="2" table:number-rows-spanned="1">
            <text:p>Kliknąć przycisk „OK”</text:p>
          </table:table-cell>
          <table:covered-table-cell table:number-columns-repeated="2" table:style-name="ce76"/>
          <table:covered-table-cell table:style-name="ce77"/>
          <table:table-cell table:style-name="ce80" table:number-columns-repeated="4"/>
          <table:table-cell table:style-name="ce107" table:number-columns-repeated="2"/>
          <table:table-cell table:style-name="ce154"/>
          <table:table-cell table:style-name="ce107"/>
          <table:table-cell table:style-name="ce93" table:number-columns-repeated="4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3"/>
          <table:table-cell table:style-name="ce146"/>
          <table:table-cell table:style-name="ce53" table:number-columns-repeated="4"/>
          <table:table-cell table:number-columns-repeated="1007"/>
        </table:table-row>
        <table:table-row table:style-name="ro12">
          <table:table-cell table:style-name="ce52" office:value-type="string" table:number-columns-spanned="1" table:number-rows-spanned="2">
            <text:p>Wynik oczekiwany</text:p>
          </table:table-cell>
          <table:table-cell table:style-name="ce76" office:value-type="string" table:number-columns-spanned="2" table:number-rows-spanned="2">
            <text:p>Nastąpi akceptacja wpisanych danych oraz pojawi się prośba o potwierdzenie lub poprawę danych do przelewu.</text:p>
          </table:table-cell>
          <table:covered-table-cell table:style-name="ce72"/>
          <table:table-cell table:style-name="ce72" office:value-type="string" table:number-columns-spanned="1" table:number-rows-spanned="2">
            <text:p>Nastąpi przeniesienie do ekranu edycji danych</text:p>
          </table:table-cell>
          <table:table-cell table:style-name="ce79" office:value-type="string" table:number-columns-spanned="1" table:number-rows-spanned="2">
            <text:p>Nastąpi poprawne zrealizowanie przelewu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155" table:number-columns-spanned="1" table:number-rows-spanned="2"/>
          <table:table-cell table:style-name="ce155" table:number-columns-spanned="1" table:number-rows-spanned="2"/>
          <table:table-cell table:style-name="ce80" table:number-columns-spanned="1" table:number-rows-spanned="2"/>
          <table:table-cell table:style-name="ce158" table:number-columns-spanned="1" table:number-rows-spanned="2"/>
          <table:table-cell table:style-name="ce53" table:number-columns-repeated="4"/>
          <table:table-cell table:number-columns-repeated="1007"/>
        </table:table-row>
        <table:table-row table:style-name="ro13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80"/>
          <table:covered-table-cell table:number-columns-repeated="3" table:style-name="ce156"/>
          <table:covered-table-cell table:style-name="ce146"/>
          <table:table-cell table:style-name="ce53" table:number-columns-repeated="4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14">
          <table:table-cell table:style-name="ce50" office:value-type="string" table:number-columns-spanned="1" table:number-rows-spanned="2">
            <text:p>Wynik rzeczywisty</text:p>
          </table:table-cell>
          <table:table-cell table:style-name="ce125" office:value-type="string" table:number-columns-spanned="2" table:number-rows-spanned="2">
            <text:p>akceptacja danych, prośba potwierdzenie</text:p>
          </table:table-cell>
          <table:covered-table-cell table:style-name="ce111"/>
          <table:table-cell table:style-name="ce72" office:value-type="string" table:number-columns-spanned="1" table:number-rows-spanned="2">
            <text:p>przeniesienie do ekranu edycji danych</text:p>
          </table:table-cell>
          <table:table-cell table:style-name="ce79" office:value-type="string" table:number-columns-spanned="1" table:number-rows-spanned="2">
            <text:p>poprawne zrealizowanie przelewu</text:p>
          </table:table-cell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2"/>
        </table:table-row>
        <table:table-row table:style-name="ro15">
          <table:covered-table-cell/>
          <table:covered-table-cell table:number-columns-repeated="4" table:style-name="ce111"/>
          <table:covered-table-cell table:number-columns-repeated="7" table:style-name="ce53"/>
          <table:table-cell table:number-columns-repeated="1012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3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3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3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6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3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Jak zachowują się pola obligatoryjne</text:p>
          </table:table-cell>
          <table:covered-table-cell table:number-columns-repeated="4"/>
          <table:table-cell table:style-name="ce83"/>
          <table:table-cell table:style-name="ce159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3-01" table:number-columns-spanned="5" table:number-rows-spanned="1">
            <text:p>2018-03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7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4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K”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Kliknięcie przycisku „Potwierdź”</text:p>
          </table:table-cell>
          <table:covered-table-cell table:number-columns-repeated="6" table:style-name="ce4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5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92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r rachunku odbiorcy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26]</text:p>
          </table:table-cell>
          <table:table-cell table:style-name="ce76" office:value-type="string">
            <text:p>83109069928729691303181767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83109069928729691303181767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83109069928729691303181767</text:p>
          </table:table-cell>
          <table:table-cell table:style-name="ce88" office:value-type="string">
            <text:p>pole puste</text:p>
          </table:table-cell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Nazwa odbiorcy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style-name="ce76" office:value-type="string">
            <text:p>Ryszard Kowalski</text:p>
          </table:table-cell>
          <table:table-cell table:number-columns-repeated="2" table:style-name="ce76" office:value-type="string">
            <text:p>pole puste</text:p>
          </table:table-cell>
          <table:table-cell table:style-name="ce76" office:value-type="string">
            <text:p>Ryszard Kowalski</text:p>
          </table:table-cell>
          <table:table-cell table:style-name="ce76" office:value-type="string">
            <text:p>Jan Jankowski</text:p>
          </table:table-cell>
          <table:table-cell table:style-name="ce88" office:value-type="string">
            <text:p>pole puste</text:p>
          </table:table-cell>
          <table:table-cell table:style-name="ce107" table:number-columns-repeated="6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3. Tytuł przelewu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style-name="ce76" office:value-type="string">
            <text:p>DkfkslfSSl1/12</text:p>
          </table:table-cell>
          <table:table-cell table:number-columns-repeated="2" table:style-name="ce76" office:value-type="string">
            <text:p>pole puste</text:p>
          </table:table-cell>
          <table:table-cell table:style-name="ce76" office:value-type="string">
            <text:p>DkfkslfSSl1/12</text:p>
          </table:table-cell>
          <table:table-cell table:style-name="ce88" office:value-type="string">
            <text:p>pole puste</text:p>
          </table:table-cell>
          <table:table-cell table:style-name="ce76" office:value-type="string">
            <text:p>Essdgfdg2018/12</text:p>
          </table:table-cell>
          <table:table-cell table:style-name="ce107" table:number-columns-repeated="6"/>
          <table:table-cell table:number-columns-repeated="1007"/>
        </table:table-row>
        <table:table-row table:style-name="ro11">
          <table:covered-table-cell/>
          <table:table-cell table:style-name="ce63" office:value-type="string" table:number-columns-spanned="2" table:number-rows-spanned="1">
            <text:p>4. Kwota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1-10]</text:p>
          </table:table-cell>
          <table:table-cell table:style-name="ce76" office:value-type="string">
            <text:p>1231.33</text:p>
          </table:table-cell>
          <table:table-cell table:style-name="ce76" office:value-type="string">
            <text:p>pole puste</text:p>
          </table:table-cell>
          <table:table-cell table:style-name="ce76" office:value-type="string">
            <text:p>1231.33</text:p>
          </table:table-cell>
          <table:table-cell table:style-name="ce76" office:value-type="string">
            <text:p>pole puste</text:p>
          </table:table-cell>
          <table:table-cell table:style-name="ce88" office:value-type="string">
            <text:p>pole puste</text:p>
          </table:table-cell>
          <table:table-cell table:style-name="ce160" office:value-type="float" office:value="456.79">
            <text:p>456.79</text:p>
          </table:table-cell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5" table:number-rows-spanned="2">
            <text:p>Wynik oczekiwany</text:p>
          </table:table-cell>
          <table:covered-table-cell table:style-name="ce109"/>
          <table:covered-table-cell table:number-columns-repeated="2" table:style-name="ce72"/>
          <table:covered-table-cell table:style-name="ce79"/>
          <table:table-cell table:style-name="ce72" office:value-type="string" table:number-columns-spanned="1" table:number-rows-spanned="2">
            <text:p>Akceptacja pól obligatoryjnych we wszystkich polach, Pojawi się komunikat o poprawnym przesłaniu przelewu</text:p>
          </table:table-cell>
          <table:table-cell table:style-name="ce72" office:value-type="string" table:number-columns-spanned="1" table:number-rows-spanned="2">
            <text:p>Wyświetli komunikat, że pole 1,2,3,4 nie mogą być puste.</text:p>
          </table:table-cell>
          <table:table-cell table:style-name="ce72" office:value-type="string" table:number-columns-spanned="1" table:number-rows-spanned="2">
            <text:p>Wyświetli komunikat, że pole 2 i 3 nie może być puste.</text:p>
          </table:table-cell>
          <table:table-cell table:style-name="ce72" office:value-type="string" table:number-columns-spanned="1" table:number-rows-spanned="2">
            <text:p>Wyświetli komunikat, że pole 1 i 4 nie może być puste.</text:p>
          </table:table-cell>
          <table:table-cell table:style-name="ce72" office:value-type="string" table:number-columns-spanned="1" table:number-rows-spanned="2">
            <text:p>Wyświetli komunikat, że pole 3 i 4 nie może być puste.</text:p>
          </table:table-cell>
          <table:table-cell table:style-name="ce72" office:value-type="string" table:number-columns-spanned="1" table:number-rows-spanned="2">
            <text:p>Wyświetli komunikat, że pole 1 i 2 nie może być puste.</text:p>
          </table:table-cell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73"/>
          <table:covered-table-cell table:number-columns-repeated="2" table:style-name="ce111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72" office:value-type="string" table:number-columns-spanned="1" table:number-rows-spanned="2">
            <text:p>przelew zrealizowany</text:p>
          </table:table-cell>
          <table:table-cell table:style-name="ce72" office:value-type="string" table:number-columns-spanned="1" table:number-rows-spanned="2">
            <text:p>komunikat że pole Nr rachunku nie może być puste</text:p>
          </table:table-cell>
          <table:table-cell table:style-name="ce72" office:value-type="string" table:number-columns-spanned="1" table:number-rows-spanned="2">
            <text:p>komunikat że pole Nazwa odbiorcy nie może być puste</text:p>
          </table:table-cell>
          <table:table-cell table:style-name="ce72" office:value-type="string" table:number-columns-spanned="1" table:number-rows-spanned="2">
            <text:p>komunikat że pole Nr rachunku nie może być puste</text:p>
          </table:table-cell>
          <table:table-cell table:style-name="ce72" office:value-type="string" table:number-columns-spanned="1" table:number-rows-spanned="2">
            <text:p>komunikat że pole Tytuł przelewu nie może być puste</text:p>
          </table:table-cell>
          <table:table-cell table:style-name="ce72" office:value-type="string" table:number-columns-spanned="1" table:number-rows-spanned="2">
            <text:p>komunikat że pole Nr rachunku nie może być puste</text:p>
          </table:table-cell>
          <table:table-cell table:number-columns-repeated="1013"/>
        </table:table-row>
        <table:table-row table:style-name="ro15">
          <table:covered-table-cell table:number-columns-repeated="5"/>
          <table:covered-table-cell table:number-columns-repeated="4" table:style-name="ce73"/>
          <table:covered-table-cell table:number-columns-repeated="2" table:style-name="ce111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6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6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4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12" table:default-cell-style-name="ce51"/>
        <table:table-column table:style-name="co1" table:default-cell-style-name="ce51"/>
        <table:table-column table:style-name="co17" table:number-columns-repeated="6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4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ola „Dostępne środki”</text:p>
          </table:table-cell>
          <table:covered-table-cell table:number-columns-repeated="4"/>
          <table:table-cell table:style-name="ce83"/>
          <table:table-cell table:style-name="ce161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3-01" table:number-columns-spanned="5" table:number-rows-spanned="1">
            <text:p>2018-03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7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4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K”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Kliknięcie przycisku „Potwierdź”</text:p>
          </table:table-cell>
          <table:covered-table-cell table:number-columns-repeated="6" table:style-name="ce4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string">
            <text:p>Typ</text:p>
          </table:table-cell>
          <table:table-cell table:style-name="ce75" office:value-type="string">
            <text:p>Min/Max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92" table:number-columns-repeated="9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r rachunku odbiorcy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26]</text:p>
          </table:table-cell>
          <table:table-cell table:number-columns-repeated="3" table:style-name="ce76" office:value-type="string">
            <text:p>83109069928729691303181767</text:p>
          </table:table-cell>
          <table:table-cell table:style-name="ce80" table:number-columns-repeated="2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Nazwa odbiorcy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number-columns-repeated="3" table:style-name="ce76" office:value-type="string">
            <text:p>Ryszard Kowalski</text:p>
          </table:table-cell>
          <table:table-cell table:style-name="ce80" table:number-columns-repeated="2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3.Adres odbiorcy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0-255]</text:p>
          </table:table-cell>
          <table:table-cell table:number-columns-repeated="3" table:style-name="ce76" office:value-type="string">
            <text:p>Ul. Kościuszki 164/67</text:p>
          </table:table-cell>
          <table:table-cell table:style-name="ce80" table:number-columns-repeated="2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Tytuł przelewu</text:p>
          </table:table-cell>
          <table:covered-table-cell table:style-name="ce72"/>
          <table:table-cell table:style-name="ce76" office:value-type="string">
            <text:p>Alfanumeryczne</text:p>
          </table:table-cell>
          <table:table-cell table:style-name="ce77" office:value-type="string">
            <text:p>[3-100]</text:p>
          </table:table-cell>
          <table:table-cell table:number-columns-repeated="3" table:style-name="ce76" office:value-type="string">
            <text:p>DkfkslfSSl1/12</text:p>
          </table:table-cell>
          <table:table-cell table:style-name="ce80"/>
          <table:table-cell table:style-name="ce107"/>
          <table:table-cell table:style-name="ce80"/>
          <table:table-cell table:style-name="ce107" table:number-columns-repeated="6"/>
          <table:table-cell table:number-columns-repeated="1007"/>
        </table:table-row>
        <table:table-row table:style-name="ro27">
          <table:covered-table-cell/>
          <table:table-cell table:style-name="ce63" office:value-type="string" table:number-columns-spanned="2" table:number-rows-spanned="1">
            <text:p>5. Kwota</text:p>
          </table:table-cell>
          <table:covered-table-cell table:style-name="ce72"/>
          <table:table-cell table:style-name="ce76" office:value-type="string">
            <text:p>Numeryczne</text:p>
          </table:table-cell>
          <table:table-cell table:style-name="ce77" office:value-type="string">
            <text:p>[1-10]</text:p>
          </table:table-cell>
          <table:table-cell table:style-name="ce76" office:value-type="string">
            <text:p>1</text:p>
          </table:table-cell>
          <table:table-cell table:style-name="ce76" office:value-type="string">
            <text:p>2,15</text:p>
          </table:table-cell>
          <table:table-cell table:style-name="ce76" office:value-type="string">
            <text:p>Wpisać kwotę większą niż dostępne środki</text:p>
          </table:table-cell>
          <table:table-cell table:style-name="ce80"/>
          <table:table-cell table:style-name="ce107"/>
          <table:table-cell table:style-name="ce162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5" table:number-rows-spanned="2">
            <text:p>Wynik oczekiwany</text:p>
          </table:table-cell>
          <table:covered-table-cell table:style-name="ce109"/>
          <table:covered-table-cell table:number-columns-repeated="2" table:style-name="ce72"/>
          <table:covered-table-cell table:style-name="ce79"/>
          <table:table-cell table:style-name="ce72" office:value-type="string" table:number-columns-spanned="1" table:number-rows-spanned="2">
            <text:p>Pojawi się komunikat o poprawnym wysłaniu przelewu, kwota dostępnych środków pomniejszy się o wysłaną kwotę.</text:p>
          </table:table-cell>
          <table:table-cell table:style-name="ce72" office:value-type="string" table:number-columns-spanned="1" table:number-rows-spanned="2">
            <text:p>Pojawi się komunikat o poprawnym wysłaniu przelewu, kwota dostępnych środków pomniejszy się o wysłaną kwotę.</text:p>
          </table:table-cell>
          <table:table-cell table:style-name="ce72" office:value-type="string" table:number-columns-spanned="1" table:number-rows-spanned="2">
            <text:p>Pojawi się komunikat, że przelew nie może być zrealizowany ponieważ kwota przelewu przekracza kwotę dostępnych środków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5" table:number-rows-spanned="2">
            <text:p>Wynik rzeczywisty</text:p>
          </table:table-cell>
          <table:covered-table-cell table:style-name="ce66"/>
          <table:covered-table-cell table:number-columns-repeated="3"/>
          <table:table-cell table:style-name="ce72" office:value-type="string" table:number-columns-spanned="1" table:number-rows-spanned="2">
            <text:p>po kliknięciu przycisku ok, aplikacja przenosi do potwierdzenia danych. W polu Kwota dane nie są zgodne, są powiększone o 1, po kliknięciu Potwierdź, Dostępne środki pomniejszane są o złą kwotę</text:p>
          </table:table-cell>
          <table:table-cell table:style-name="ce72" office:value-type="string" table:number-columns-spanned="1" table:number-rows-spanned="2">
            <text:p>przelew zaakceptowany, kwota dostępnych środków zmniejszyła się prawidłowo</text:p>
          </table:table-cell>
          <table:table-cell table:style-name="ce72" office:value-type="string" table:number-columns-spanned="1" table:number-rows-spanned="2">
            <text:p>pojawia się komunikat że kwota przekracza dostępne środki</text:p>
          </table:table-cell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28">
          <table:covered-table-cell table:number-columns-repeated="5"/>
          <table:covered-table-cell table:number-columns-repeated="4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3">
            <text:p>Pozytywny</text:p>
          </table:table-cell>
          <table:table-cell table:style-name="ce67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3">
            <text:p>Negatywny</text:p>
          </table:table-cell>
          <table:table-cell table:style-name="ce68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5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17" table:number-columns-repeated="6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5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rocesu realizacji przelewu</text:p>
          </table:table-cell>
          <table:covered-table-cell table:number-columns-repeated="4"/>
          <table:table-cell table:style-name="ce83"/>
          <table:table-cell table:style-name="ce164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3-01" table:number-columns-spanned="5" table:number-rows-spanned="1">
            <text:p>2018-03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7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4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K”</text:p>
          </table:table-cell>
          <table:covered-table-cell table:number-columns-repeated="6" table:style-name="ce74"/>
          <table:table-cell table:number-columns-repeated="1015"/>
        </table:table-row>
        <table:table-row table:style-name="ro18">
          <table:covered-table-cell table:style-name="ce49"/>
          <table:table-cell table:style-name="ce63" office:value-type="string">
            <text:p>6.</text:p>
          </table:table-cell>
          <table:table-cell table:style-name="ce70" office:value-type="string" table:number-columns-spanned="7" table:number-rows-spanned="1">
            <text:p>Kliknięcie przycisku „Potwierdź”</text:p>
          </table:table-cell>
          <table:covered-table-cell table:number-columns-repeated="6" table:style-name="ce4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6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float" office:value="1">
            <text:p>1</text:p>
          </table:table-cell>
          <table:table-cell table:style-name="ce92" table:number-columns-repeated="13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1. Nr rachunku odbiorcy</text:p>
          </table:table-cell>
          <table:covered-table-cell table:style-name="ce72"/>
          <table:table-cell table:style-name="ce76" office:value-type="string">
            <text:p>83109069928729691303181767</text:p>
          </table:table-cell>
          <table:table-cell table:style-name="ce120"/>
          <table:table-cell table:style-name="ce80" table:number-columns-repeated="5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2. Nazwa odbiorcy</text:p>
          </table:table-cell>
          <table:covered-table-cell table:style-name="ce72"/>
          <table:table-cell table:style-name="ce76" office:value-type="string">
            <text:p>Bogdan Bogdański</text:p>
          </table:table-cell>
          <table:table-cell table:style-name="ce120"/>
          <table:table-cell table:style-name="ce80" table:number-columns-repeated="5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3.Adres odbiorcy</text:p>
          </table:table-cell>
          <table:covered-table-cell table:style-name="ce72"/>
          <table:table-cell table:style-name="ce76" office:value-type="string">
            <text:p>Bogdaniec 52-007, ul. Bogdańska 125/125</text:p>
          </table:table-cell>
          <table:table-cell table:style-name="ce120"/>
          <table:table-cell table:style-name="ce80" table:number-columns-repeated="5"/>
          <table:table-cell table:style-name="ce107" table:number-columns-repeated="7"/>
          <table:table-cell table:number-columns-repeated="1007"/>
        </table:table-row>
        <table:table-row table:style-name="ro10">
          <table:covered-table-cell/>
          <table:table-cell table:style-name="ce63" office:value-type="string" table:number-columns-spanned="2" table:number-rows-spanned="1">
            <text:p>4. Tytuł przelewu</text:p>
          </table:table-cell>
          <table:covered-table-cell table:style-name="ce72"/>
          <table:table-cell table:style-name="ce76" office:value-type="string">
            <text:p>Godjkajka</text:p>
          </table:table-cell>
          <table:table-cell table:style-name="ce120"/>
          <table:table-cell table:style-name="ce80" table:number-columns-repeated="4"/>
          <table:table-cell table:style-name="ce107"/>
          <table:table-cell table:style-name="ce80"/>
          <table:table-cell table:style-name="ce107" table:number-columns-repeated="6"/>
          <table:table-cell table:number-columns-repeated="1007"/>
        </table:table-row>
        <table:table-row table:style-name="ro27">
          <table:covered-table-cell/>
          <table:table-cell table:style-name="ce63" office:value-type="string" table:number-columns-spanned="2" table:number-rows-spanned="1">
            <text:p>5. Kwota</text:p>
          </table:table-cell>
          <table:covered-table-cell table:style-name="ce72"/>
          <table:table-cell table:style-name="ce76" office:value-type="string">
            <text:p>Wpisać dowolną kwotę mniejszą niż kwota dostępnych środków</text:p>
          </table:table-cell>
          <table:table-cell table:style-name="ce120"/>
          <table:table-cell table:style-name="ce80" table:number-columns-repeated="4"/>
          <table:table-cell table:style-name="ce107"/>
          <table:table-cell table:style-name="ce162"/>
          <table:table-cell table:style-name="ce107" table:number-columns-repeated="6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style-name="ce109"/>
          <table:covered-table-cell table:style-name="ce72"/>
          <table:table-cell table:style-name="ce72" office:value-type="string" table:number-columns-spanned="1" table:number-rows-spanned="2">
            <text:p>Przelew zostanie wysłany, pojawi się komunikat o poprawnym wysłaniu przelewu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4" table:style-name="ce73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72" office:value-type="string" table:number-columns-spanned="1" table:number-rows-spanned="2">
            <text:p>Przelew wysłany, pojawił się komunikat o poprawnym wysłaniu przelewu</text:p>
          </table:table-cell>
          <table:table-cell table:style-name="ce163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 table:number-columns-repeated="3"/>
          <table:covered-table-cell table:style-name="ce111"/>
          <table:table-cell table:style-name="ce163"/>
          <table:covered-table-cell table:number-columns-repeated="4" table:style-name="ce73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style-name="ce55" office:value-type="string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8">
          <table:table-cell table:style-name="ce56" office:value-type="string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6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default-cell-style-name="ce51"/>
        <table:table-column table:style-name="co24" table:number-columns-repeated="2" table:default-cell-style-name="ce51"/>
        <table:table-column table:style-name="co23" table:default-cell-style-name="ce51"/>
        <table:table-column table:style-name="co28" table:default-cell-style-name="ce51"/>
        <table:table-column table:style-name="co1" table:number-columns-repeated="1012" table:default-cell-style-name="ce51"/>
        <table:table-column table:style-name="co1" table:default-cell-style-name="Default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6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number-columns-repeated="1015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ól tekstowych</text:p>
          </table:table-cell>
          <table:covered-table-cell table:number-columns-repeated="4"/>
          <table:table-cell table:style-name="ce83"/>
          <table:table-cell table:style-name="ce166" office:value-type="string" table:number-columns-spanned="2" table:number-rows-spanned="2">
            <text:p>pozytywny</text:p>
          </table:table-cell>
          <table:covered-table-cell/>
          <table:table-cell table:number-columns-repeated="1015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number-columns-repeated="1015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6-01" table:number-columns-spanned="5" table:number-rows-spanned="1">
            <text:p>2018-06-01</text:p>
          </table:table-cell>
          <table:covered-table-cell table:number-columns-repeated="4"/>
          <table:table-cell table:style-name="ce83" table:number-columns-repeated="3"/>
          <table:table-cell table:number-columns-repeated="1015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number-columns-repeated="1015"/>
        </table:table-row>
        <table:table-row table:style-name="ro1">
          <table:table-cell table:style-name="ce49" table:number-columns-repeated="8"/>
          <table:table-cell table:style-name="ce87" office:value-type="string">
            <text:p>Bez testów</text:p>
          </table:table-cell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2"/>
          <table:table-cell office:value-type="string">
            <text:p><text:s/></text:p>
          </table:table-cell>
          <table:table-cell table:number-columns-repeated="1012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5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 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Konwertuj”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/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92" table:number-columns-repeated="6"/>
          <table:table-cell table:number-columns-repeated="1008"/>
        </table:table-row>
        <table:table-row table:style-name="ro29">
          <table:covered-table-cell/>
          <table:table-cell table:style-name="ce63" office:value-type="string" table:number-columns-spanned="2" table:number-rows-spanned="1">
            <text:p>Liczba 32-bitowa</text:p>
          </table:table-cell>
          <table:covered-table-cell table:style-name="ce72"/>
          <table:table-cell table:style-name="ce77" office:value-type="string">
            <text:p>0</text:p>
          </table:table-cell>
          <table:table-cell table:style-name="ce77" office:value-type="string">
            <text:p>1</text:p>
          </table:table-cell>
          <table:table-cell table:style-name="ce165" office:value-type="float" office:value="-4454">
            <text:p>-4454</text:p>
          </table:table-cell>
          <table:table-cell table:style-name="ce165" office:value-type="float" office:value="6.36374895607979E+016">
            <text:p>63637489560797900</text:p>
          </table:table-cell>
          <table:table-cell table:style-name="ce167" office:value-type="string">
            <text:p>pozostawić pole puste</text:p>
          </table:table-cell>
          <table:table-cell table:style-name="ce77" office:value-type="string">
            <text:p>aAbBcC</text:p>
          </table:table-cell>
          <table:table-cell table:style-name="ce167" office:value-type="string">
            <text:p>+-:'!@#$%^&amp;*()-={}[]|\:";'&gt;&lt;?,./</text:p>
          </table:table-cell>
          <table:table-cell table:style-name="ce154"/>
          <table:table-cell table:style-name="ce107" table:number-columns-repeated="5"/>
          <table:table-cell table:number-columns-repeated="1008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3"/>
          <table:table-cell table:style-name="ce53" table:number-columns-repeated="2"/>
          <table:table-cell table:style-name="ce146"/>
          <table:table-cell table:style-name="ce53" table:number-columns-repeated="5"/>
          <table:table-cell table:number-columns-repeated="1008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style-name="ce109"/>
          <table:covered-table-cell table:style-name="ce72"/>
          <table:table-cell table:style-name="ce72" office:value-type="string" table:number-columns-spanned="1" table:number-rows-spanned="2">
            <text:p>Konwersja się powiedzie</text:p>
          </table:table-cell>
          <table:table-cell table:style-name="ce72" office:value-type="string" table:number-columns-spanned="1" table:number-rows-spanned="2">
            <text:p>Konwersja się powiedzie</text:p>
          </table:table-cell>
          <table:table-cell table:style-name="ce72" office:value-type="string" table:number-columns-spanned="1" table:number-rows-spanned="2">
            <text:p>Pojawi się komunikat że liczba musi być dodatnia</text:p>
          </table:table-cell>
          <table:table-cell table:style-name="ce72" office:value-type="string" table:number-columns-spanned="1" table:number-rows-spanned="2">
            <text:p>Konwersja się powiedzie</text:p>
          </table:table-cell>
          <table:table-cell table:style-name="ce168" office:value-type="string" table:number-columns-spanned="1" table:number-rows-spanned="2">
            <text:p>Pojawi się komunikat, że pole nie może być puste</text:p>
          </table:table-cell>
          <table:table-cell table:style-name="ce72" office:value-type="string" table:number-columns-spanned="1" table:number-rows-spanned="2">
            <text:p>Pojawi się komunikat o złym typie danych</text:p>
          </table:table-cell>
          <table:table-cell table:style-name="ce72" office:value-type="string" table:number-columns-spanned="1" table:number-rows-spanned="2">
            <text:p>Pojawi się komunikat o złym typie danych</text:p>
          </table:table-cell>
          <table:table-cell table:style-name="ce169" table:number-columns-spanned="1" table:number-rows-spanned="2"/>
          <table:table-cell table:style-name="ce53" table:number-columns-repeated="5"/>
          <table:table-cell table:number-columns-repeated="1008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number-columns-repeated="3" table:style-name="ce72"/>
          <table:covered-table-cell table:style-name="ce53"/>
          <table:covered-table-cell table:style-name="ce111"/>
          <table:covered-table-cell table:style-name="ce146"/>
          <table:table-cell table:style-name="ce53" table:number-columns-repeated="5"/>
          <table:table-cell table:number-columns-repeated="1008"/>
        </table:table-row>
        <table:table-row table:style-name="ro1">
          <table:table-cell table:style-name="ce49" table:number-columns-repeated="8"/>
          <table:table-cell table:number-columns-repeated="2"/>
          <table:table-cell table:style-name="ce163"/>
          <table:table-cell table:number-columns-repeated="1013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72" office:value-type="string" table:number-columns-spanned="1" table:number-rows-spanned="2">
            <text:p>Konwersja się powiodła</text:p>
          </table:table-cell>
          <table:table-cell table:style-name="ce72" office:value-type="string" table:number-columns-spanned="1" table:number-rows-spanned="2">
            <text:p>Konwersja się powiodła</text:p>
          </table:table-cell>
          <table:table-cell table:style-name="ce72" office:value-type="string" table:number-columns-spanned="1" table:number-rows-spanned="2">
            <text:p>Nie można wybrać liczby ujemnej</text:p>
          </table:table-cell>
          <table:table-cell table:style-name="ce72" office:value-type="string" table:number-columns-spanned="1" table:number-rows-spanned="2">
            <text:p>Konwersja się powiodła</text:p>
          </table:table-cell>
          <table:table-cell table:style-name="ce72" office:value-type="string" table:number-columns-spanned="1" table:number-rows-spanned="2">
            <text:p>pole nie może być puste. Brak komunikatu</text:p>
          </table:table-cell>
          <table:table-cell table:style-name="ce90" office:value-type="string" table:number-columns-spanned="1" table:number-rows-spanned="2">
            <text:p>nie można wpisać znaków alfabetycznych</text:p>
          </table:table-cell>
          <table:table-cell table:style-name="ce90" office:value-type="string" table:number-columns-spanned="1" table:number-rows-spanned="2">
            <text:p>nie można wpisać znaków nych</text:p>
          </table:table-cell>
          <table:table-cell table:style-name="ce146" table:number-columns-spanned="1" table:number-rows-spanned="2"/>
          <table:table-cell table:number-columns-repeated="1013"/>
        </table:table-row>
        <table:table-row table:style-name="ro15">
          <table:covered-table-cell table:number-columns-repeated="3"/>
          <table:covered-table-cell table:style-name="ce111"/>
          <table:covered-table-cell table:style-name="ce66"/>
          <table:covered-table-cell table:number-columns-repeated="3" table:style-name="ce72"/>
          <table:covered-table-cell table:style-name="ce53"/>
          <table:covered-table-cell table:style-name="ce111"/>
          <table:covered-table-cell table:style-name="ce146"/>
          <table:table-cell table:number-columns-repeated="1013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8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7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8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8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7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8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7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default-cell-style-name="ce51"/>
        <table:table-column table:style-name="co29" table:default-cell-style-name="ce51"/>
        <table:table-column table:style-name="co24" table:default-cell-style-name="ce51"/>
        <table:table-column table:style-name="co23" table:default-cell-style-name="ce51"/>
        <table:table-column table:style-name="co28" table:default-cell-style-name="ce51"/>
        <table:table-column table:style-name="co1" table:number-columns-repeated="1012" table:default-cell-style-name="ce51"/>
        <table:table-column table:style-name="co1" table:default-cell-style-name="Default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7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number-columns-repeated="1015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rzycisku „Konwertuj”</text:p>
          </table:table-cell>
          <table:covered-table-cell table:number-columns-repeated="4"/>
          <table:table-cell table:style-name="ce83"/>
          <table:table-cell table:style-name="ce173" office:value-type="string" table:number-columns-spanned="2" table:number-rows-spanned="2">
            <text:p>pozytywny</text:p>
          </table:table-cell>
          <table:covered-table-cell/>
          <table:table-cell table:number-columns-repeated="1015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number-columns-repeated="1015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6-01" table:number-columns-spanned="5" table:number-rows-spanned="1">
            <text:p>2018-06-01</text:p>
          </table:table-cell>
          <table:covered-table-cell table:number-columns-repeated="4"/>
          <table:table-cell table:style-name="ce83" table:number-columns-repeated="3"/>
          <table:table-cell table:number-columns-repeated="1015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number-columns-repeated="1015"/>
        </table:table-row>
        <table:table-row table:style-name="ro1">
          <table:table-cell table:style-name="ce49" table:number-columns-repeated="8"/>
          <table:table-cell table:style-name="ce87" office:value-type="string">
            <text:p>Bez testów</text:p>
          </table:table-cell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2"/>
          <table:table-cell office:value-type="string">
            <text:p><text:s/></text:p>
          </table:table-cell>
          <table:table-cell table:number-columns-repeated="1012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5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 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Konwertuj”</text:p>
          </table:table-cell>
          <table:covered-table-cell table:number-columns-repeated="5" table:style-name="ce74"/>
          <table:covered-table-cell/>
          <table:table-cell table:number-columns-repeated="1015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float" office:value="1">
            <text:p>1</text:p>
          </table:table-cell>
          <table:table-cell table:style-name="ce92" table:number-columns-repeated="12"/>
          <table:table-cell table:number-columns-repeated="1008"/>
        </table:table-row>
        <table:table-row table:style-name="ro30">
          <table:covered-table-cell/>
          <table:table-cell table:style-name="ce63" office:value-type="string" table:number-columns-spanned="2" table:number-rows-spanned="1">
            <text:p>Liczba 32-bitowa</text:p>
          </table:table-cell>
          <table:covered-table-cell table:style-name="ce72"/>
          <table:table-cell table:style-name="ce77" office:value-type="string">
            <text:p>4556</text:p>
          </table:table-cell>
          <table:table-cell table:style-name="ce171"/>
          <table:table-cell table:style-name="ce172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07" table:number-columns-repeated="5"/>
          <table:table-cell table:number-columns-repeated="1008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3"/>
          <table:table-cell table:style-name="ce146" table:number-columns-repeated="3"/>
          <table:table-cell table:style-name="ce53" table:number-columns-repeated="5"/>
          <table:table-cell table:number-columns-repeated="1008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style-name="ce109"/>
          <table:covered-table-cell table:style-name="ce72"/>
          <table:table-cell table:style-name="ce76" office:value-type="string" table:number-columns-spanned="1" table:number-rows-spanned="2">
            <text:p>Przycisk „Konwertuj” zadziała, nastąpi poprawna konwersja. 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69" table:number-columns-spanned="1" table:number-rows-spanned="2"/>
          <table:table-cell table:style-name="ce53" table:number-columns-repeated="5"/>
          <table:table-cell table:number-columns-repeated="1008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8"/>
          <table:covered-table-cell table:number-columns-repeated="3" table:style-name="ce73"/>
          <table:covered-table-cell table:number-columns-repeated="3" table:style-name="ce146"/>
          <table:table-cell table:style-name="ce53" table:number-columns-repeated="5"/>
          <table:table-cell table:number-columns-repeated="1008"/>
        </table:table-row>
        <table:table-row table:style-name="ro1">
          <table:table-cell table:style-name="ce49" table:number-columns-repeated="8"/>
          <table:table-cell table:style-name="ce163" table:number-columns-repeated="3"/>
          <table:table-cell table:number-columns-repeated="1013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170" office:value-type="string" table:number-columns-spanned="1" table:number-rows-spanned="2">
            <text:p>poprawna konwersja</text:p>
          </table:table-cell>
          <table:table-cell table:style-name="ce146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146" table:number-columns-spanned="1" table:number-rows-spanned="2"/>
          <table:table-cell table:style-name="ce146" table:number-columns-spanned="1" table:number-rows-spanned="2"/>
          <table:table-cell table:number-columns-repeated="1013"/>
        </table:table-row>
        <table:table-row table:style-name="ro15">
          <table:covered-table-cell table:number-columns-repeated="3"/>
          <table:covered-table-cell table:style-name="ce111"/>
          <table:covered-table-cell table:style-name="ce146"/>
          <table:covered-table-cell table:number-columns-repeated="3" table:style-name="ce73"/>
          <table:covered-table-cell table:number-columns-repeated="3" table:style-name="ce146"/>
          <table:table-cell table:number-columns-repeated="1013"/>
        </table:table-row>
        <table:table-row table:style-name="ro1">
          <table:table-cell table:style-name="ce49" table:number-columns-repeated="8"/>
          <table:table-cell table:number-columns-repeated="1016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style-name="ce55" office:value-type="string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8">
          <table:table-cell table:style-name="ce56" office:value-type="string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8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8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oprawności konwertowania</text:p>
          </table:table-cell>
          <table:covered-table-cell table:number-columns-repeated="4"/>
          <table:table-cell table:style-name="ce83"/>
          <table:table-cell table:style-name="ce176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6-01" table:number-columns-spanned="5" table:number-rows-spanned="1">
            <text:p>2018-06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5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zgodnie ze specyfikacją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Konwertuj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71"/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92" table:number-columns-repeated="7"/>
          <table:table-cell table:number-columns-repeated="1007"/>
        </table:table-row>
        <table:table-row table:style-name="ro26">
          <table:covered-table-cell/>
          <table:table-cell table:style-name="ce63" office:value-type="string" table:number-columns-spanned="2" table:number-rows-spanned="1">
            <text:p>Liczba 32-bitowa</text:p>
          </table:table-cell>
          <table:covered-table-cell table:style-name="ce72"/>
          <table:table-cell table:style-name="ce77" office:value-type="string">
            <text:p>0</text:p>
          </table:table-cell>
          <table:table-cell table:style-name="ce77" office:value-type="string">
            <text:p>1</text:p>
          </table:table-cell>
          <table:table-cell table:style-name="ce165" office:value-type="string">
            <text:p>Wpisać maksymalną liczbę 32-bitową: 4294967295</text:p>
          </table:table-cell>
          <table:table-cell table:style-name="ce165" office:value-type="string">
            <text:p>Wpisać maksymalną liczbę 32-bitową + 1 :4294967296</text:p>
          </table:table-cell>
          <table:table-cell table:style-name="ce165" office:value-type="string">
            <text:p>Wpisać maksymalną liczbę 16-bitową: 65535</text:p>
          </table:table-cell>
          <table:table-cell table:style-name="ce165" office:value-type="string">
            <text:p>Wpisać maksymalną liczbę 16-bitową + 1: 65536</text:p>
          </table:table-cell>
          <table:table-cell table:style-name="ce76" office:value-type="string">
            <text:p>2345678</text:p>
          </table:table-cell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53" table:number-columns-repeated="8"/>
          <table:table-cell table:number-columns-repeated="1007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style-name="ce109"/>
          <table:covered-table-cell table:style-name="ce72"/>
          <table:table-cell table:style-name="ce72" office:value-type="string" table:number-columns-spanned="1" table:number-rows-spanned="2">
            <text:p>Konwersja powiedzie się, pojawi się wynik 0.</text:p>
          </table:table-cell>
          <table:table-cell table:style-name="ce72" office:value-type="string" table:number-columns-spanned="1" table:number-rows-spanned="2">
            <text:p>Konwersja powiedzie się, pojawi się wynik 0001.</text:p>
          </table:table-cell>
          <table:table-cell table:style-name="ce72" office:value-type="string" table:number-columns-spanned="1" table:number-rows-spanned="2">
            <text:p>Konwersja powiedzie się, pojawi się wynik FFFFFFFF.</text:p>
          </table:table-cell>
          <table:table-cell table:style-name="ce72" office:value-type="string" table:number-columns-spanned="1" table:number-rows-spanned="2">
            <text:p>Translator powinien zamienić wpisaną liczbę na maksimum liczby 32-bitowej, pojawi się wynik FFFFFFFF.</text:p>
          </table:table-cell>
          <table:table-cell table:style-name="ce72" office:value-type="string" table:number-columns-spanned="1" table:number-rows-spanned="2">
            <text:p>Konwersja powiedzie się, pojawi się wynik FFFF.</text:p>
          </table:table-cell>
          <table:table-cell table:style-name="ce72" office:value-type="string" table:number-columns-spanned="1" table:number-rows-spanned="2">
            <text:p>Konwersja powiedzie się, pojawi się wynik 10000.</text:p>
          </table:table-cell>
          <table:table-cell table:style-name="ce72" office:value-type="string" table:number-columns-spanned="1" table:number-rows-spanned="2">
            <text:p>Konwersja powiedzie się, pojawi się wynik 23CACE.</text:p>
          </table:table-cell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15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number-columns-repeated="4" table:style-name="ce72"/>
          <table:covered-table-cell table:number-columns-repeated="2"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72" office:value-type="string" table:number-columns-spanned="1" table:number-rows-spanned="2">
            <text:p>Konwersja powiodła się, pojawił się wynik 0.</text:p>
          </table:table-cell>
          <table:table-cell table:style-name="ce72" office:value-type="string" table:number-columns-spanned="1" table:number-rows-spanned="2">
            <text:p>Konwersja powiodła się, pojawił się wynik 0001.</text:p>
          </table:table-cell>
          <table:table-cell table:style-name="ce72" office:value-type="string" table:number-columns-spanned="1" table:number-rows-spanned="2">
            <text:p>Konwersja nie powiodła się, pojawia się zły wynik</text:p>
          </table:table-cell>
          <table:table-cell table:style-name="ce72" office:value-type="string" table:number-columns-spanned="1" table:number-rows-spanned="2">
            <text:p>Konwersja nie powiodła się, pojawia się zły wynik</text:p>
          </table:table-cell>
          <table:table-cell table:style-name="ce72" office:value-type="string" table:number-columns-spanned="1" table:number-rows-spanned="2">
            <text:p>Konwersja powiodła się, pojawił się wynik FFFF.</text:p>
          </table:table-cell>
          <table:table-cell table:style-name="ce72" office:value-type="string" table:number-columns-spanned="1" table:number-rows-spanned="2">
            <text:p>Konwersja nie powiodła się, pojawia się zły wynik 0001</text:p>
          </table:table-cell>
          <table:table-cell table:style-name="ce72" office:value-type="string" table:number-columns-spanned="1" table:number-rows-spanned="2">
            <text:p>Konwersja nie powiodła się, pojawia się zły wynik 0001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 table:number-columns-repeated="3"/>
          <table:covered-table-cell table:style-name="ce111"/>
          <table:covered-table-cell table:style-name="ce66"/>
          <table:covered-table-cell table:number-columns-repeated="4" table:style-name="ce72"/>
          <table:covered-table-cell table:number-columns-repeated="2"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7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7" office:value-type="string">
            <text:p>7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7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/>
          <table:table-cell table:style-name="ce68" office:value-type="string">
            <text:p>7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9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19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rzycisków funkcyjnych</text:p>
          </table:table-cell>
          <table:covered-table-cell table:number-columns-repeated="4"/>
          <table:table-cell table:style-name="ce83"/>
          <table:table-cell table:style-name="ce180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6-01" table:number-columns-spanned="5" table:number-rows-spanned="1">
            <text:p>2018-06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5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7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konanie przypadków testowych według kolejności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92" table:number-columns-repeated="12"/>
          <table:table-cell table:number-columns-repeated="1007"/>
        </table:table-row>
        <table:table-row table:style-name="ro26">
          <table:covered-table-cell/>
          <table:table-cell table:style-name="ce177" office:value-type="string" table:number-columns-spanned="2" table:number-rows-spanned="1">
            <text:p>Kliknąć przycisk „Start”</text:p>
          </table:table-cell>
          <table:covered-table-cell table:style-name="ce76"/>
          <table:table-cell table:style-name="ce77" office:value-type="string">
            <text:p>Kliknąć przycisk „Stop” po kilku sekundach</text:p>
          </table:table-cell>
          <table:table-cell table:style-name="ce77" office:value-type="string">
            <text:p>Kliknąć przycisk „Reset”</text:p>
          </table:table-cell>
          <table:table-cell table:style-name="ce172" table:number-columns-repeated="4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72" office:value-type="string" table:number-columns-spanned="2" table:number-rows-spanned="2">
            <text:p><text:s/>Uruchomi się odliczanie czasu na zegarze stopera</text:p>
          </table:table-cell>
          <table:covered-table-cell table:style-name="ce72"/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ię wyzeruje 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31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number-columns-repeated="4" table:style-name="ce73"/>
          <table:covered-table-cell table:style-name="ce146"/>
          <table:covered-table-cell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179" table:number-columns-repeated="4"/>
          <table:table-cell table:style-name="ce146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78" office:value-type="string" table:number-columns-spanned="2" table:number-rows-spanned="2">
            <text:p>odliczanie uruchomione</text:p>
          </table:table-cell>
          <table:covered-table-cell table:style-name="ce151"/>
          <table:table-cell table:style-name="ce90" office:value-type="string" table:number-columns-spanned="1" table:number-rows-spanned="2">
            <text:p>Zegar zostaje zatrzymany, na liście pojawia się zatrzymany czas</text:p>
          </table:table-cell>
          <table:table-cell table:style-name="ce178" office:value-type="string" table:number-columns-spanned="1" table:number-rows-spanned="2">
            <text:p>zegar się zeruj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15">
          <table:covered-table-cell/>
          <table:covered-table-cell table:number-columns-repeated="2" table:style-name="ce151"/>
          <table:covered-table-cell table:style-name="ce90"/>
          <table:covered-table-cell table:style-name="ce178"/>
          <table:covered-table-cell table:number-columns-repeated="4" table:style-name="ce73"/>
          <table:covered-table-cell table:style-name="ce146"/>
          <table:covered-table-cell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3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3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0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20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Sprawdzenie poprawności działania stopera</text:p>
          </table:table-cell>
          <table:covered-table-cell table:number-columns-repeated="4"/>
          <table:table-cell table:style-name="ce83"/>
          <table:table-cell table:style-name="ce183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6-01" table:number-columns-spanned="5" table:number-rows-spanned="1">
            <text:p>2018-06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5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7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konanie przypadków testowych według kolejności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1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64" office:value-type="string">
            <text:p>5</text:p>
          </table:table-cell>
          <table:table-cell table:style-name="ce64" office:value-type="string">
            <text:p>6</text:p>
          </table:table-cell>
          <table:table-cell table:style-name="ce64" office:value-type="string">
            <text:p>7</text:p>
          </table:table-cell>
          <table:table-cell table:style-name="ce64" office:value-type="string">
            <text:p>8</text:p>
          </table:table-cell>
          <table:table-cell table:style-name="ce92" table:number-columns-repeated="8"/>
          <table:table-cell table:number-columns-repeated="1007"/>
        </table:table-row>
        <table:table-row table:style-name="ro26">
          <table:covered-table-cell/>
          <table:table-cell table:style-name="ce177" office:value-type="string" table:number-columns-spanned="2" table:number-rows-spanned="1">
            <text:p>Kliknąć przycisk „Start”</text:p>
          </table:table-cell>
          <table:covered-table-cell table:style-name="ce76"/>
          <table:table-cell table:style-name="ce77" office:value-type="string">
            <text:p>Kliknąć przycisk „Stop” po 10 sekundach</text:p>
          </table:table-cell>
          <table:table-cell table:style-name="ce77" office:value-type="string">
            <text:p>Kliknąć przycisk „Stop” po 20 sekundach</text:p>
          </table:table-cell>
          <table:table-cell table:style-name="ce77" office:value-type="string">
            <text:p>Kliknąć przycisk „Stop” po 30 sekundach</text:p>
          </table:table-cell>
          <table:table-cell table:style-name="ce77" office:value-type="string">
            <text:p>Kliknąć przycisk „Stop” po 45 sekundach</text:p>
          </table:table-cell>
          <table:table-cell table:style-name="ce77" office:value-type="string">
            <text:p>Kliknąć przycisk „Stop” po <text:s/>1 minucie</text:p>
          </table:table-cell>
          <table:table-cell table:style-name="ce77" office:value-type="string">
            <text:p>Kliknąć przycisk „Stop” po 5 minutach</text:p>
          </table:table-cell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7"/>
        </table:table-row>
        <table:table-row table:style-name="ro7">
          <table:table-cell table:style-name="ce52" office:value-type="string" table:number-columns-spanned="1" table:number-rows-spanned="2">
            <text:p>Wynik oczekiwany</text:p>
          </table:table-cell>
          <table:table-cell table:style-name="ce72" office:value-type="string" table:number-columns-spanned="2" table:number-rows-spanned="2">
            <text:p><text:s/>Uruchomi się odliczanie czasu na zegarze stopera</text:p>
          </table:table-cell>
          <table:covered-table-cell table:style-name="ce72"/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2" office:value-type="string" table:number-columns-spanned="1" table:number-rows-spanned="2">
            <text:p>Zegar stopera się zatrzyma, w oknie pod zegarem wyświetli się zatrzymany czas.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26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number-columns-repeated="4" table:style-name="ce72"/>
          <table:covered-table-cell table:style-name="ce146"/>
          <table:covered-table-cell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179" table:number-columns-repeated="4"/>
          <table:table-cell table:style-name="ce146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Wynik rzeczywisty</text:p>
          </table:table-cell>
          <table:table-cell table:style-name="ce167" office:value-type="string" table:number-columns-spanned="2" table:number-rows-spanned="2">
            <text:p>Odliczanie uruchomione</text:p>
          </table:table-cell>
          <table:covered-table-cell table:style-name="ce182"/>
          <table:table-cell table:style-name="ce89" office:value-type="string" table:number-columns-spanned="1" table:number-rows-spanned="2">
            <text:p>zegar zatrzymuje się, na liście pojawia się zatrzymany czas</text:p>
          </table:table-cell>
          <table:table-cell table:style-name="ce89" office:value-type="string" table:number-columns-spanned="1" table:number-rows-spanned="2">
            <text:p>zegar zatrzymuje się, na liście pojawia się zatrzymany czas</text:p>
          </table:table-cell>
          <table:table-cell table:style-name="ce89" office:value-type="string" table:number-columns-spanned="1" table:number-rows-spanned="2">
            <text:p>zegar zatrzymuje się, na liście pojawia się zatrzymany czas</text:p>
          </table:table-cell>
          <table:table-cell table:style-name="ce89" office:value-type="string" table:number-columns-spanned="1" table:number-rows-spanned="2">
            <text:p>zegar zatrzymuje się, na liście pojawia się zatrzymany czas</text:p>
          </table:table-cell>
          <table:table-cell table:style-name="ce76" office:value-type="string" table:number-columns-spanned="1" table:number-rows-spanned="2">
            <text:p>Przycisk „Stop” nie zatrzymuje zegara po 1 minucie odliczania.</text:p>
          </table:table-cell>
          <table:table-cell table:style-name="ce76" office:value-type="string" table:number-columns-spanned="1" table:number-rows-spanned="2">
            <text:p>Przycisk „Stop” nie zatrzymuje zegara po 1 minucie odliczania.</text:p>
          </table:table-cell>
          <table:table-cell table:style-name="ce146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26">
          <table:covered-table-cell/>
          <table:covered-table-cell table:number-columns-repeated="2" table:style-name="ce182"/>
          <table:covered-table-cell table:style-name="ce89"/>
          <table:covered-table-cell table:style-name="ce167"/>
          <table:covered-table-cell table:number-columns-repeated="4" table:style-name="ce76"/>
          <table:covered-table-cell table:style-name="ce146"/>
          <table:covered-table-cell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8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6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7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8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8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6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7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8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1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21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ól wyboru</text:p>
          </table:table-cell>
          <table:covered-table-cell table:number-columns-repeated="4"/>
          <table:table-cell table:style-name="ce83"/>
          <table:table-cell table:style-name="ce185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7-01" table:number-columns-spanned="5" table:number-rows-spanned="1">
            <text:p>2018-07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8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według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ąć przycisk „Oblicz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3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64" office:value-type="string">
            <text:p>5</text:p>
          </table:table-cell>
          <table:table-cell table:style-name="ce121"/>
          <table:table-cell table:style-name="ce92" table:number-columns-repeated="8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1</text:p>
          </table:table-cell>
          <table:covered-table-cell table:style-name="ce76"/>
          <table:table-cell table:style-name="ce77" office:value-type="string">
            <text:p>kliknij na strzałkę w polu wyboru wybierz cyfrę 0</text:p>
          </table:table-cell>
          <table:table-cell table:style-name="ce77" office:value-type="string">
            <text:p>kliknij na strzałkę w polu wyboru wybierz cyfrę 1</text:p>
          </table:table-cell>
          <table:table-cell table:style-name="ce77" office:value-type="string">
            <text:p>kliknij w pole wyboru i wpisz z klawiatury cyfrę 5</text:p>
          </table:table-cell>
          <table:table-cell table:style-name="ce77" office:value-type="string">
            <text:p>kliknij w pole wyboru i wpisz z klawiatury $%^&amp;</text:p>
          </table:table-cell>
          <table:table-cell table:style-name="ce77" office:value-type="string">
            <text:p>pozostawić pole puste</text:p>
          </table:table-cell>
          <table:table-cell table:style-name="ce120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2</text:p>
          </table:table-cell>
          <table:covered-table-cell table:style-name="ce76"/>
          <table:table-cell table:style-name="ce77" office:value-type="string">
            <text:p>kliknij na strzałkę w polu wyboru wybierz cyfrę 0</text:p>
          </table:table-cell>
          <table:table-cell table:style-name="ce77" office:value-type="string">
            <text:p>kliknij na strzałkę w polu wyboru wybierz cyfrę 1</text:p>
          </table:table-cell>
          <table:table-cell table:style-name="ce77" office:value-type="string">
            <text:p>kliknij na strzałkę w polu wyboru wybierz cyfrę 5</text:p>
          </table:table-cell>
          <table:table-cell table:style-name="ce77" office:value-type="string">
            <text:p>kliknij w pole wyboru i wpisz z klawiatury )(+=,&lt;&gt;</text:p>
          </table:table-cell>
          <table:table-cell table:style-name="ce77" office:value-type="string">
            <text:p>pozostawić pole puste</text:p>
          </table:table-cell>
          <table:table-cell table:style-name="ce120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7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number-columns-repeated="2" table:style-name="ce72"/>
          <table:table-cell table:style-name="ce72" office:value-type="string" table:number-columns-spanned="1" table:number-rows-spanned="2">
            <text:p>w polu „Wejście 1” oraz „Wejście 2” wyświetli się wybrana cyfra. W polu „Wejście 1 AND Wejście 2 =” wyświetli wynik 0 </text:p>
          </table:table-cell>
          <table:table-cell table:style-name="ce72" office:value-type="string" table:number-columns-spanned="1" table:number-rows-spanned="2">
            <text:p>w polu „Wejście 1” oraz „Wejście 2” wyświetli się wybrana cyfra. W polu „Wejście 1 AND Wejście 2 =” wyświetli wynik 1</text:p>
          </table:table-cell>
          <table:table-cell table:style-name="ce72" office:value-type="string" table:number-columns-spanned="1" table:number-rows-spanned="2">
            <text:p>w polu „Wejście 1” oraz „Wejście 2” aplikacja powinna blokować wpisanie cyfr z klawiatury powyżej wartości 1</text:p>
          </table:table-cell>
          <table:table-cell table:style-name="ce72" office:value-type="string" table:number-columns-spanned="1" table:number-rows-spanned="2">
            <text:p>w polu „Wejście 1” oraz „Wejście 2” aplikacja powinna blokować wpisanie cyfr z klawiatury powyżej wartości 1</text:p>
          </table:table-cell>
          <table:table-cell table:style-name="ce72" office:value-type="string" table:number-columns-spanned="1" table:number-rows-spanned="2">
            <text:p>Wyświetli się komunikat, że pole „Wejście 1” i „Wejście 2” nie może być pust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26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style-name="ce72"/>
          <table:covered-table-cell table:number-columns-repeated="3" table:style-name="ce73"/>
          <table:covered-table-cell table:style-name="ce146"/>
          <table:covered-table-cell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179" table:number-columns-repeated="4"/>
          <table:table-cell table:style-name="ce146"/>
          <table:table-cell table:number-columns-repeated="1014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126" office:value-type="string" table:number-columns-spanned="1" table:number-rows-spanned="2">
            <text:p>poprawne obliczenie</text:p>
          </table:table-cell>
          <table:table-cell table:style-name="ce126" office:value-type="string" table:number-columns-spanned="1" table:number-rows-spanned="2">
            <text:p>poprawne obliczenie</text:p>
          </table:table-cell>
          <table:table-cell table:style-name="ce119" office:value-type="string" table:number-columns-spanned="1" table:number-rows-spanned="2">
            <text:p>aplikacja pozwala na wpisanie cyfr powyżej 1, wyskakuje komunikat o błędzie aplikacji</text:p>
          </table:table-cell>
          <table:table-cell table:style-name="ce119" office:value-type="string" table:number-columns-spanned="1" table:number-rows-spanned="2">
            <text:p>aplikacja pozwala na wpisanie znaków specjalnych, wyskakuje komunikat o błędzie aplikacji</text:p>
          </table:table-cell>
          <table:table-cell table:style-name="ce119" office:value-type="string" table:number-columns-spanned="1" table:number-rows-spanned="2">
            <text:p>pojawia się komunikat informujący, że pole 1 nie może być puste</text:p>
          </table:table-cell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26">
          <table:covered-table-cell table:number-columns-repeated="3"/>
          <table:covered-table-cell table:style-name="ce126"/>
          <table:covered-table-cell table:style-name="ce125"/>
          <table:covered-table-cell table:style-name="ce119"/>
          <table:covered-table-cell table:number-columns-repeated="2" table:style-name="ce122"/>
          <table:covered-table-cell table:style-name="ce73"/>
          <table:covered-table-cell table:style-name="ce146"/>
          <table:covered-table-cell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5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5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 table:style-name="ce111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5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5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2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22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Weryfikacja przycisku „Oblicz”</text:p>
          </table:table-cell>
          <table:covered-table-cell table:number-columns-repeated="4"/>
          <table:table-cell table:style-name="ce83"/>
          <table:table-cell table:style-name="ce187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7-01" table:number-columns-spanned="5" table:number-rows-spanned="1">
            <text:p>2018-07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8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według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blicz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3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143" table:number-columns-repeated="2"/>
          <table:table-cell table:style-name="ce121" table:number-columns-repeated="2"/>
          <table:table-cell table:style-name="ce92" table:number-columns-repeated="8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1</text:p>
          </table:table-cell>
          <table:covered-table-cell table:style-name="ce76"/>
          <table:table-cell table:style-name="ce77" office:value-type="string">
            <text:p>0</text:p>
          </table:table-cell>
          <table:table-cell table:style-name="ce77" office:value-type="string">
            <text:p>1</text:p>
          </table:table-cell>
          <table:table-cell table:style-name="ce120" table:number-columns-repeated="4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2</text:p>
          </table:table-cell>
          <table:covered-table-cell table:style-name="ce76"/>
          <table:table-cell table:number-columns-repeated="2" table:style-name="ce77" office:value-type="string">
            <text:p>1</text:p>
          </table:table-cell>
          <table:table-cell table:style-name="ce120" table:number-columns-repeated="4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7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number-columns-repeated="2" table:style-name="ce72"/>
          <table:table-cell table:style-name="ce72" office:value-type="string" table:number-columns-spanned="1" table:number-rows-spanned="2">
            <text:p>Bramka zadziała prawidłowo. W polu „Wejście 1 AND Wejście 2 =” wyświetli wynik 0</text:p>
          </table:table-cell>
          <table:table-cell table:style-name="ce72" office:value-type="string" table:number-columns-spanned="1" table:number-rows-spanned="2">
            <text:p>Bramka zadziała prawidłowo. W polu „Wejście 1 AND Wejście 2 =” wyświetli wynik 1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26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number-columns-repeated="4" table:style-name="ce73"/>
          <table:covered-table-cell table:style-name="ce146"/>
          <table:covered-table-cell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179" table:number-columns-repeated="4"/>
          <table:table-cell table:style-name="ce146"/>
          <table:table-cell table:number-columns-repeated="1014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26">
          <table:covered-table-cell table:number-columns-repeated="3"/>
          <table:covered-table-cell table:style-name="ce168"/>
          <table:covered-table-cell table:style-name="ce186"/>
          <table:covered-table-cell table:number-columns-repeated="4" table:style-name="ce73"/>
          <table:covered-table-cell table:style-name="ce146"/>
          <table:covered-table-cell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2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2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3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2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4" table:default-cell-style-name="ce51"/>
        <table:table-column table:style-name="co17" table:number-columns-repeated="2" table:default-cell-style-name="ce51"/>
        <table:table-column table:style-name="co1" table:number-columns-repeated="1013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5" table:number-rows-spanned="1">
            <text:p>PT23</text:p>
          </table:table-cell>
          <table:covered-table-cell table:number-columns-repeated="4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4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5" table:number-rows-spanned="1">
            <text:p>Sprawdzenie poprawności obliczania bramki logicznej AND</text:p>
          </table:table-cell>
          <table:covered-table-cell table:number-columns-repeated="4"/>
          <table:table-cell table:style-name="ce83"/>
          <table:table-cell table:style-name="ce188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4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4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7-01" table:number-columns-spanned="5" table:number-rows-spanned="1">
            <text:p>2018-07-01</text:p>
          </table:table-cell>
          <table:covered-table-cell table:number-columns-repeated="4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4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5" table:number-rows-spanned="1"/>
          <table:covered-table-cell table:number-columns-repeated="4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4"/>
        </table:table-row>
        <table:table-row table:style-name="ro1">
          <table:table-cell table:style-name="ce49" table:number-columns-repeated="9"/>
          <table:table-cell table:style-name="ce87" office:value-type="string">
            <text:p>Bez testów</text:p>
          </table:table-cell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8" table:number-rows-spanned="2"/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8" table:number-rows-spanned="9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3"/>
          <table:table-cell office:value-type="string">
            <text:p><text:s/></text:p>
          </table:table-cell>
          <table:table-cell table:number-columns-repeated="1011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8" table:number-rows-spanned="2">
            <text:p>Brak</text:p>
          </table:table-cell>
          <table:covered-table-cell table:number-columns-repeated="7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7" table:number-rows-spanned="1">
            <text:p>Opis</text:p>
          </table:table-cell>
          <table:covered-table-cell table:number-columns-repeated="6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7" table:number-rows-spanned="1">
            <text:p>Uruchomienie aplikacji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7" table:number-rows-spanned="1">
            <text:p>Kliknięcie „Uruchom bez logowania”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7" table:number-rows-spanned="1">
            <text:p>Kliknięcie Zadania 8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7" table:number-rows-spanned="1">
            <text:p>Wypełnienie poszczególnych pól według przypadków testowych</text:p>
          </table:table-cell>
          <table:covered-table-cell table:number-columns-repeated="6" table:style-name="ce74"/>
          <table:table-cell table:number-columns-repeated="1015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7" table:number-rows-spanned="1">
            <text:p>Kliknięcie przycisku „Oblicz”</text:p>
          </table:table-cell>
          <table:covered-table-cell table:number-columns-repeated="6" table:style-name="ce74"/>
          <table:table-cell table:number-columns-repeated="1015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9">
          <table:table-cell table:style-name="ce50" office:value-type="string" table:number-columns-spanned="1" table:number-rows-spanned="3">
            <text:p>Przypadki testowe</text:p>
          </table:table-cell>
          <table:table-cell table:style-name="ce64" office:value-type="string" table:number-columns-spanned="2" table:number-rows-spanned="1">
            <text:p>Nazwa pola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121" table:number-columns-repeated="2"/>
          <table:table-cell table:style-name="ce92" table:number-columns-repeated="8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1</text:p>
          </table:table-cell>
          <table:covered-table-cell table:style-name="ce76"/>
          <table:table-cell table:number-columns-repeated="2" table:style-name="ce77" office:value-type="string">
            <text:p>1</text:p>
          </table:table-cell>
          <table:table-cell table:number-columns-repeated="2" table:style-name="ce77" office:value-type="string">
            <text:p>0</text:p>
          </table:table-cell>
          <table:table-cell table:style-name="ce120" table:number-columns-repeated="2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Wejście 2</text:p>
          </table:table-cell>
          <table:covered-table-cell table:style-name="ce76"/>
          <table:table-cell table:style-name="ce77" office:value-type="string">
            <text:p>1</text:p>
          </table:table-cell>
          <table:table-cell table:style-name="ce77" office:value-type="string">
            <text:p>0</text:p>
          </table:table-cell>
          <table:table-cell table:style-name="ce77" office:value-type="string">
            <text:p>1</text:p>
          </table:table-cell>
          <table:table-cell table:style-name="ce77" office:value-type="string">
            <text:p>0</text:p>
          </table:table-cell>
          <table:table-cell table:style-name="ce120" table:number-columns-repeated="2"/>
          <table:table-cell table:style-name="ce181"/>
          <table:table-cell table:style-name="ce107" table:number-columns-repeated="7"/>
          <table:table-cell table:number-columns-repeated="1007"/>
        </table:table-row>
        <table:table-row table:style-name="ro7">
          <table:table-cell/>
          <table:table-cell table:style-name="ce65"/>
          <table:table-cell table:style-name="ce73" table:number-columns-repeated="2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7"/>
        </table:table-row>
        <table:table-row table:style-name="ro7">
          <table:table-cell table:style-name="ce52" office:value-type="string" table:number-columns-spanned="3" table:number-rows-spanned="2">
            <text:p>Wynik oczekiwany</text:p>
          </table:table-cell>
          <table:covered-table-cell table:number-columns-repeated="2" table:style-name="ce72"/>
          <table:table-cell table:style-name="ce72" office:value-type="string" table:number-columns-spanned="1" table:number-rows-spanned="2">
            <text:p>W polu „Wejście 1 AND Wejście 2 =” wyświetli wynik 1</text:p>
          </table:table-cell>
          <table:table-cell table:style-name="ce72" office:value-type="string" table:number-columns-spanned="1" table:number-rows-spanned="2">
            <text:p>W polu „Wejście 1 AND Wejście 2 =” wyświetli wynik 0</text:p>
          </table:table-cell>
          <table:table-cell table:style-name="ce72" office:value-type="string" table:number-columns-spanned="1" table:number-rows-spanned="2">
            <text:p>W polu „Wejście 1 AND Wejście 2 =” wyświetli wynik 0</text:p>
          </table:table-cell>
          <table:table-cell table:style-name="ce72" office:value-type="string" table:number-columns-spanned="1" table:number-rows-spanned="2">
            <text:p>W polu „Wejście 1 AND Wejście 2 =” wyświetli wynik 0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3" table:number-columns-repeated="6"/>
          <table:table-cell table:number-columns-repeated="1007"/>
        </table:table-row>
        <table:table-row table:style-name="ro26">
          <table:covered-table-cell table:style-name="ce53"/>
          <table:covered-table-cell table:style-name="ce65"/>
          <table:covered-table-cell table:number-columns-repeated="2" table:style-name="ce73"/>
          <table:covered-table-cell table:style-name="ce79"/>
          <table:covered-table-cell table:style-name="ce72"/>
          <table:covered-table-cell table:number-columns-repeated="3" table:style-name="ce73"/>
          <table:covered-table-cell table:style-name="ce146"/>
          <table:covered-table-cell table:style-name="ce53"/>
          <table:table-cell table:style-name="ce53" table:number-columns-repeated="6"/>
          <table:table-cell table:number-columns-repeated="1007"/>
        </table:table-row>
        <table:table-row table:style-name="ro1">
          <table:table-cell table:style-name="ce49" table:number-columns-repeated="5"/>
          <table:table-cell table:style-name="ce179" table:number-columns-repeated="4"/>
          <table:table-cell table:style-name="ce146"/>
          <table:table-cell table:number-columns-repeated="1014"/>
        </table:table-row>
        <table:table-row table:style-name="ro7">
          <table:table-cell table:style-name="ce50" office:value-type="string" table:number-columns-spanned="3" table:number-rows-spanned="2">
            <text:p>Wynik rzeczywisty</text:p>
          </table:table-cell>
          <table:covered-table-cell table:style-name="ce66"/>
          <table:covered-table-cell/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82" office:value-type="string" table:number-columns-spanned="1" table:number-rows-spanned="2">
            <text:p>Bramka zadziałała prawidłowo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53" table:number-columns-spanned="1" table:number-rows-spanned="2"/>
          <table:table-cell table:number-columns-repeated="1013"/>
        </table:table-row>
        <table:table-row table:style-name="ro26">
          <table:covered-table-cell table:number-columns-repeated="3"/>
          <table:covered-table-cell table:style-name="ce111"/>
          <table:covered-table-cell table:style-name="ce66"/>
          <table:covered-table-cell table:style-name="ce72"/>
          <table:covered-table-cell table:number-columns-repeated="3" table:style-name="ce73"/>
          <table:covered-table-cell table:style-name="ce146"/>
          <table:covered-table-cell table:style-name="ce53"/>
          <table:table-cell table:number-columns-repeated="1013"/>
        </table:table-row>
        <table:table-row table:style-name="ro1">
          <table:table-cell table:style-name="ce49" table:number-columns-repeated="9"/>
          <table:table-cell table:number-columns-repeated="1015"/>
        </table:table-row>
        <table:table-row table:style-name="ro3">
          <table:table-cell table:style-name="ce54" office:value-type="string" table:number-columns-spanned="9" table:number-rows-spanned="1">
            <text:p>Kryteria oceny testu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5" office:value-type="string" table:number-columns-spanned="1" table:number-rows-spanned="4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style-name="ce55"/>
          <table:table-cell table:style-name="ce67" office:value-type="string">
            <text:p>4.</text:p>
          </table:table-cell>
          <table:table-cell table:style-name="ce66" office:value-type="string" table:number-columns-spanned="7" table:number-rows-spanned="1">
            <text:p>TAK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6" office:value-type="string" table:number-columns-spanned="1" table:number-rows-spanned="4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table:number-columns-spanned="7" table:number-rows-spanned="1"/>
          <table:covered-table-cell table:number-columns-repeated="6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4" table:style-name="ta2" table:print="false"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3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30" table:number-columns-repeated="2" table:default-cell-style-name="ce51"/>
        <table:table-column table:style-name="co31" table:default-cell-style-name="ce51"/>
        <table:table-column table:style-name="co30" table:default-cell-style-name="ce51"/>
        <table:table-column table:style-name="co1" table:number-columns-repeated="1011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6" table:number-rows-spanned="1">
            <text:p>PT24</text:p>
          </table:table-cell>
          <table:covered-table-cell table:number-columns-repeated="5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6" table:number-rows-spanned="1">
            <text:p>Weryfikacja pól tekstowych</text:p>
          </table:table-cell>
          <table:covered-table-cell table:number-columns-repeated="5"/>
          <table:table-cell table:style-name="ce83"/>
          <table:table-cell table:style-name="ce190" office:value-type="string" table:number-columns-spanned="2" table:number-rows-spanned="2">
            <text:p>nega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3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3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7-01" table:number-columns-spanned="6" table:number-rows-spanned="1">
            <text:p>2018-07-01</text:p>
          </table:table-cell>
          <table:covered-table-cell table:number-columns-repeated="5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3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6" table:number-rows-spanned="1"/>
          <table:covered-table-cell table:number-columns-repeated="5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3"/>
        </table:table-row>
        <table:table-row table:style-name="ro1">
          <table:table-cell table:style-name="ce49" table:number-columns-repeated="10"/>
          <table:table-cell table:style-name="ce87" office:value-type="string">
            <text:p>Bez testów</text:p>
          </table:table-cell>
          <table:table-cell table:number-columns-repeated="1013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9" table:number-rows-spanned="2"/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9" table:number-rows-spanned="9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9" table:number-rows-spanned="2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8" table:number-rows-spanned="1">
            <text:p>Opis</text:p>
          </table:table-cell>
          <table:covered-table-cell table:style-name="ce69"/>
          <table:covered-table-cell table:number-columns-repeated="6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8" table:number-rows-spanned="1">
            <text:p>Uruchomienie aplikacji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8" table:number-rows-spanned="1">
            <text:p>Kliknięcie „Uruchom bez logowania”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8" table:number-rows-spanned="1">
            <text:p>Kliknięcie Zadania 9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8" table:number-rows-spanned="1">
            <text:p>Wypełnienie poszczególnych pól według przypadków testowych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8" table:number-rows-spanned="1">
            <text:p>Kliknięcie przycisku „Ustaw nowy czas”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Format pola czas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Min/Max</text:p>
          </table:table-cell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3</text:p>
          </table:table-cell>
          <table:table-cell table:style-name="ce64" office:value-type="string">
            <text:p>4</text:p>
          </table:table-cell>
          <table:table-cell table:style-name="ce64" office:value-type="string">
            <text:p>5</text:p>
          </table:table-cell>
          <table:table-cell table:style-name="ce64" office:value-type="string">
            <text:p>6</text:p>
          </table:table-cell>
          <table:table-cell table:style-name="ce64" office:value-type="string">
            <text:p>7</text:p>
          </table:table-cell>
          <table:table-cell table:style-name="ce131" office:value-type="string">
            <text:p>8</text:p>
          </table:table-cell>
          <table:table-cell table:style-name="ce131" office:value-type="string">
            <text:p>9</text:p>
          </table:table-cell>
          <table:table-cell table:style-name="ce92" table:number-columns-repeated="5"/>
          <table:table-cell table:number-columns-repeated="1006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gg:mm:ss</text:p>
          </table:table-cell>
          <table:covered-table-cell table:style-name="ce76"/>
          <table:table-cell table:style-name="ce189" office:value-type="string">
            <text:p>00:00:00/23:59:59</text:p>
          </table:table-cell>
          <table:table-cell table:style-name="ce77" office:value-type="string">
            <text:p>00:00:00</text:p>
          </table:table-cell>
          <table:table-cell table:style-name="ce77" office:value-type="string">
            <text:p>23:59:59</text:p>
          </table:table-cell>
          <table:table-cell table:style-name="ce77" office:value-type="string">
            <text:p>24:60:60</text:p>
          </table:table-cell>
          <table:table-cell table:style-name="ce77" office:value-type="string">
            <text:p>60:60:60</text:p>
          </table:table-cell>
          <table:table-cell table:style-name="ce77" office:value-type="string">
            <text:p>@@:$$:%^</text:p>
          </table:table-cell>
          <table:table-cell table:style-name="ce77" office:value-type="string">
            <text:p>aa:bb:CC</text:p>
          </table:table-cell>
          <table:table-cell table:style-name="ce77" office:value-type="string">
            <text:p>55:73:94</text:p>
          </table:table-cell>
          <table:table-cell table:style-name="ce191" office:value-type="string">
            <text:p>6: 6: 6</text:p>
          </table:table-cell>
          <table:table-cell table:style-name="ce192" office:value-type="string">
            <text:p>pozostawić <text:s/>pole puste</text:p>
          </table:table-cell>
          <table:table-cell table:style-name="ce107" table:number-columns-repeated="5"/>
          <table:table-cell table:number-columns-repeated="1006"/>
        </table:table-row>
        <table:table-row table:style-name="ro7">
          <table:table-cell/>
          <table:table-cell table:style-name="ce65"/>
          <table:table-cell table:style-name="ce73" table:number-columns-repeated="3"/>
          <table:table-cell table:style-name="ce78"/>
          <table:table-cell table:style-name="ce73" table:number-columns-repeated="4"/>
          <table:table-cell table:style-name="ce146"/>
          <table:table-cell table:style-name="ce53" table:number-columns-repeated="7"/>
          <table:table-cell table:number-columns-repeated="1006"/>
        </table:table-row>
        <table:table-row table:style-name="ro7">
          <table:table-cell table:style-name="ce52" office:value-type="string" table:number-columns-spanned="4" table:number-rows-spanned="2">
            <text:p>Wynik oczekiwany</text:p>
          </table:table-cell>
          <table:covered-table-cell table:number-columns-repeated="3" table:style-name="ce72"/>
          <table:table-cell table:style-name="ce72" office:value-type="string" table:number-columns-spanned="1" table:number-rows-spanned="2">
            <text:p>Godzina zegara zmieni się na wpisane wartości</text:p>
          </table:table-cell>
          <table:table-cell table:style-name="ce72" office:value-type="string" table:number-columns-spanned="1" table:number-rows-spanned="2">
            <text:p>Godzina zegara zmieni się na wpisane wartości</text:p>
          </table:table-cell>
          <table:table-cell table:style-name="ce72" office:value-type="string" table:number-columns-spanned="1" table:number-rows-spanned="2">
            <text:p>Aplikacja powinna blokować wpisanie wyższych wartości niż ustalone maximum.</text:p>
          </table:table-cell>
          <table:table-cell table:style-name="ce72" office:value-type="string" table:number-columns-spanned="1" table:number-rows-spanned="2">
            <text:p>Aplikacja powinna blokować wpisanie wyższych wartości niż ustalone maximum.</text:p>
          </table:table-cell>
          <table:table-cell table:style-name="ce72" office:value-type="string" table:number-columns-spanned="1" table:number-rows-spanned="2">
            <text:p>Aplikacja powinna blokować wpisanie znaków specjalnych.</text:p>
          </table:table-cell>
          <table:table-cell table:style-name="ce72" office:value-type="string" table:number-columns-spanned="1" table:number-rows-spanned="2">
            <text:p>Aplikacja powinna blokować wpisanie liter.</text:p>
          </table:table-cell>
          <table:table-cell table:style-name="ce72" office:value-type="string" table:number-columns-spanned="1" table:number-rows-spanned="2">
            <text:p>Aplikacja powinna blokować wpisanie wyższych wartości niż ustalone maximum.</text:p>
          </table:table-cell>
          <table:table-cell table:style-name="ce72" office:value-type="string" table:number-columns-spanned="1" table:number-rows-spanned="2">
            <text:p>Aplikacja zaakceptuje format, zmieni czas na 06:06:06</text:p>
          </table:table-cell>
          <table:table-cell table:style-name="ce168" office:value-type="string" table:number-columns-spanned="1" table:number-rows-spanned="2">
            <text:p>Pojawi się komunikat że pole nie może być uste</text:p>
          </table:table-cell>
          <table:table-cell table:style-name="ce53" table:number-columns-repeated="5"/>
          <table:table-cell table:number-columns-repeated="1006"/>
        </table:table-row>
        <table:table-row table:style-name="ro26">
          <table:covered-table-cell table:style-name="ce53"/>
          <table:covered-table-cell table:style-name="ce65"/>
          <table:covered-table-cell table:number-columns-repeated="3" table:style-name="ce73"/>
          <table:covered-table-cell table:style-name="ce79"/>
          <table:covered-table-cell table:style-name="ce72"/>
          <table:covered-table-cell table:style-name="ce73"/>
          <table:covered-table-cell table:number-columns-repeated="2" table:style-name="ce72"/>
          <table:covered-table-cell table:style-name="ce66"/>
          <table:covered-table-cell table:number-columns-repeated="2" table:style-name="ce111"/>
          <table:table-cell table:style-name="ce53" table:number-columns-repeated="5"/>
          <table:table-cell table:number-columns-repeated="1006"/>
        </table:table-row>
        <table:table-row table:style-name="ro1">
          <table:table-cell table:style-name="ce49" table:number-columns-repeated="6"/>
          <table:table-cell table:style-name="ce179" table:number-columns-repeated="4"/>
          <table:table-cell table:style-name="ce146"/>
          <table:table-cell table:number-columns-repeated="1013"/>
        </table:table-row>
        <table:table-row table:style-name="ro7">
          <table:table-cell table:style-name="ce50" office:value-type="string" table:number-columns-spanned="4" table:number-rows-spanned="2">
            <text:p>Wynik rzeczywisty</text:p>
          </table:table-cell>
          <table:covered-table-cell table:style-name="ce66"/>
          <table:covered-table-cell/>
          <table:covered-table-cell table:style-name="ce111"/>
          <table:table-cell table:style-name="ce72" office:value-type="string" table:number-columns-spanned="1" table:number-rows-spanned="2">
            <text:p>Godzina zegara zmieniła się na wpisane wartości</text:p>
          </table:table-cell>
          <table:table-cell table:style-name="ce72" office:value-type="string" table:number-columns-spanned="1" table:number-rows-spanned="2">
            <text:p>Godzina zegara zmieniła się na wpisane wartości</text:p>
          </table:table-cell>
          <table:table-cell table:style-name="ce72" office:value-type="string" table:number-columns-spanned="1" table:number-rows-spanned="2">
            <text:p>aplikacja zmienia godzine zegara na 00:00:00 przyjmuje ze 60 to 00</text:p>
          </table:table-cell>
          <table:table-cell table:style-name="ce72" office:value-type="string" table:number-columns-spanned="1" table:number-rows-spanned="2">
            <text:p>Komunikat informujący, że czas jest nie poprawny</text:p>
          </table:table-cell>
          <table:table-cell table:style-name="ce72" office:value-type="string" table:number-columns-spanned="1" table:number-rows-spanned="2">
            <text:p>Aplikacja blokuje wpisanie znaków specjalnych.</text:p>
          </table:table-cell>
          <table:table-cell table:style-name="ce72" office:value-type="string" table:number-columns-spanned="1" table:number-rows-spanned="2">
            <text:p>Aplikacja blokuje wpisanie liter.</text:p>
          </table:table-cell>
          <table:table-cell table:style-name="ce125" office:value-type="string" table:number-columns-spanned="1" table:number-rows-spanned="2">
            <text:p>aplikacja pozwala na wpisanie cyfry powyżej 59, pojawia się komunikat o niepoprawnym czasie</text:p>
          </table:table-cell>
          <table:table-cell table:style-name="ce72" office:value-type="string" table:number-columns-spanned="1" table:number-rows-spanned="2">
            <text:p>Aplikacja akceptuje format, zmienia czas na 06:06:06</text:p>
          </table:table-cell>
          <table:table-cell table:style-name="ce72" office:value-type="string" table:number-columns-spanned="1" table:number-rows-spanned="2">
            <text:p>Komunikat informujący, że czas jest nie poprawny</text:p>
          </table:table-cell>
          <table:table-cell table:number-columns-repeated="1011"/>
        </table:table-row>
        <table:table-row table:style-name="ro26">
          <table:covered-table-cell table:number-columns-repeated="4"/>
          <table:covered-table-cell table:style-name="ce111"/>
          <table:covered-table-cell table:style-name="ce66"/>
          <table:covered-table-cell table:style-name="ce72"/>
          <table:covered-table-cell table:style-name="ce73"/>
          <table:covered-table-cell table:number-columns-repeated="2" table:style-name="ce72"/>
          <table:covered-table-cell table:style-name="ce125"/>
          <table:covered-table-cell table:number-columns-repeated="2" table:style-name="ce126"/>
          <table:table-cell table:number-columns-repeated="1011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3">
          <table:table-cell table:style-name="ce54" office:value-type="string" table:number-columns-spanned="10" table:number-rows-spanned="1">
            <text:p>Kryteria oceny testu: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55" office:value-type="string" table:number-columns-spanned="1" table:number-rows-spanned="9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2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3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4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5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6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7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8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5"/>
          <table:table-cell table:style-name="ce67" office:value-type="string">
            <text:p>9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table-cell table:style-name="ce56" office:value-type="string" table:number-columns-spanned="1" table:number-rows-spanned="9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2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3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4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5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6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7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8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>
          <table:covered-table-cell table:style-name="ce56"/>
          <table:table-cell table:style-name="ce68" office:value-type="string">
            <text:p>9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25" table:style-name="ta2" table:print="false">
        <office:forms form:automatic-focus="false" form:apply-design-mode="false"/>
        <table:table-column table:style-name="co11" table:default-cell-style-name="ce51"/>
        <table:table-column table:style-name="co1" table:number-columns-repeated="2" table:default-cell-style-name="ce51"/>
        <table:table-column table:style-name="co24" table:number-columns-repeated="3" table:default-cell-style-name="ce51"/>
        <table:table-column table:style-name="co32" table:default-cell-style-name="ce51"/>
        <table:table-column table:style-name="co33" table:default-cell-style-name="ce51"/>
        <table:table-column table:style-name="co34" table:default-cell-style-name="ce51"/>
        <table:table-column table:style-name="co30" table:number-columns-repeated="2" table:default-cell-style-name="ce51"/>
        <table:table-column table:style-name="co31" table:default-cell-style-name="ce51"/>
        <table:table-column table:style-name="co30" table:default-cell-style-name="ce51"/>
        <table:table-column table:style-name="co1" table:number-columns-repeated="1011" table:default-cell-style-name="ce51"/>
        <table:table-row table:style-name="ro3">
          <table:table-cell table:style-name="ce48" office:value-type="string">
            <text:p>ID Procedury testowej:</text:p>
          </table:table-cell>
          <table:table-cell table:style-name="ce57" office:value-type="string" table:number-columns-spanned="6" table:number-rows-spanned="1">
            <text:p>PT25</text:p>
          </table:table-cell>
          <table:covered-table-cell table:number-columns-repeated="5"/>
          <table:table-cell table:style-name="ce83"/>
          <table:table-cell table:style-name="ce84" office:value-type="string" table:number-columns-spanned="2" table:number-rows-spanned="1">
            <text:p>Wynik testu</text:p>
          </table:table-cell>
          <table:covered-table-cell/>
          <table:table-cell table:style-name="ce87" office:value-type="string">
            <text:p>Przed testami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Nazwa procedury testowej:</text:p>
          </table:table-cell>
          <table:table-cell table:style-name="ce57" office:value-type="string" table:number-columns-spanned="6" table:number-rows-spanned="1">
            <text:p>Weryfikacja przycisku „Ustaw nowy czas”</text:p>
          </table:table-cell>
          <table:covered-table-cell table:number-columns-repeated="5"/>
          <table:table-cell table:style-name="ce83"/>
          <table:table-cell table:style-name="ce193" office:value-type="string" table:number-columns-spanned="2" table:number-rows-spanned="2">
            <text:p>pozytywny</text:p>
          </table:table-cell>
          <table:covered-table-cell/>
          <table:table-cell table:style-name="ce87" office:value-type="string">
            <text:p>Testowany</text:p>
          </table:table-cell>
          <table:table-cell table:number-columns-repeated="1013"/>
        </table:table-row>
        <table:table-row table:style-name="ro8">
          <table:table-cell table:style-name="ce48" office:value-type="string">
            <text:p>Tester:</text:p>
          </table:table-cell>
          <table:table-cell table:style-name="ce57" office:value-type="string" table:number-columns-spanned="5" table:number-rows-spanned="1">
            <text:p>K.Misiak</text:p>
          </table:table-cell>
          <table:covered-table-cell table:number-columns-repeated="4"/>
          <table:table-cell/>
          <table:table-cell table:style-name="ce83"/>
          <table:covered-table-cell table:number-columns-repeated="2"/>
          <table:table-cell table:style-name="ce87" office:value-type="string">
            <text:p>Pozytywny</text:p>
          </table:table-cell>
          <table:table-cell table:number-columns-repeated="1013"/>
        </table:table-row>
        <table:table-row table:style-name="ro3">
          <table:table-cell table:style-name="ce48" office:value-type="string">
            <text:p>Data stworzenia procedury:</text:p>
          </table:table-cell>
          <table:table-cell table:style-name="ce58" office:value-type="date" office:date-value="2018-07-01" table:number-columns-spanned="6" table:number-rows-spanned="1">
            <text:p>2018-07-01</text:p>
          </table:table-cell>
          <table:covered-table-cell table:number-columns-repeated="5"/>
          <table:table-cell table:style-name="ce83" table:number-columns-repeated="3"/>
          <table:table-cell table:style-name="ce87" office:value-type="string">
            <text:p>Negatywny</text:p>
          </table:table-cell>
          <table:table-cell table:number-columns-repeated="1013"/>
        </table:table-row>
        <table:table-row table:style-name="ro1">
          <table:table-cell table:style-name="ce48" office:value-type="string">
            <text:p>Wersja systemu:</text:p>
          </table:table-cell>
          <table:table-cell table:style-name="ce59" table:number-columns-spanned="6" table:number-rows-spanned="1"/>
          <table:covered-table-cell table:number-columns-repeated="5"/>
          <table:table-cell table:style-name="ce83"/>
          <table:table-cell table:style-name="ce86" office:value-type="string" table:number-columns-spanned="2" table:number-rows-spanned="1">
            <text:p><text:a xlink:href="#WarunkiTestowe">Warunki Testowe</text:a></text:p>
          </table:table-cell>
          <table:covered-table-cell/>
          <table:table-cell table:style-name="ce87" office:value-type="string">
            <text:p>Decyzja</text:p>
          </table:table-cell>
          <table:table-cell table:number-columns-repeated="1013"/>
        </table:table-row>
        <table:table-row table:style-name="ro1">
          <table:table-cell table:style-name="ce49" table:number-columns-repeated="10"/>
          <table:table-cell table:style-name="ce87" office:value-type="string">
            <text:p>Bez testów</text:p>
          </table:table-cell>
          <table:table-cell table:number-columns-repeated="1013"/>
        </table:table-row>
        <table:table-row table:style-name="ro7">
          <table:table-cell table:style-name="ce50" office:value-type="string" table:number-columns-spanned="1" table:number-rows-spanned="2">
            <text:p>Przedmiot testu:</text:p>
          </table:table-cell>
          <table:table-cell table:style-name="ce60" table:number-columns-spanned="9" table:number-rows-spanned="2"/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9">
            <text:p>Do przygotowania:</text:p>
          </table:table-cell>
          <table:table-cell table:style-name="ce61" office:value-type="string" table:number-columns-spanned="9" table:number-rows-spanned="9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2">
            <text:p>Warunek początkowy</text:p>
          </table:table-cell>
          <table:table-cell table:style-name="ce60" office:value-type="string" table:number-columns-spanned="9" table:number-rows-spanned="2">
            <text:p>Brak</text:p>
          </table:table-cell>
          <table:covered-table-cell table:number-columns-repeated="8"/>
          <table:table-cell table:number-columns-repeated="1014"/>
        </table:table-row>
        <table:table-row table:style-name="ro7">
          <table:covered-table-cell table:number-columns-repeated="10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7">
          <table:table-cell table:style-name="ce50" office:value-type="string" table:number-columns-spanned="1" table:number-rows-spanned="6">
            <text:p>Kroki testowe:</text:p>
          </table:table-cell>
          <table:table-cell table:style-name="ce62" office:value-type="string">
            <text:p>NR</text:p>
          </table:table-cell>
          <table:table-cell table:style-name="ce69" office:value-type="string" table:number-columns-spanned="8" table:number-rows-spanned="1">
            <text:p>Opis</text:p>
          </table:table-cell>
          <table:covered-table-cell table:style-name="ce69"/>
          <table:covered-table-cell table:number-columns-repeated="6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1.</text:p>
          </table:table-cell>
          <table:table-cell table:style-name="ce70" office:value-type="string" table:number-columns-spanned="8" table:number-rows-spanned="1">
            <text:p>Uruchomienie aplikacji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2.</text:p>
          </table:table-cell>
          <table:table-cell table:style-name="ce70" office:value-type="string" table:number-columns-spanned="8" table:number-rows-spanned="1">
            <text:p>Kliknięcie „Uruchom bez logowania”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3.</text:p>
          </table:table-cell>
          <table:table-cell table:style-name="ce70" office:value-type="string" table:number-columns-spanned="8" table:number-rows-spanned="1">
            <text:p>Kliknięcie Zadania 9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4.</text:p>
          </table:table-cell>
          <table:table-cell table:style-name="ce70" office:value-type="string" table:number-columns-spanned="8" table:number-rows-spanned="1">
            <text:p>Wypełnienie poszczególnych pól według przypadków testowych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7">
          <table:covered-table-cell/>
          <table:table-cell table:style-name="ce63" office:value-type="string">
            <text:p>5.</text:p>
          </table:table-cell>
          <table:table-cell table:style-name="ce70" office:value-type="string" table:number-columns-spanned="8" table:number-rows-spanned="1">
            <text:p>Kliknięcie przycisku „Ustaw nowy czas”</text:p>
          </table:table-cell>
          <table:covered-table-cell table:style-name="ce70"/>
          <table:covered-table-cell table:number-columns-repeated="6" table:style-name="ce74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9">
          <table:table-cell table:style-name="ce50" office:value-type="string" table:number-columns-spanned="1" table:number-rows-spanned="2">
            <text:p>Przypadki testowe</text:p>
          </table:table-cell>
          <table:table-cell table:style-name="ce64" office:value-type="string" table:number-columns-spanned="2" table:number-rows-spanned="1">
            <text:p>Format pola czas</text:p>
          </table:table-cell>
          <table:covered-table-cell table:style-name="ce64" office:value-type="string">
            <text:p>2</text:p>
          </table:covered-table-cell>
          <table:table-cell table:style-name="ce64" office:value-type="string">
            <text:p>Min/Max</text:p>
          </table:table-cell>
          <table:table-cell table:style-name="ce64" office:value-type="string">
            <text:p>1</text:p>
          </table:table-cell>
          <table:table-cell table:style-name="ce121" table:number-columns-repeated="8"/>
          <table:table-cell table:style-name="ce92" table:number-columns-repeated="5"/>
          <table:table-cell table:number-columns-repeated="1006"/>
        </table:table-row>
        <table:table-row table:style-name="ro26">
          <table:covered-table-cell/>
          <table:table-cell table:style-name="ce184" office:value-type="string" table:number-columns-spanned="2" table:number-rows-spanned="1">
            <text:p>gg:mm:ss</text:p>
          </table:table-cell>
          <table:covered-table-cell table:style-name="ce76"/>
          <table:table-cell table:style-name="ce189" office:value-type="string">
            <text:p>00:00:00/23:59:59</text:p>
          </table:table-cell>
          <table:table-cell table:style-name="ce77" office:value-type="string">
            <text:p>16:28:50</text:p>
          </table:table-cell>
          <table:table-cell table:style-name="ce120" table:number-columns-repeated="3"/>
          <table:table-cell table:style-name="ce80"/>
          <table:table-cell table:style-name="ce120" table:number-columns-repeated="2"/>
          <table:table-cell table:style-name="ce194"/>
          <table:table-cell table:style-name="ce195"/>
          <table:table-cell table:style-name="ce107" table:number-columns-repeated="5"/>
          <table:table-cell table:number-columns-repeated="1006"/>
        </table:table-row>
        <table:table-row table:style-name="ro7">
          <table:table-cell/>
          <table:table-cell table:style-name="ce65"/>
          <table:table-cell table:style-name="ce73" table:number-columns-repeated="3"/>
          <table:table-cell table:style-name="ce78"/>
          <table:table-cell table:style-name="ce73" table:number-columns-repeated="4"/>
          <table:table-cell table:style-name="ce146" table:number-columns-repeated="3"/>
          <table:table-cell table:style-name="ce53" table:number-columns-repeated="5"/>
          <table:table-cell table:number-columns-repeated="1006"/>
        </table:table-row>
        <table:table-row table:style-name="ro7">
          <table:table-cell table:style-name="ce52" office:value-type="string" table:number-columns-spanned="4" table:number-rows-spanned="2">
            <text:p>Wynik oczekiwany</text:p>
          </table:table-cell>
          <table:covered-table-cell table:number-columns-repeated="3" table:style-name="ce72"/>
          <table:table-cell table:style-name="ce72" office:value-type="string" table:number-columns-spanned="1" table:number-rows-spanned="2">
            <text:p>Godzina zegara zmieni się na wpisane wartośc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69" table:number-columns-spanned="1" table:number-rows-spanned="2"/>
          <table:table-cell table:style-name="ce53" table:number-columns-repeated="5"/>
          <table:table-cell table:number-columns-repeated="1006"/>
        </table:table-row>
        <table:table-row table:style-name="ro26">
          <table:covered-table-cell table:style-name="ce53"/>
          <table:covered-table-cell table:style-name="ce65"/>
          <table:covered-table-cell table:number-columns-repeated="3" table:style-name="ce73"/>
          <table:covered-table-cell table:style-name="ce78"/>
          <table:covered-table-cell table:number-columns-repeated="4" table:style-name="ce73"/>
          <table:covered-table-cell table:number-columns-repeated="3" table:style-name="ce146"/>
          <table:table-cell table:style-name="ce53" table:number-columns-repeated="5"/>
          <table:table-cell table:number-columns-repeated="1006"/>
        </table:table-row>
        <table:table-row table:style-name="ro1">
          <table:table-cell table:style-name="ce49" table:number-columns-repeated="6"/>
          <table:table-cell table:style-name="ce179" table:number-columns-repeated="4"/>
          <table:table-cell table:style-name="ce146"/>
          <table:table-cell table:style-name="ce163" table:number-columns-repeated="2"/>
          <table:table-cell table:number-columns-repeated="1011"/>
        </table:table-row>
        <table:table-row table:style-name="ro7">
          <table:table-cell table:style-name="ce50" office:value-type="string" table:number-columns-spanned="4" table:number-rows-spanned="2">
            <text:p>Wynik rzeczywisty</text:p>
          </table:table-cell>
          <table:covered-table-cell table:style-name="ce66"/>
          <table:covered-table-cell/>
          <table:covered-table-cell table:style-name="ce111"/>
          <table:table-cell table:style-name="ce82" office:value-type="string" table:number-columns-spanned="1" table:number-rows-spanned="2">
            <text:p>poprawna zmiana czasu</text:p>
          </table:table-cell>
          <table:table-cell table:style-name="ce146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46" table:number-columns-spanned="1" table:number-rows-spanned="2"/>
          <table:table-cell table:style-name="ce146" table:number-columns-spanned="1" table:number-rows-spanned="2"/>
          <table:table-cell table:style-name="ce146" table:number-columns-spanned="1" table:number-rows-spanned="2"/>
          <table:table-cell table:number-columns-repeated="1011"/>
        </table:table-row>
        <table:table-row table:style-name="ro26">
          <table:covered-table-cell table:number-columns-repeated="4"/>
          <table:covered-table-cell table:style-name="ce111"/>
          <table:covered-table-cell table:style-name="ce146"/>
          <table:covered-table-cell table:number-columns-repeated="4" table:style-name="ce73"/>
          <table:covered-table-cell table:number-columns-repeated="3" table:style-name="ce146"/>
          <table:table-cell table:number-columns-repeated="1011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3">
          <table:table-cell table:style-name="ce54" office:value-type="string" table:number-columns-spanned="10" table:number-rows-spanned="1">
            <text:p>Kryteria oceny testu:</text:p>
          </table:table-cell>
          <table:covered-table-cell table:number-columns-repeated="9"/>
          <table:table-cell table:number-columns-repeated="1014"/>
        </table:table-row>
        <table:table-row table:style-name="ro18">
          <table:table-cell table:style-name="ce55" office:value-type="string">
            <text:p>Pozytywny</text:p>
          </table:table-cell>
          <table:table-cell table:style-name="ce67" office:value-type="string">
            <text:p>1.</text:p>
          </table:table-cell>
          <table:table-cell table:style-name="ce66" office:value-type="string" table:number-columns-spanned="8" table:number-rows-spanned="1">
            <text:p>TAK</text:p>
          </table:table-cell>
          <table:covered-table-cell table:style-name="ce66"/>
          <table:covered-table-cell table:number-columns-repeated="6"/>
          <table:table-cell table:number-columns-repeated="1014"/>
        </table:table-row>
        <table:table-row table:style-name="ro18">
          <table:table-cell table:style-name="ce56" office:value-type="string">
            <text:p>Negatywny</text:p>
          </table:table-cell>
          <table:table-cell table:style-name="ce68" office:value-type="string">
            <text:p>1.</text:p>
          </table:table-cell>
          <table:table-cell table:style-name="ce66" table:number-columns-spanned="8" table:number-rows-spanned="1"/>
          <table:covered-table-cell table:style-name="ce66"/>
          <table:covered-table-cell table:number-columns-repeated="6"/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Calibri3" svg:font-family="Calibri"/>
    <style:font-face style:name="Century Gothic1" svg:font-family="'Century Gothic'"/>
    <style:font-face style:name="Czcionka tekstu podstawowego" svg:font-family="'Czcionka tekstu podstawowego'"/>
    <style:font-face style:name="Arial1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zł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  </number:text>
    </number:number-style>
    <number:number-style style:name="N131P1" style:volatile="true">
      <number:text>-</number:text>
      <number:number number:decimal-places="0" number:min-integer-digits="1" number:grouping="true"/>
      <number:text>      </number:text>
    </number:number-style>
    <number:number-style style:name="N131P2" style:volatile="true">
      <number:text> -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zł </number:text>
    </number:number-style>
    <number:number-style style:name="N135P1" style:volatile="true">
      <number:text>-</number:text>
      <number:number number:decimal-places="0" number:min-integer-digits="1" number:grouping="true"/>
      <number:text> zł </number:text>
    </number:number-style>
    <number:number-style style:name="N135P2" style:volatile="true">
      <number:text> -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  </number:text>
    </number:number-style>
    <number:number-style style:name="N139P1" style:volatile="true">
      <number:text>-</number:text>
      <number:number number:decimal-places="2" number:min-integer-digits="1" number:grouping="true"/>
      <number:text>      </number:text>
    </number:number-style>
    <number:number-style style:name="N139P2" style:volatile="true">
      <number:text> -</number:text>
      <number:number number: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zł </number:text>
    </number:number-style>
    <number:number-style style:name="N143P1" style:volatile="true">
      <number:text>-</number:text>
      <number:number number:decimal-places="2" number:min-integer-digits="1" number:grouping="true"/>
      <number:text> zł </number:text>
    </number:number-style>
    <number:number-style style:name="N143P2" style:volatile="true">
      <number:text> -</number:text>
      <number:number number:decimal-places="0" number:min-integer-digits="0"/>
      <number:text> zł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number-style style:name="N150">
      <number:number number:decimal-places="0" number:min-integer-digits="20"/>
    </number:number-style>
    <number:number-style style:name="N151">
      <number:number number:decimal-places="0" number:min-integer-digits="0"/>
    </number:number-style>
    <number:number-style style:name="N152">
      <number:number number:decimal-places="0" number:min-integer-digits="3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" fo:font-size="11pt" style:font-name-asian="Czcionka tekstu podstawowego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b6dde8"/>
    </style:style>
    <style:style style:name="cf2" style:family="table-cell" style:parent-style-name="Default" style:data-style-name="N0">
      <style:table-cell-properties fo:background-color="#d8d8d8"/>
    </style:style>
    <style:style style:name="cf3" style:family="table-cell" style:parent-style-name="Default" style:data-style-name="N0">
      <style:table-cell-properties fo:background-color="#0070c0"/>
    </style:style>
    <style:style style:name="cf4" style:family="table-cell" style:parent-style-name="Default" style:data-style-name="N0">
      <style:table-cell-properties fo:background-color="#ffc000"/>
    </style:style>
    <style:style style:name="cf5" style:family="table-cell" style:parent-style-name="Default" style:data-style-name="N0">
      <style:table-cell-properties fo:background-color="#ff0000"/>
    </style:style>
    <style:style style:name="cf6" style:family="table-cell" style:parent-style-name="Default" style:data-style-name="N0">
      <style:table-cell-properties fo:background-color="#92d050"/>
    </style:style>
    <style:style style:name="Hiperłącze" style:family="table-cell" style:parent-style-name="Default" style:data-style-name="N0">
      <style:text-properties fo:color="#0000ff" style:font-name="Arial1" fo:font-size="10pt" style:text-underline-style="solid" style:text-underline-width="auto" style:text-underline-color="font-color" style:font-name-asian="Arial3" style:font-size-asian="10pt" style:font-name-complex="Arial3" style:font-size-complex="10pt"/>
    </style:style>
    <style:style style:name="Hiperłącze_20_2" style:display-name="Hiperłącze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ny_20_2" style:display-name="Normalny 2" style:family="table-cell" style:parent-style-name="Default" style:data-style-name="N0">
      <style:table-cell-properties fo:background-color="transparent" style:vertical-align="automatic"/>
    </style:style>
    <style:style style:name="Normalny_20_3" style:display-name="Normalny 3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3" style:font-size-asian="10pt" style:font-name-complex="Arial3" style:font-size-complex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7/13/2018</text:date>, <text:time>13:15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Warunki_20_testowe" style:display-name="PageStyle_Warunki testow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" style:display-name="PageStyle_Warunki testow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" style:display-name="PageStyle_Warunki testowe 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3" style:display-name="PageStyle_Warunki testowe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4" style:display-name="PageStyle_Warunki testowe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5" style:display-name="PageStyle_Warunki testowe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6" style:display-name="PageStyle_Warunki testowe 6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7" style:display-name="PageStyle_Warunki testowe 7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8" style:display-name="PageStyle_Warunki testowe 8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9" style:display-name="PageStyle_Warunki testowe 9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0" style:display-name="PageStyle_Warunki testowe 10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1" style:display-name="PageStyle_Warunki testowe 1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2" style:display-name="PageStyle_Warunki testowe 1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3" style:display-name="PageStyle_Warunki testowe 1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4" style:display-name="PageStyle_Warunki testowe 1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5" style:display-name="PageStyle_Warunki testowe 1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6" style:display-name="PageStyle_Warunki testowe 16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7" style:display-name="PageStyle_Warunki testowe 17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8" style:display-name="PageStyle_Warunki testowe 18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19" style:display-name="PageStyle_Warunki testowe 19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0" style:display-name="PageStyle_Warunki testowe 20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1" style:display-name="PageStyle_Warunki testowe 2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2" style:display-name="PageStyle_Warunki testowe 2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3" style:display-name="PageStyle_Warunki testowe 2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4" style:display-name="PageStyle_Warunki testowe 2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5" style:display-name="PageStyle_Warunki testowe 2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runki_20_testowe_20_26" style:display-name="PageStyle_Warunki testowe 26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title>Plan Testów Szablon</dc:title>
    <dc:description>Jest to plan testów przygotowany dla celów dydaktycznych dla studentów WSIZ Copernicus we Wrocławiu.</dc:description>
    <meta:creation-date>2017-12-08T21:56:19.80</meta:creation-date>
    <meta:editing-duration>P1DT1H29M47S</meta:editing-duration>
    <meta:editing-cycles>140</meta:editing-cycles>
    <dc:date>2018-07-13T13:15:46.09</dc:date>
    <meta:document-statistic meta:table-count="28" meta:cell-count="2557" meta:object-count="0"/>
  </office:meta>
</office:document-meta>
</file>